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031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2492in"/>
    </style:style>
    <style:style style:name="co12" style:family="table-column">
      <style:table-column-properties fo:break-before="auto" style:column-width="0.9591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4827in"/>
    </style:style>
    <style:style style:name="co15" style:family="table-column">
      <style:table-column-properties fo:break-before="auto" style:column-width="1.1457in"/>
    </style:style>
    <style:style style:name="co16" style:family="table-column">
      <style:table-column-properties fo:break-before="auto" style:column-width="1.0008in"/>
    </style:style>
    <style:style style:name="co17" style:family="table-column">
      <style:table-column-properties fo:break-before="auto" style:column-width="1.0728in"/>
    </style:style>
    <style:style style:name="co18" style:family="table-column">
      <style:table-column-properties fo:break-before="auto" style:column-width="0.3783in"/>
    </style:style>
    <style:style style:name="co19" style:family="table-column">
      <style:table-column-properties fo:break-before="auto" style:column-width="0.3063in"/>
    </style:style>
    <style:style style:name="co20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151">
            <text:p>15.1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182">
            <text:p>18.2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266">
            <text:p>26.6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14267">
            <text:p>14267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14538">
            <text:p>14538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5481">
            <text:p>15481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2-04">
            <text:p>2021-02-04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84 - 1.17)">
            <text:p>(0.84 - 1.17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01">
            <text:p>1.01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6" table:number-columns-repeated="3" table:default-cell-style-name="Default"/>
        <table:table-column table:style-name="co14" table:number-columns-repeated="3" table:default-cell-style-name="Default"/>
        <table:table-column table:style-name="co15" table:number-columns-repeated="3" table:default-cell-style-name="Default"/>
        <table:table-column table:style-name="co16" table:number-columns-repeated="3" table:default-cell-style-name="Default"/>
        <table:table-column table:style-name="co12" table:number-columns-repeated="3" table:default-cell-style-name="Default"/>
        <table:table-column table:style-name="co17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978.125">
            <text:p>978.12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66373432508463">
            <text:p>0.0466373433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6749378327754">
            <text:p>1.167493783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5.2064335822581">
            <text:p>15.206433582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045.25">
            <text:p>1045.25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464431707100329">
            <text:p>0.0464431707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6677875497209">
            <text:p>1.166778755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5.2685823468325">
            <text:p>15.268582346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757.375">
            <text:p>757.375</text:p>
          </table:table-cell>
          <table:table-cell office:value-type="float" office:value="1188.625">
            <text:p>1188.625</text:p>
          </table:table-cell>
          <table:table-cell office:value-type="float" office:value="0.00795121951219512">
            <text:p>0.0079512195</text:p>
          </table:table-cell>
          <table:table-cell office:value-type="float" office:value="0.0536232653639196">
            <text:p>0.0536232654</text:p>
          </table:table-cell>
          <table:table-cell office:value-type="float" office:value="0.050036834350663">
            <text:p>0.0500368344</text:p>
          </table:table-cell>
          <table:table-cell office:value-type="float" office:value="1.02795318320048">
            <text:p>1.0279531832</text:p>
          </table:table-cell>
          <table:table-cell office:value-type="float" office:value="1.19331731976677">
            <text:p>1.1933173198</text:p>
          </table:table-cell>
          <table:table-cell office:value-type="float" office:value="1.18003614241932">
            <text:p>1.1800361424</text:p>
          </table:table-cell>
          <table:table-cell office:value-type="float" office:value="0">
            <text:p>0</text:p>
          </table:table-cell>
          <table:table-cell office:value-type="float" office:value="13.2697961990565">
            <text:p>13.2697961991</text:p>
          </table:table-cell>
          <table:table-cell office:value-type="float" office:value="14.1964919243125">
            <text:p>14.196491924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9955">
            <text:p>9955</text:p>
          </table:table-cell>
          <table:table-cell office:value-type="float" office:value="14994">
            <text:p>14994</text:p>
          </table:table-cell>
          <table:table-cell office:value-type="float" office:value="24927">
            <text:p>24927</text:p>
          </table:table-cell>
          <table:table-cell office:value-type="float" office:value="189.125">
            <text:p>189.125</text:p>
          </table:table-cell>
          <table:table-cell office:value-type="float" office:value="747.25">
            <text:p>747.25</text:p>
          </table:table-cell>
          <table:table-cell office:value-type="float" office:value="1384">
            <text:p>1384</text:p>
          </table:table-cell>
          <table:table-cell office:value-type="float" office:value="0.0189979909593169">
            <text:p>0.018997991</text:p>
          </table:table-cell>
          <table:table-cell office:value-type="float" office:value="0.0498366013071895">
            <text:p>0.0498366013</text:p>
          </table:table-cell>
          <table:table-cell office:value-type="float" office:value="0.0555221246038432">
            <text:p>0.0555221246</text:p>
          </table:table-cell>
          <table:table-cell office:value-type="float" office:value="1.06720037873217">
            <text:p>1.0672003787</text:p>
          </table:table-cell>
          <table:table-cell office:value-type="float" office:value="1.17929613076167">
            <text:p>1.1792961308</text:p>
          </table:table-cell>
          <table:table-cell office:value-type="float" office:value="1.20036954050168">
            <text:p>1.2003695405</text:p>
          </table:table-cell>
          <table:table-cell office:value-type="float" office:value="0">
            <text:p>0</text:p>
          </table:table-cell>
          <table:table-cell office:value-type="float" office:value="14.2521603454953">
            <text:p>14.2521603455</text:p>
          </table:table-cell>
          <table:table-cell office:value-type="float" office:value="12.8276142098316">
            <text:p>12.827614209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668">
            <text:p>15668</text:p>
          </table:table-cell>
          <table:table-cell office:value-type="float" office:value="26179">
            <text:p>26179</text:p>
          </table:table-cell>
          <table:table-cell office:value-type="float" office:value="397">
            <text:p>397</text:p>
          </table:table-cell>
          <table:table-cell office:value-type="float" office:value="741.625">
            <text:p>741.625</text:p>
          </table:table-cell>
          <table:table-cell office:value-type="float" office:value="1118.625">
            <text:p>1118.625</text:p>
          </table:table-cell>
          <table:table-cell office:value-type="float" office:value="0.0376660341555977">
            <text:p>0.0376660342</text:p>
          </table:table-cell>
          <table:table-cell office:value-type="float" office:value="0.0473337375542507">
            <text:p>0.0473337376</text:p>
          </table:table-cell>
          <table:table-cell office:value-type="float" office:value="0.0427298598112991">
            <text:p>0.0427298598</text:p>
          </table:table-cell>
          <table:table-cell office:value-type="float" office:value="1.13461183059745">
            <text:p>1.1346118306</text:p>
          </table:table-cell>
          <table:table-cell office:value-type="float" office:value="1.17005942755315">
            <text:p>1.1700594276</text:p>
          </table:table-cell>
          <table:table-cell office:value-type="float" office:value="1.15313315754175">
            <text:p>1.1531331575</text:p>
          </table:table-cell>
          <table:table-cell office:value-type="float" office:value="18.7468844942737">
            <text:p>18.7468844943</text:p>
          </table:table-cell>
          <table:table-cell office:value-type="float" office:value="14.9877317795767">
            <text:p>14.9877317796</text:p>
          </table:table-cell>
          <table:table-cell office:value-type="float" office:value="16.5657681529274">
            <text:p>16.56576815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0">
            <text:p>16580</text:p>
          </table:table-cell>
          <table:table-cell office:value-type="float" office:value="26929">
            <text:p>26929</text:p>
          </table:table-cell>
          <table:table-cell office:value-type="float" office:value="419.25">
            <text:p>419.25</text:p>
          </table:table-cell>
          <table:table-cell office:value-type="float" office:value="839.25">
            <text:p>839.25</text:p>
          </table:table-cell>
          <table:table-cell office:value-type="float" office:value="682.625">
            <text:p>682.625</text:p>
          </table:table-cell>
          <table:table-cell office:value-type="float" office:value="0.0389782447006322">
            <text:p>0.0389782447</text:p>
          </table:table-cell>
          <table:table-cell office:value-type="float" office:value="0.0506182147165259">
            <text:p>0.0506182147</text:p>
          </table:table-cell>
          <table:table-cell office:value-type="float" office:value="0.0253490660626091">
            <text:p>0.0253490661</text:p>
          </table:table-cell>
          <table:table-cell office:value-type="float" office:value="1.1394016914297">
            <text:p>1.1394016914</text:p>
          </table:table-cell>
          <table:table-cell office:value-type="float" office:value="1.18218567068357">
            <text:p>1.1821856707</text:p>
          </table:table-cell>
          <table:table-cell office:value-type="float" office:value="1.08998117851361">
            <text:p>1.0899811785</text:p>
          </table:table-cell>
          <table:table-cell office:value-type="float" office:value="18.1272893899904">
            <text:p>18.12728939</text:p>
          </table:table-cell>
          <table:table-cell office:value-type="float" office:value="14.0373529973883">
            <text:p>14.0373529974</text:p>
          </table:table-cell>
          <table:table-cell office:value-type="float" office:value="27.6892190853182">
            <text:p>27.689219085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185">
            <text:p>28185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341.625">
            <text:p>341.625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2120808940926">
            <text:p>0.0121208089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4271078275163">
            <text:p>1.0427107828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29692">
            <text:p>29692</text:p>
          </table:table-cell>
          <table:table-cell office:value-type="float" office:value="604.625">
            <text:p>604.625</text:p>
          </table:table-cell>
          <table:table-cell office:value-type="float" office:value="1032">
            <text:p>1032</text:p>
          </table:table-cell>
          <table:table-cell office:value-type="float" office:value="68.375">
            <text:p>68.375</text:p>
          </table:table-cell>
          <table:table-cell office:value-type="float" office:value="0.0549909049567985">
            <text:p>0.054990905</text:p>
          </table:table-cell>
          <table:table-cell office:value-type="float" office:value="0.0554272517321016">
            <text:p>0.0554272517</text:p>
          </table:table-cell>
          <table:table-cell office:value-type="float" office:value="0.00230280883739728">
            <text:p>0.0023028088</text:p>
          </table:table-cell>
          <table:table-cell office:value-type="float" office:value="1.19839520661961">
            <text:p>1.1983952066</text:p>
          </table:table-cell>
          <table:table-cell office:value-type="float" office:value="1.20001685432212">
            <text:p>1.2000168543</text:p>
          </table:table-cell>
          <table:table-cell office:value-type="float" office:value="1.00807022467083">
            <text:p>1.0080702247</text:p>
          </table:table-cell>
          <table:table-cell office:value-type="float" office:value="12.9482419890446">
            <text:p>12.948241989</text:p>
          </table:table-cell>
          <table:table-cell office:value-type="float" office:value="12.8489881003279">
            <text:p>12.8489881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245">
            <text:p>12245</text:p>
          </table:table-cell>
          <table:table-cell office:value-type="float" office:value="19427">
            <text:p>19427</text:p>
          </table:table-cell>
          <table:table-cell office:value-type="float" office:value="29844">
            <text:p>29844</text:p>
          </table:table-cell>
          <table:table-cell office:value-type="float" office:value="644.5">
            <text:p>644.5</text:p>
          </table:table-cell>
          <table:table-cell office:value-type="float" office:value="838.5">
            <text:p>838.5</text:p>
          </table:table-cell>
          <table:table-cell office:value-type="float" office:value="-137">
            <text:p>-137</text:p>
          </table:table-cell>
          <table:table-cell office:value-type="float" office:value="0.0526337280522662">
            <text:p>0.0526337281</text:p>
          </table:table-cell>
          <table:table-cell office:value-type="float" office:value="0.0431615792453801">
            <text:p>0.0431615792</text:p>
          </table:table-cell>
          <table:table-cell office:value-type="float" office:value="-0.00459053746146629">
            <text:p>-0.0045905375</text:p>
          </table:table-cell>
          <table:table-cell office:value-type="float" office:value="1.18964785446714">
            <text:p>1.1896478545</text:p>
          </table:table-cell>
          <table:table-cell office:value-type="float" office:value="1.15471685432782">
            <text:p>1.1547168543</text:p>
          </table:table-cell>
          <table:table-cell office:value-type="float" office:value="0.983974422031871">
            <text:p>0.983974422</text:p>
          </table:table-cell>
          <table:table-cell office:value-type="float" office:value="13.5128694758015">
            <text:p>13.5128694758</text:p>
          </table:table-cell>
          <table:table-cell office:value-type="float" office:value="16.4034891788013">
            <text:p>16.4034891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644">
            <text:p>644</text:p>
          </table:table-cell>
          <table:table-cell office:value-type="float" office:value="13052">
            <text:p>13052</text:p>
          </table:table-cell>
          <table:table-cell office:value-type="float" office:value="20188">
            <text:p>20188</text:p>
          </table:table-cell>
          <table:table-cell office:value-type="float" office:value="28225">
            <text:p>28225</text:p>
          </table:table-cell>
          <table:table-cell office:value-type="float" office:value="651">
            <text:p>651</text:p>
          </table:table-cell>
          <table:table-cell office:value-type="float" office:value="571.875">
            <text:p>571.875</text:p>
          </table:table-cell>
          <table:table-cell office:value-type="float" office:value="-187.625">
            <text:p>-187.625</text:p>
          </table:table-cell>
          <table:table-cell office:value-type="float" office:value="0.0498774134232302">
            <text:p>0.0498774134</text:p>
          </table:table-cell>
          <table:table-cell office:value-type="float" office:value="0.0283274717654052">
            <text:p>0.0283274718</text:p>
          </table:table-cell>
          <table:table-cell office:value-type="float" office:value="-0.0066474756421612">
            <text:p>-0.0066474756</text:p>
          </table:table-cell>
          <table:table-cell office:value-type="float" office:value="1.1794469494661">
            <text:p>1.1794469495</text:p>
          </table:table-cell>
          <table:table-cell office:value-type="float" office:value="1.10071894466589">
            <text:p>1.1007189447</text:p>
          </table:table-cell>
          <table:table-cell office:value-type="float" office:value="0.976820445559966">
            <text:p>0.9768204456</text:p>
          </table:table-cell>
          <table:table-cell office:value-type="float" office:value="14.240777576988">
            <text:p>14.240777577</text:p>
          </table:table-cell>
          <table:table-cell office:value-type="float" office:value="24.8140403723322">
            <text:p>24.8140403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3804">
            <text:p>13804</text:p>
          </table:table-cell>
          <table:table-cell office:value-type="float" office:value="19878">
            <text:p>19878</text:p>
          </table:table-cell>
          <table:table-cell office:value-type="float" office:value="28300">
            <text:p>28300</text:p>
          </table:table-cell>
          <table:table-cell office:value-type="float" office:value="744.875">
            <text:p>744.875</text:p>
          </table:table-cell>
          <table:table-cell office:value-type="float" office:value="-76">
            <text:p>-76</text:p>
          </table:table-cell>
          <table:table-cell office:value-type="float" office:value="371.75">
            <text:p>371.75</text:p>
          </table:table-cell>
          <table:table-cell office:value-type="float" office:value="0.0539608084613156">
            <text:p>0.0539608085</text:p>
          </table:table-cell>
          <table:table-cell office:value-type="float" office:value="-0.00382332226582151">
            <text:p>-0.0038233223</text:p>
          </table:table-cell>
          <table:table-cell office:value-type="float" office:value="0.0131360424028269">
            <text:p>0.0131360424</text:p>
          </table:table-cell>
          <table:table-cell office:value-type="float" office:value="1.19456989656021">
            <text:p>1.1945698966</text:p>
          </table:table-cell>
          <table:table-cell office:value-type="float" office:value="0.986647022944195">
            <text:p>0.9866470229</text:p>
          </table:table-cell>
          <table:table-cell office:value-type="float" office:value="1.04631435740551">
            <text:p>1.0463143574</text:p>
          </table:table-cell>
          <table:table-cell office:value-type="float" office:value="13.1889197009181">
            <text:p>13.188919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3">
            <text:p>463</text:p>
          </table:table-cell>
          <table:table-cell office:value-type="float" office:value="14732">
            <text:p>14732</text:p>
          </table:table-cell>
          <table:table-cell office:value-type="float" office:value="19141">
            <text:p>19141</text:p>
          </table:table-cell>
          <table:table-cell office:value-type="float" office:value="29537">
            <text:p>29537</text:p>
          </table:table-cell>
          <table:table-cell office:value-type="float" office:value="780.5">
            <text:p>780.5</text:p>
          </table:table-cell>
          <table:table-cell office:value-type="float" office:value="-80">
            <text:p>-80</text:p>
          </table:table-cell>
          <table:table-cell office:value-type="float" office:value="45.375">
            <text:p>45.375</text:p>
          </table:table-cell>
          <table:table-cell office:value-type="float" office:value="0.0529799076839533">
            <text:p>0.0529799077</text:p>
          </table:table-cell>
          <table:table-cell office:value-type="float" office:value="-0.00417950995245807">
            <text:p>-0.00417951</text:p>
          </table:table-cell>
          <table:table-cell office:value-type="float" office:value="0.00153620882283238">
            <text:p>0.0015362088</text:p>
          </table:table-cell>
          <table:table-cell office:value-type="float" office:value="1.19093114330551">
            <text:p>1.1909311433</text:p>
          </table:table-cell>
          <table:table-cell office:value-type="float" office:value="0.985405953041144">
            <text:p>0.985405953</text:p>
          </table:table-cell>
          <table:table-cell office:value-type="float" office:value="1.00538135635751">
            <text:p>1.0053813564</text:p>
          </table:table-cell>
          <table:table-cell office:value-type="float" office:value="13.4268003329022">
            <text:p>13.4268003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4632">
            <text:p>14632</text:p>
          </table:table-cell>
          <table:table-cell office:value-type="float" office:value="19339">
            <text:p>19339</text:p>
          </table:table-cell>
          <table:table-cell office:value-type="float" office:value="29898">
            <text:p>29898</text:p>
          </table:table-cell>
          <table:table-cell office:value-type="float" office:value="-34.875">
            <text:p>-34.875</text:p>
          </table:table-cell>
          <table:table-cell office:value-type="float" office:value="831.75">
            <text:p>831.75</text:p>
          </table:table-cell>
          <table:table-cell office:value-type="float" office:value="-126.875">
            <text:p>-126.875</text:p>
          </table:table-cell>
          <table:table-cell office:value-type="float" office:value="-0.00238347457627119">
            <text:p>-0.0023834746</text:p>
          </table:table-cell>
          <table:table-cell office:value-type="float" office:value="0.0430089456538601">
            <text:p>0.0430089457</text:p>
          </table:table-cell>
          <table:table-cell office:value-type="float" office:value="-0.00424359488929025">
            <text:p>-0.0042435949</text:p>
          </table:table-cell>
          <table:table-cell office:value-type="float" office:value="0.99166897364712">
            <text:p>0.9916689736</text:p>
          </table:table-cell>
          <table:table-cell office:value-type="float" office:value="1.15415685782477">
            <text:p>1.1541568578</text:p>
          </table:table-cell>
          <table:table-cell office:value-type="float" office:value="0.98518271375875">
            <text:p>0.9851827138</text:p>
          </table:table-cell>
          <table:table-cell office:value-type="float" office:value="0">
            <text:p>0</text:p>
          </table:table-cell>
          <table:table-cell office:value-type="float" office:value="16.4604903604776">
            <text:p>16.4604903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15004">
            <text:p>15004</text:p>
          </table:table-cell>
          <table:table-cell office:value-type="float" office:value="20160">
            <text:p>20160</text:p>
          </table:table-cell>
          <table:table-cell office:value-type="float" office:value="28389">
            <text:p>28389</text:p>
          </table:table-cell>
          <table:table-cell office:value-type="float" office:value="-158.75">
            <text:p>-158.75</text:p>
          </table:table-cell>
          <table:table-cell office:value-type="float" office:value="548.75">
            <text:p>548.75</text:p>
          </table:table-cell>
          <table:table-cell office:value-type="float" office:value="-198.75">
            <text:p>-198.75</text:p>
          </table:table-cell>
          <table:table-cell office:value-type="float" office:value="-0.0105805118635031">
            <text:p>-0.0105805119</text:p>
          </table:table-cell>
          <table:table-cell office:value-type="float" office:value="0.0272197420634921">
            <text:p>0.0272197421</text:p>
          </table:table-cell>
          <table:table-cell office:value-type="float" office:value="-0.00700095107259854">
            <text:p>-0.0070009511</text:p>
          </table:table-cell>
          <table:table-cell office:value-type="float" office:value="0.963187625051075">
            <text:p>0.9631876251</text:p>
          </table:table-cell>
          <table:table-cell office:value-type="float" office:value="1.09672128936391">
            <text:p>1.0967212894</text:p>
          </table:table-cell>
          <table:table-cell office:value-type="float" office:value="0.97559273734511">
            <text:p>0.9755927373</text:p>
          </table:table-cell>
          <table:table-cell office:value-type="float" office:value="0">
            <text:p>0</text:p>
          </table:table-cell>
          <table:table-cell office:value-type="float" office:value="25.8098918928931">
            <text:p>25.8098918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666">
            <text:p>666</text:p>
          </table:table-cell>
          <table:table-cell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15700">
            <text:p>15700</text:p>
          </table:table-cell>
          <table:table-cell office:value-type="float" office:value="20164">
            <text:p>20164</text:p>
          </table:table-cell>
          <table:table-cell office:value-type="float" office:value="28300">
            <text:p>28300</text:p>
          </table:table-cell>
          <table:table-cell office:value-type="float" office:value="-108.125">
            <text:p>-108.125</text:p>
          </table:table-cell>
          <table:table-cell office:value-type="float" office:value="-99.5">
            <text:p>-99.5</text:p>
          </table:table-cell>
          <table:table-cell office:value-type="float" office:value="371.75">
            <text:p>371.75</text:p>
          </table:table-cell>
          <table:table-cell office:value-type="float" office:value="-0.00688694267515924">
            <text:p>-0.0068869427</text:p>
          </table:table-cell>
          <table:table-cell office:value-type="float" office:value="-0.00493453679825431">
            <text:p>-0.0049345368</text:p>
          </table:table-cell>
          <table:table-cell office:value-type="float" office:value="0.0131360424028269">
            <text:p>0.0131360424</text:p>
          </table:table-cell>
          <table:table-cell office:value-type="float" office:value="0.975988663396588">
            <text:p>0.9759886634</text:p>
          </table:table-cell>
          <table:table-cell office:value-type="float" office:value="0.9827768465268">
            <text:p>0.9827768465</text:p>
          </table:table-cell>
          <table:table-cell office:value-type="float" office:value="1.04631435740551">
            <text:p>1.04631435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725">
            <text:p>725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4994">
            <text:p>14994</text:p>
          </table:table-cell>
          <table:table-cell office:value-type="float" office:value="21062">
            <text:p>21062</text:p>
          </table:table-cell>
          <table:table-cell office:value-type="float" office:value="29711">
            <text:p>29711</text:p>
          </table:table-cell>
          <table:table-cell office:value-type="float" office:value="-78.5">
            <text:p>-78.5</text:p>
          </table:table-cell>
          <table:table-cell office:value-type="float" office:value="-52.125">
            <text:p>-52.125</text:p>
          </table:table-cell>
          <table:table-cell office:value-type="float" office:value="114.375">
            <text:p>114.375</text:p>
          </table:table-cell>
          <table:table-cell office:value-type="float" office:value="-0.00523542750433507">
            <text:p>-0.0052354275</text:p>
          </table:table-cell>
          <table:table-cell office:value-type="float" office:value="-0.00247483619789194">
            <text:p>-0.0024748362</text:p>
          </table:table-cell>
          <table:table-cell office:value-type="float" office:value="0.00384958432903638">
            <text:p>0.0038495843</text:p>
          </table:table-cell>
          <table:table-cell office:value-type="float" office:value="0.981729726749087">
            <text:p>0.9817297267</text:p>
          </table:table-cell>
          <table:table-cell office:value-type="float" office:value="0.991350077943223">
            <text:p>0.9913500779</text:p>
          </table:table-cell>
          <table:table-cell office:value-type="float" office:value="1.01350259097866">
            <text:p>1.0135025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708">
            <text:p>708</text:p>
          </table:table-cell>
          <table:table-cell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4677">
            <text:p>14677</text:p>
          </table:table-cell>
          <table:table-cell office:value-type="float" office:value="21155">
            <text:p>21155</text:p>
          </table:table-cell>
          <table:table-cell office:value-type="float" office:value="29982">
            <text:p>29982</text:p>
          </table:table-cell>
          <table:table-cell office:value-type="float" office:value="-157">
            <text:p>-157</text:p>
          </table:table-cell>
          <table:table-cell office:value-type="float" office:value="1.5">
            <text:p>1.5</text:p>
          </table:table-cell>
          <table:table-cell office:value-type="float" office:value="-105.75">
            <text:p>-105.75</text:p>
          </table:table-cell>
          <table:table-cell office:value-type="float" office:value="-0.0106970089255297">
            <text:p>-0.0106970089</text:p>
          </table:table-cell>
          <table:table-cell table:style-name="ce17" office:value-type="float" office:value="0.0000709052233514536">
            <text:p>7.09E-005</text:p>
          </table:table-cell>
          <table:table-cell office:value-type="float" office:value="-0.00352711626976186">
            <text:p>-0.0035271163</text:p>
          </table:table-cell>
          <table:table-cell office:value-type="float" office:value="0.962784743720554">
            <text:p>0.9627847437</text:p>
          </table:table-cell>
          <table:table-cell office:value-type="float" office:value="1.00024817813573">
            <text:p>1.0002481781</text:p>
          </table:table-cell>
          <table:table-cell office:value-type="float" office:value="0.987679476532227">
            <text:p>0.98767947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13">
            <text:p>713</text:p>
          </table:table-cell>
          <table:table-cell office:value-type="float" office:value="14850">
            <text:p>14850</text:p>
          </table:table-cell>
          <table:table-cell office:value-type="float" office:value="19715">
            <text:p>19715</text:p>
          </table:table-cell>
          <table:table-cell office:value-type="float" office:value="28389">
            <text:p>28389</text:p>
          </table:table-cell>
          <table:table-cell office:value-type="float" office:value="-126.875">
            <text:p>-126.875</text:p>
          </table:table-cell>
          <table:table-cell office:value-type="float" office:value="116.5">
            <text:p>116.5</text:p>
          </table:table-cell>
          <table:table-cell office:value-type="float" office:value="-198.75">
            <text:p>-198.75</text:p>
          </table:table-cell>
          <table:table-cell office:value-type="float" office:value="-0.00854377104377104">
            <text:p>-0.008543771</text:p>
          </table:table-cell>
          <table:table-cell office:value-type="float" office:value="0.00590920618818159">
            <text:p>0.0059092062</text:p>
          </table:table-cell>
          <table:table-cell office:value-type="float" office:value="-0.00700095107259854">
            <text:p>-0.0070009511</text:p>
          </table:table-cell>
          <table:table-cell office:value-type="float" office:value="0.970239873553152">
            <text:p>0.9702398736</text:p>
          </table:table-cell>
          <table:table-cell office:value-type="float" office:value="1.02075066234547">
            <text:p>1.0207506623</text:p>
          </table:table-cell>
          <table:table-cell office:value-type="float" office:value="0.97559273734511">
            <text:p>0.97559273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4952">
            <text:p>14952</text:p>
          </table:table-cell>
          <table:table-cell office:value-type="float" office:value="19810">
            <text:p>19810</text:p>
          </table:table-cell>
          <table:table-cell office:value-type="float" office:value="26965">
            <text:p>26965</text:p>
          </table:table-cell>
          <table:table-cell office:value-type="float" office:value="130.125">
            <text:p>130.125</text:p>
          </table:table-cell>
          <table:table-cell office:value-type="float" office:value="-133.375">
            <text:p>-133.375</text:p>
          </table:table-cell>
          <table:table-cell office:value-type="float" office:value="-219.875">
            <text:p>-219.875</text:p>
          </table:table-cell>
          <table:table-cell office:value-type="float" office:value="0.00870284911717496">
            <text:p>0.0087028491</text:p>
          </table:table-cell>
          <table:table-cell office:value-type="float" office:value="-0.00673271075214538">
            <text:p>-0.0067327108</text:p>
          </table:table-cell>
          <table:table-cell office:value-type="float" office:value="-0.00815408863341368">
            <text:p>-0.0081540886</text:p>
          </table:table-cell>
          <table:table-cell office:value-type="float" office:value="1.03060842149231">
            <text:p>1.0306084215</text:p>
          </table:table-cell>
          <table:table-cell office:value-type="float" office:value="0.976524357979872">
            <text:p>0.976524358</text:p>
          </table:table-cell>
          <table:table-cell office:value-type="float" office:value="0.971591008539478">
            <text:p>0.97159100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66">
            <text:p>766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4864">
            <text:p>14864</text:p>
          </table:table-cell>
          <table:table-cell office:value-type="float" office:value="19207">
            <text:p>19207</text:p>
          </table:table-cell>
          <table:table-cell office:value-type="float" office:value="28295">
            <text:p>28295</text:p>
          </table:table-cell>
          <table:table-cell office:value-type="float" office:value="199.875">
            <text:p>199.875</text:p>
          </table:table-cell>
          <table:table-cell office:value-type="float" office:value="-93.25">
            <text:p>-93.25</text:p>
          </table:table-cell>
          <table:table-cell office:value-type="float" office:value="-85.25">
            <text:p>-85.25</text:p>
          </table:table-cell>
          <table:table-cell office:value-type="float" office:value="0.013446918729817">
            <text:p>0.0134469187</text:p>
          </table:table-cell>
          <table:table-cell office:value-type="float" office:value="-0.00485500078096527">
            <text:p>-0.0048550008</text:p>
          </table:table-cell>
          <table:table-cell office:value-type="float" office:value="-0.00301289980561937">
            <text:p>-0.0030128998</text:p>
          </table:table-cell>
          <table:table-cell office:value-type="float" office:value="1.04741862201608">
            <text:p>1.047418622</text:p>
          </table:table-cell>
          <table:table-cell office:value-type="float" office:value="0.983053696490485">
            <text:p>0.9830536965</text:p>
          </table:table-cell>
          <table:table-cell office:value-type="float" office:value="0.9894726427082">
            <text:p>0.98947264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4600">
            <text:p>14600</text:p>
          </table:table-cell>
          <table:table-cell office:value-type="float" office:value="18860">
            <text:p>18860</text:p>
          </table:table-cell>
          <table:table-cell office:value-type="float" office:value="28523">
            <text:p>28523</text:p>
          </table:table-cell>
          <table:table-cell office:value-type="float" office:value="-73.875">
            <text:p>-73.875</text:p>
          </table:table-cell>
          <table:table-cell office:value-type="float" office:value="255.5">
            <text:p>255.5</text:p>
          </table:table-cell>
          <table:table-cell office:value-type="float" office:value="55.875">
            <text:p>55.875</text:p>
          </table:table-cell>
          <table:table-cell office:value-type="float" office:value="-0.00505993150684932">
            <text:p>-0.0050599315</text:p>
          </table:table-cell>
          <table:table-cell office:value-type="float" office:value="0.0135471898197243">
            <text:p>0.0135471898</text:p>
          </table:table-cell>
          <table:table-cell office:value-type="float" office:value="0.00195894541247414">
            <text:p>0.0019589454</text:p>
          </table:table-cell>
          <table:table-cell office:value-type="float" office:value="0.982340421423461">
            <text:p>0.9823404214</text:p>
          </table:table-cell>
          <table:table-cell office:value-type="float" office:value="1.04777487601898">
            <text:p>1.047774876</text:p>
          </table:table-cell>
          <table:table-cell office:value-type="float" office:value="1.00686383037923">
            <text:p>1.00686383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1163">
            <text:p>1163</text:p>
          </table:table-cell>
          <table:table-cell table:number-columns-repeated="2" office:value-type="float" office:value="579">
            <text:p>579</text:p>
          </table:table-cell>
          <table:table-cell office:value-type="float" office:value="14884">
            <text:p>14884</text:p>
          </table:table-cell>
          <table:table-cell office:value-type="float" office:value="19609">
            <text:p>19609</text:p>
          </table:table-cell>
          <table:table-cell office:value-type="float" office:value="26405">
            <text:p>26405</text:p>
          </table:table-cell>
          <table:table-cell office:value-type="float" office:value="-131">
            <text:p>-131</text:p>
          </table:table-cell>
          <table:table-cell office:value-type="float" office:value="399.125">
            <text:p>399.125</text:p>
          </table:table-cell>
          <table:table-cell office:value-type="float" office:value="484.5">
            <text:p>484.5</text:p>
          </table:table-cell>
          <table:table-cell office:value-type="float" office:value="-0.00880139747379737">
            <text:p>-0.0088013975</text:p>
          </table:table-cell>
          <table:table-cell office:value-type="float" office:value="0.0203541741037279">
            <text:p>0.0203541741</text:p>
          </table:table-cell>
          <table:table-cell office:value-type="float" office:value="0.0183487975762166">
            <text:p>0.0183487976</text:p>
          </table:table-cell>
          <table:table-cell office:value-type="float" office:value="0.969346939452793">
            <text:p>0.9693469395</text:p>
          </table:table-cell>
          <table:table-cell office:value-type="float" office:value="1.0720516224738">
            <text:p>1.0720516225</text:p>
          </table:table-cell>
          <table:table-cell office:value-type="float" office:value="1.06488068112684">
            <text:p>1.0648806811</text:p>
          </table:table-cell>
          <table:table-cell office:value-type="float" office:value="0">
            <text:p>0</text:p>
          </table:table-cell>
          <table:table-cell office:value-type="float" office:value="34.3997111436749">
            <text:p>34.39971114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33">
            <text:p>833</text:p>
          </table:table-cell>
          <table:table-cell office:value-type="float" office:value="600">
            <text:p>600</text:p>
          </table:table-cell>
          <table:table-cell office:value-type="float" office:value="14914">
            <text:p>14914</text:p>
          </table:table-cell>
          <table:table-cell office:value-type="float" office:value="19948">
            <text:p>19948</text:p>
          </table:table-cell>
          <table:table-cell office:value-type="float" office:value="29187">
            <text:p>29187</text:p>
          </table:table-cell>
          <table:table-cell office:value-type="float" office:value="203.625">
            <text:p>203.625</text:p>
          </table:table-cell>
          <table:table-cell office:value-type="float" office:value="-59.75">
            <text:p>-59.75</text:p>
          </table:table-cell>
          <table:table-cell office:value-type="float" office:value="349">
            <text:p>349</text:p>
          </table:table-cell>
          <table:table-cell office:value-type="float" office:value="0.0136532787984444">
            <text:p>0.0136532788</text:p>
          </table:table-cell>
          <table:table-cell office:value-type="float" office:value="-0.00299528774814518">
            <text:p>-0.0029952877</text:p>
          </table:table-cell>
          <table:table-cell office:value-type="float" office:value="0.0119573782848528">
            <text:p>0.0119573783</text:p>
          </table:table-cell>
          <table:table-cell office:value-type="float" office:value="1.04815184335757">
            <text:p>1.0481518434</text:p>
          </table:table-cell>
          <table:table-cell office:value-type="float" office:value="0.989534077508933">
            <text:p>0.9895340775</text:p>
          </table:table-cell>
          <table:table-cell office:value-type="float" office:value="1.04213106263206">
            <text:p>1.042131062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1261">
            <text:p>1261</text:p>
          </table:table-cell>
          <table:table-cell office:value-type="float" office:value="649">
            <text:p>649</text:p>
          </table:table-cell>
          <table:table-cell office:value-type="float" office:value="887">
            <text:p>887</text:p>
          </table:table-cell>
          <table:table-cell office:value-type="float" office:value="14836">
            <text:p>14836</text:p>
          </table:table-cell>
          <table:table-cell office:value-type="float" office:value="21308">
            <text:p>21308</text:p>
          </table:table-cell>
          <table:table-cell office:value-type="float" office:value="30821">
            <text:p>30821</text:p>
          </table:table-cell>
          <table:table-cell office:value-type="float" office:value="151.75">
            <text:p>151.75</text:p>
          </table:table-cell>
          <table:table-cell office:value-type="float" office:value="0.375">
            <text:p>0.375</text:p>
          </table:table-cell>
          <table:table-cell office:value-type="float" office:value="98.125">
            <text:p>98.125</text:p>
          </table:table-cell>
          <table:table-cell office:value-type="float" office:value="0.0102284982475061">
            <text:p>0.0102284982</text:p>
          </table:table-cell>
          <table:table-cell table:style-name="ce17" office:value-type="float" office:value="0.000017599023840811">
            <text:p>1.76E-005</text:p>
          </table:table-cell>
          <table:table-cell office:value-type="float" office:value="0.00318370591479835">
            <text:p>0.0031837059</text:p>
          </table:table-cell>
          <table:table-cell office:value-type="float" office:value="1.03600480333201">
            <text:p>1.0360048033</text:p>
          </table:table-cell>
          <table:table-cell office:value-type="float" office:value="1.0000615971905">
            <text:p>1.0000615972</text:p>
          </table:table-cell>
          <table:table-cell office:value-type="float" office:value="1.01116283722916">
            <text:p>1.011162837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616">
            <text:p>616</text:p>
          </table:table-cell>
          <table:table-cell office:value-type="float" office:value="15034">
            <text:p>15034</text:p>
          </table:table-cell>
          <table:table-cell office:value-type="float" office:value="21156">
            <text:p>21156</text:p>
          </table:table-cell>
          <table:table-cell office:value-type="float" office:value="31955">
            <text:p>31955</text:p>
          </table:table-cell>
          <table:table-cell office:value-type="float" office:value="216.25">
            <text:p>216.25</text:p>
          </table:table-cell>
          <table:table-cell office:value-type="float" office:value="71.25">
            <text:p>71.25</text:p>
          </table:table-cell>
          <table:table-cell office:value-type="float" office:value="-222.625">
            <text:p>-222.625</text:p>
          </table:table-cell>
          <table:table-cell office:value-type="float" office:value="0.0143840627910071">
            <text:p>0.0143840628</text:p>
          </table:table-cell>
          <table:table-cell office:value-type="float" office:value="0.00336783891094725">
            <text:p>0.0033678389</text:p>
          </table:table-cell>
          <table:table-cell office:value-type="float" office:value="-0.00696682835237052">
            <text:p>-0.0069668284</text:p>
          </table:table-cell>
          <table:table-cell office:value-type="float" office:value="1.05074974624278">
            <text:p>1.0507497462</text:p>
          </table:table-cell>
          <table:table-cell office:value-type="float" office:value="1.01180966717262">
            <text:p>1.0118096672</text:p>
          </table:table-cell>
          <table:table-cell office:value-type="float" office:value="0.975711232693394">
            <text:p>0.97571123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office:value-type="float" office:value="570">
            <text:p>570</text:p>
          </table:table-cell>
          <table:table-cell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5440">
            <text:p>15440</text:p>
          </table:table-cell>
          <table:table-cell office:value-type="float" office:value="19689">
            <text:p>19689</text:p>
          </table:table-cell>
          <table:table-cell office:value-type="float" office:value="30500">
            <text:p>30500</text:p>
          </table:table-cell>
          <table:table-cell office:value-type="float" office:value="317.625">
            <text:p>317.625</text:p>
          </table:table-cell>
          <table:table-cell office:value-type="float" office:value="132.5">
            <text:p>132.5</text:p>
          </table:table-cell>
          <table:table-cell office:value-type="float" office:value="-738.625">
            <text:p>-738.625</text:p>
          </table:table-cell>
          <table:table-cell office:value-type="float" office:value="0.020571567357513">
            <text:p>0.0205715674</text:p>
          </table:table-cell>
          <table:table-cell office:value-type="float" office:value="0.00672964599522576">
            <text:p>0.006729646</text:p>
          </table:table-cell>
          <table:table-cell office:value-type="float" office:value="-0.0242172131147541">
            <text:p>-0.0242172131</text:p>
          </table:table-cell>
          <table:table-cell office:value-type="float" office:value="1.07282993694304">
            <text:p>1.0728299369</text:p>
          </table:table-cell>
          <table:table-cell office:value-type="float" office:value="1.02364252572832">
            <text:p>1.0236425257</text:p>
          </table:table-cell>
          <table:table-cell office:value-type="float" office:value="0.91638924198401">
            <text:p>0.916389242</text:p>
          </table:table-cell>
          <table:table-cell office:value-type="float" office:value="34.0398246847526">
            <text:p>34.0398246848</text:p>
          </table:table-cell>
          <table:table-cell office:value-type="float" office:value="0">
            <text:p>0</text:p>
          </table:table-cell>
          <table:table-cell office:value-type="float" office:value="-28.2740973618157">
            <text:p>-28.2740973618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1234">
            <text:p>1234</text:p>
          </table:table-cell>
          <table:table-cell table:number-columns-repeated="2" office:value-type="float" office:value="836">
            <text:p>836</text:p>
          </table:table-cell>
          <table:table-cell office:value-type="float" office:value="14982">
            <text:p>14982</text:p>
          </table:table-cell>
          <table:table-cell office:value-type="float" office:value="21162">
            <text:p>21162</text:p>
          </table:table-cell>
          <table:table-cell office:value-type="float" office:value="29344">
            <text:p>29344</text:p>
          </table:table-cell>
          <table:table-cell office:value-type="float" office:value="192.5">
            <text:p>192.5</text:p>
          </table:table-cell>
          <table:table-cell office:value-type="float" office:value="-891.5">
            <text:p>-891.5</text:p>
          </table:table-cell>
          <table:table-cell office:value-type="float" office:value="344.375">
            <text:p>344.375</text:p>
          </table:table-cell>
          <table:table-cell office:value-type="float" office:value="0.012848751835536">
            <text:p>0.0128487518</text:p>
          </table:table-cell>
          <table:table-cell office:value-type="float" office:value="-0.0421273981665249">
            <text:p>-0.0421273982</text:p>
          </table:table-cell>
          <table:table-cell office:value-type="float" office:value="0.0117357892584515">
            <text:p>0.0117357893</text:p>
          </table:table-cell>
          <table:table-cell office:value-type="float" office:value="1.04529420865489">
            <text:p>1.0452942087</text:p>
          </table:table-cell>
          <table:table-cell office:value-type="float" office:value="0.856032553062674">
            <text:p>0.8560325531</text:p>
          </table:table-cell>
          <table:table-cell office:value-type="float" office:value="1.04134521075364">
            <text:p>1.0413452108</text:p>
          </table:table-cell>
          <table:table-cell office:value-type="float" office:value="0">
            <text:p>0</text:p>
          </table:table-cell>
          <table:table-cell office:value-type="float" office:value="-16.104536146883">
            <text:p>-16.10453614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1182">
            <text:p>1182</text:p>
          </table:table-cell>
          <table:table-cell table:number-columns-repeated="2" office:value-type="float" office:value="776">
            <text:p>776</text:p>
          </table:table-cell>
          <table:table-cell office:value-type="float" office:value="14974">
            <text:p>14974</text:p>
          </table:table-cell>
          <table:table-cell office:value-type="float" office:value="19042">
            <text:p>19042</text:p>
          </table:table-cell>
          <table:table-cell office:value-type="float" office:value="30714">
            <text:p>30714</text:p>
          </table:table-cell>
          <table:table-cell office:value-type="float" office:value="193.75">
            <text:p>193.75</text:p>
          </table:table-cell>
          <table:table-cell office:value-type="float" office:value="-1021.75">
            <text:p>-1021.75</text:p>
          </table:table-cell>
          <table:table-cell office:value-type="float" office:value="-21.125">
            <text:p>-21.125</text:p>
          </table:table-cell>
          <table:table-cell office:value-type="float" office:value="0.0129390944303459">
            <text:p>0.0129390944</text:p>
          </table:table-cell>
          <table:table-cell office:value-type="float" office:value="-0.0536577040226867">
            <text:p>-0.053657704</text:p>
          </table:table-cell>
          <table:table-cell office:value-type="float" office:value="-0.000687797095786938">
            <text:p>-0.0006877971</text:p>
          </table:table-cell>
          <table:table-cell office:value-type="float" office:value="1.04561497402898">
            <text:p>1.045614974</text:p>
          </table:table-cell>
          <table:table-cell office:value-type="float" office:value="0.81784116835453">
            <text:p>0.8178411684</text:p>
          </table:table-cell>
          <table:table-cell office:value-type="float" office:value="0.997593637371842">
            <text:p>0.9975936374</text:p>
          </table:table-cell>
          <table:table-cell office:value-type="float" office:value="0">
            <text:p>0</text:p>
          </table:table-cell>
          <table:table-cell office:value-type="float" office:value="-12.5681842724491">
            <text:p>-12.56818427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table:number-columns-repeated="2" office:value-type="float" office:value="468">
            <text:p>468</text:p>
          </table:table-cell>
          <table:table-cell office:value-type="float" office:value="13953">
            <text:p>13953</text:p>
          </table:table-cell>
          <table:table-cell office:value-type="float" office:value="19132">
            <text:p>19132</text:p>
          </table:table-cell>
          <table:table-cell office:value-type="float" office:value="31955">
            <text:p>31955</text:p>
          </table:table-cell>
          <table:table-cell office:value-type="float" office:value="-810.875">
            <text:p>-810.875</text:p>
          </table:table-cell>
          <table:table-cell office:value-type="float" office:value="332.875">
            <text:p>332.875</text:p>
          </table:table-cell>
          <table:table-cell office:value-type="float" office:value="-222.625">
            <text:p>-222.625</text:p>
          </table:table-cell>
          <table:table-cell office:value-type="float" office:value="-0.0581147423493156">
            <text:p>-0.0581147423</text:p>
          </table:table-cell>
          <table:table-cell office:value-type="float" office:value="0.0173988605477734">
            <text:p>0.0173988605</text:p>
          </table:table-cell>
          <table:table-cell office:value-type="float" office:value="-0.00696682835237052">
            <text:p>-0.0069668284</text:p>
          </table:table-cell>
          <table:table-cell office:value-type="float" office:value="0.803217955402917">
            <text:p>0.8032179554</text:p>
          </table:table-cell>
          <table:table-cell office:value-type="float" office:value="1.06148934379999">
            <text:p>1.0614893438</text:p>
          </table:table-cell>
          <table:table-cell office:value-type="float" office:value="0.975711232693394">
            <text:p>0.9757112327</text:p>
          </table:table-cell>
          <table:table-cell office:value-type="float" office:value="-11.5771859324775">
            <text:p>-11.57718593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83">
            <text:p>1183</text:p>
          </table:table-cell>
          <table:table-cell office:value-type="float" office:value="771">
            <text:p>771</text:p>
          </table:table-cell>
          <table:table-cell office:value-type="float" office:value="12010">
            <text:p>12010</text:p>
          </table:table-cell>
          <table:table-cell office:value-type="float" office:value="19656">
            <text:p>19656</text:p>
          </table:table-cell>
          <table:table-cell office:value-type="float" office:value="30601">
            <text:p>30601</text:p>
          </table:table-cell>
          <table:table-cell office:value-type="float" office:value="-746.25">
            <text:p>-746.25</text:p>
          </table:table-cell>
          <table:table-cell office:value-type="float" office:value="367.875">
            <text:p>367.875</text:p>
          </table:table-cell>
          <table:table-cell office:value-type="float" office:value="-673.375">
            <text:p>-673.375</text:p>
          </table:table-cell>
          <table:table-cell office:value-type="float" office:value="-0.062135720233139">
            <text:p>-0.0621357202</text:p>
          </table:table-cell>
          <table:table-cell office:value-type="float" office:value="0.0187156593406593">
            <text:p>0.0187156593</text:p>
          </table:table-cell>
          <table:table-cell office:value-type="float" office:value="-0.0220049998366066">
            <text:p>-0.0220049998</text:p>
          </table:table-cell>
          <table:table-cell office:value-type="float" office:value="0.79009224073264">
            <text:p>0.7900922407</text:p>
          </table:table-cell>
          <table:table-cell office:value-type="float" office:value="1.06619134846524">
            <text:p>1.0661913485</text:p>
          </table:table-cell>
          <table:table-cell office:value-type="float" office:value="0.923931571806782">
            <text:p>0.9239315718</text:p>
          </table:table-cell>
          <table:table-cell office:value-type="float" office:value="-10.805094932684">
            <text:p>-10.8050949327</text:p>
          </table:table-cell>
          <table:table-cell office:value-type="float" office:value="0">
            <text:p>0</text:p>
          </table:table-cell>
          <table:table-cell office:value-type="float" office:value="-31.1516724432834">
            <text:p>-31.1516724433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1216">
            <text:p>1216</text:p>
          </table:table-cell>
          <table:table-cell table:number-columns-repeated="2" office:value-type="float" office:value="540">
            <text:p>540</text:p>
          </table:table-cell>
          <table:table-cell office:value-type="float" office:value="11273">
            <text:p>11273</text:p>
          </table:table-cell>
          <table:table-cell office:value-type="float" office:value="19251">
            <text:p>19251</text:p>
          </table:table-cell>
          <table:table-cell office:value-type="float" office:value="29407">
            <text:p>29407</text:p>
          </table:table-cell>
          <table:table-cell office:value-type="float" office:value="-404.625">
            <text:p>-404.625</text:p>
          </table:table-cell>
          <table:table-cell office:value-type="float" office:value="-703.75">
            <text:p>-703.75</text:p>
          </table:table-cell>
          <table:table-cell office:value-type="float" office:value="256.625">
            <text:p>256.625</text:p>
          </table:table-cell>
          <table:table-cell office:value-type="float" office:value="-0.0358932848398829">
            <text:p>-0.0358932848</text:p>
          </table:table-cell>
          <table:table-cell office:value-type="float" office:value="-0.0365565425172718">
            <text:p>-0.0365565425</text:p>
          </table:table-cell>
          <table:table-cell office:value-type="float" office:value="0.00872666371952256">
            <text:p>0.0087266637</text:p>
          </table:table-cell>
          <table:table-cell office:value-type="float" office:value="0.87689862573774">
            <text:p>0.8768986257</text:p>
          </table:table-cell>
          <table:table-cell office:value-type="float" office:value="0.87467140755915">
            <text:p>0.8746714076</text:p>
          </table:table-cell>
          <table:table-cell office:value-type="float" office:value="1.03069258615129">
            <text:p>1.0306925862</text:p>
          </table:table-cell>
          <table:table-cell office:value-type="float" office:value="-18.9626481827564">
            <text:p>-18.9626481828</text:p>
          </table:table-cell>
          <table:table-cell office:value-type="float" office:value="-18.6122364057017">
            <text:p>-18.61223640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52">
            <text:p>1252</text:p>
          </table:table-cell>
          <table:table-cell office:value-type="float" office:value="577">
            <text:p>577</text:p>
          </table:table-cell>
          <table:table-cell office:value-type="float" office:value="11855">
            <text:p>11855</text:p>
          </table:table-cell>
          <table:table-cell office:value-type="float" office:value="19135">
            <text:p>19135</text:p>
          </table:table-cell>
          <table:table-cell office:value-type="float" office:value="30970">
            <text:p>30970</text:p>
          </table:table-cell>
          <table:table-cell office:value-type="float" office:value="-229.5">
            <text:p>-229.5</text:p>
          </table:table-cell>
          <table:table-cell office:value-type="float" office:value="-1022.75">
            <text:p>-1022.75</text:p>
          </table:table-cell>
          <table:table-cell office:value-type="float" office:value="62">
            <text:p>62</text:p>
          </table:table-cell>
          <table:table-cell office:value-type="float" office:value="-0.0193589202867988">
            <text:p>-0.0193589203</text:p>
          </table:table-cell>
          <table:table-cell office:value-type="float" office:value="-0.0534491769009668">
            <text:p>-0.0534491769</text:p>
          </table:table-cell>
          <table:table-cell office:value-type="float" office:value="0.00200193735873426">
            <text:p>0.0020019374</text:p>
          </table:table-cell>
          <table:table-cell office:value-type="float" office:value="0.932978323873759">
            <text:p>0.9329783239</text:p>
          </table:table-cell>
          <table:table-cell office:value-type="float" office:value="0.818527237288942">
            <text:p>0.8185272373</text:p>
          </table:table-cell>
          <table:table-cell office:value-type="float" office:value="1.00701463595182">
            <text:p>1.007014636</text:p>
          </table:table-cell>
          <table:table-cell office:value-type="float" office:value="0">
            <text:p>0</text:p>
          </table:table-cell>
          <table:table-cell office:value-type="float" office:value="-12.6185951827934">
            <text:p>-12.61859518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1252">
            <text:p>1252</text:p>
          </table:table-cell>
          <table:table-cell office:value-type="float" office:value="580">
            <text:p>580</text:p>
          </table:table-cell>
          <table:table-cell office:value-type="float" office:value="844">
            <text:p>844</text:p>
          </table:table-cell>
          <table:table-cell office:value-type="float" office:value="12335">
            <text:p>12335</text:p>
          </table:table-cell>
          <table:table-cell office:value-type="float" office:value="18928">
            <text:p>18928</text:p>
          </table:table-cell>
          <table:table-cell office:value-type="float" office:value="31540">
            <text:p>31540</text:p>
          </table:table-cell>
          <table:table-cell office:value-type="float" office:value="-120.5">
            <text:p>-120.5</text:p>
          </table:table-cell>
          <table:table-cell office:value-type="float" office:value="-126">
            <text:p>-126</text:p>
          </table:table-cell>
          <table:table-cell office:value-type="float" office:value="-299.875">
            <text:p>-299.875</text:p>
          </table:table-cell>
          <table:table-cell office:value-type="float" office:value="-0.00976895014187272">
            <text:p>-0.0097689501</text:p>
          </table:table-cell>
          <table:table-cell office:value-type="float" office:value="-0.00665680473372781">
            <text:p>-0.0066568047</text:p>
          </table:table-cell>
          <table:table-cell office:value-type="float" office:value="-0.0095077679137603">
            <text:p>-0.0095077679</text:p>
          </table:table-cell>
          <table:table-cell office:value-type="float" office:value="0.965995721981719">
            <text:p>0.965995722</text:p>
          </table:table-cell>
          <table:table-cell office:value-type="float" office:value="0.976788037008508">
            <text:p>0.976788037</text:p>
          </table:table-cell>
          <table:table-cell office:value-type="float" office:value="0.966899991697215">
            <text:p>0.966899991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office:value-type="float" office:value="878">
            <text:p>878</text:p>
          </table:table-cell>
          <table:table-cell office:value-type="float" office:value="614">
            <text:p>614</text:p>
          </table:table-cell>
          <table:table-cell office:value-type="float" office:value="878">
            <text:p>878</text:p>
          </table:table-cell>
          <table:table-cell office:value-type="float" office:value="12045">
            <text:p>12045</text:p>
          </table:table-cell>
          <table:table-cell office:value-type="float" office:value="18255">
            <text:p>18255</text:p>
          </table:table-cell>
          <table:table-cell office:value-type="float" office:value="30708">
            <text:p>30708</text:p>
          </table:table-cell>
          <table:table-cell office:value-type="float" office:value="-735.75">
            <text:p>-735.75</text:p>
          </table:table-cell>
          <table:table-cell office:value-type="float" office:value="-379.75">
            <text:p>-379.75</text:p>
          </table:table-cell>
          <table:table-cell office:value-type="float" office:value="-697.125">
            <text:p>-697.125</text:p>
          </table:table-cell>
          <table:table-cell office:value-type="float" office:value="-0.0610834371108344">
            <text:p>-0.0610834371</text:p>
          </table:table-cell>
          <table:table-cell office:value-type="float" office:value="-0.0208025198575733">
            <text:p>-0.0208025199</text:p>
          </table:table-cell>
          <table:table-cell office:value-type="float" office:value="-0.0227017389605315">
            <text:p>-0.022701739</text:p>
          </table:table-cell>
          <table:table-cell office:value-type="float" office:value="0.793521095239055">
            <text:p>0.7935210952</text:p>
          </table:table-cell>
          <table:table-cell office:value-type="float" office:value="0.928039360370046">
            <text:p>0.9280393604</text:p>
          </table:table-cell>
          <table:table-cell office:value-type="float" office:value="0.921554036783731">
            <text:p>0.9215540368</text:p>
          </table:table-cell>
          <table:table-cell office:value-type="float" office:value="-10.9973330874945">
            <text:p>-10.9973330875</text:p>
          </table:table-cell>
          <table:table-cell office:value-type="float" office:value="-32.972559164487">
            <text:p>-32.9725591645</text:p>
          </table:table-cell>
          <table:table-cell office:value-type="float" office:value="-30.1848790903409">
            <text:p>-30.1848790903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office:value-type="float" office:value="835">
            <text:p>835</text:p>
          </table:table-cell>
          <table:table-cell table:number-columns-repeated="2" office:value-type="float" office:value="572">
            <text:p>572</text:p>
          </table:table-cell>
          <table:table-cell office:value-type="float" office:value="11274">
            <text:p>11274</text:p>
          </table:table-cell>
          <table:table-cell office:value-type="float" office:value="16934">
            <text:p>16934</text:p>
          </table:table-cell>
          <table:table-cell office:value-type="float" office:value="28343">
            <text:p>28343</text:p>
          </table:table-cell>
          <table:table-cell office:value-type="float" office:value="-377.25">
            <text:p>-377.25</text:p>
          </table:table-cell>
          <table:table-cell office:value-type="float" office:value="93.75">
            <text:p>93.75</text:p>
          </table:table-cell>
          <table:table-cell office:value-type="float" office:value="-1210.25">
            <text:p>-1210.25</text:p>
          </table:table-cell>
          <table:table-cell office:value-type="float" office:value="-0.0334619478445982">
            <text:p>-0.0334619478</text:p>
          </table:table-cell>
          <table:table-cell office:value-type="float" office:value="0.00553619936222983">
            <text:p>0.0055361994</text:p>
          </table:table-cell>
          <table:table-cell office:value-type="float" office:value="-0.0427001376001129">
            <text:p>-0.0427001376</text:p>
          </table:table-cell>
          <table:table-cell office:value-type="float" office:value="0.885077798372873">
            <text:p>0.8850777984</text:p>
          </table:table-cell>
          <table:table-cell office:value-type="float" office:value="1.01943677079443">
            <text:p>1.0194367708</text:p>
          </table:table-cell>
          <table:table-cell office:value-type="float" office:value="0.854123189831699">
            <text:p>0.8541231898</text:p>
          </table:table-cell>
          <table:table-cell office:value-type="float" office:value="-20.3659504284803">
            <text:p>-20.3659504285</text:p>
          </table:table-cell>
          <table:table-cell office:value-type="float" office:value="0">
            <text:p>0</text:p>
          </table:table-cell>
          <table:table-cell office:value-type="float" office:value="-15.8838085632508">
            <text:p>-15.8838085633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24">
            <text:p>1224</text:p>
          </table:table-cell>
          <table:table-cell office:value-type="float" office:value="11735">
            <text:p>11735</text:p>
          </table:table-cell>
          <table:table-cell office:value-type="float" office:value="16908">
            <text:p>16908</text:p>
          </table:table-cell>
          <table:table-cell office:value-type="float" office:value="25664">
            <text:p>25664</text:p>
          </table:table-cell>
          <table:table-cell office:value-type="float" office:value="-272.75">
            <text:p>-272.75</text:p>
          </table:table-cell>
          <table:table-cell office:value-type="float" office:value="-98.375">
            <text:p>-98.375</text:p>
          </table:table-cell>
          <table:table-cell office:value-type="float" office:value="-1375.875">
            <text:p>-1375.875</text:p>
          </table:table-cell>
          <table:table-cell office:value-type="float" office:value="-0.0232424371538134">
            <text:p>-0.0232424372</text:p>
          </table:table-cell>
          <table:table-cell office:value-type="float" office:value="-0.00581825171516442">
            <text:p>-0.0058182517</text:p>
          </table:table-cell>
          <table:table-cell office:value-type="float" office:value="-0.0536110894638404">
            <text:p>-0.0536110895</text:p>
          </table:table-cell>
          <table:table-cell office:value-type="float" office:value="0.919710283295957">
            <text:p>0.9197102833</text:p>
          </table:table-cell>
          <table:table-cell office:value-type="float" office:value="0.979702469020846">
            <text:p>0.979702469</text:p>
          </table:table-cell>
          <table:table-cell office:value-type="float" office:value="0.817994518747018">
            <text:p>0.8179945187</text:p>
          </table:table-cell>
          <table:table-cell office:value-type="float" office:value="-29.4745507657779">
            <text:p>-29.4745507658</text:p>
          </table:table-cell>
          <table:table-cell office:value-type="float" office:value="0">
            <text:p>0</text:p>
          </table:table-cell>
          <table:table-cell office:value-type="float" office:value="-12.5794192006186">
            <text:p>-12.5794192006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1232">
            <text:p>1232</text:p>
          </table:table-cell>
          <table:table-cell office:value-type="float" office:value="829">
            <text:p>829</text:p>
          </table:table-cell>
          <table:table-cell office:value-type="float" office:value="570">
            <text:p>570</text:p>
          </table:table-cell>
          <table:table-cell office:value-type="float" office:value="12460">
            <text:p>12460</text:p>
          </table:table-cell>
          <table:table-cell office:value-type="float" office:value="16255">
            <text:p>16255</text:p>
          </table:table-cell>
          <table:table-cell office:value-type="float" office:value="23570">
            <text:p>23570</text:p>
          </table:table-cell>
          <table:table-cell office:value-type="float" office:value="-72.75">
            <text:p>-72.75</text:p>
          </table:table-cell>
          <table:table-cell office:value-type="float" office:value="-41.25">
            <text:p>-41.25</text:p>
          </table:table-cell>
          <table:table-cell office:value-type="float" office:value="-1307.25">
            <text:p>-1307.25</text:p>
          </table:table-cell>
          <table:table-cell office:value-type="float" office:value="-0.00583868378812199">
            <text:p>-0.0058386838</text:p>
          </table:table-cell>
          <table:table-cell office:value-type="float" office:value="-0.00253768071362658">
            <text:p>-0.0025376807</text:p>
          </table:table-cell>
          <table:table-cell office:value-type="float" office:value="-0.0554624522698345">
            <text:p>-0.0554624523</text:p>
          </table:table-cell>
          <table:table-cell office:value-type="float" office:value="0.979631423589193">
            <text:p>0.9796314236</text:p>
          </table:table-cell>
          <table:table-cell office:value-type="float" office:value="0.991130739556179">
            <text:p>0.9911307396</text:p>
          </table:table-cell>
          <table:table-cell office:value-type="float" office:value="0.811910540934675">
            <text:p>0.8119105409</text:p>
          </table:table-cell>
          <table:table-cell table:number-columns-repeated="2" office:value-type="float" office:value="0">
            <text:p>0</text:p>
          </table:table-cell>
          <table:table-cell office:value-type="float" office:value="-12.1477241393631">
            <text:p>-12.1477241394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03">
            <text:p>1303</text:p>
          </table:table-cell>
          <table:table-cell office:value-type="float" office:value="11865">
            <text:p>11865</text:p>
          </table:table-cell>
          <table:table-cell office:value-type="float" office:value="15358">
            <text:p>15358</text:p>
          </table:table-cell>
          <table:table-cell office:value-type="float" office:value="21260">
            <text:p>21260</text:p>
          </table:table-cell>
          <table:table-cell office:value-type="float" office:value="-39.625">
            <text:p>-39.625</text:p>
          </table:table-cell>
          <table:table-cell office:value-type="float" office:value="14.25">
            <text:p>14.25</text:p>
          </table:table-cell>
          <table:table-cell office:value-type="float" office:value="-124.875">
            <text:p>-124.875</text:p>
          </table:table-cell>
          <table:table-cell office:value-type="float" office:value="-0.00333965444584914">
            <text:p>-0.0033396544</text:p>
          </table:table-cell>
          <table:table-cell office:value-type="float" office:value="0.000927855189477797">
            <text:p>0.0009278552</text:p>
          </table:table-cell>
          <table:table-cell office:value-type="float" office:value="-0.00587370649106303">
            <text:p>-0.0058737065</text:p>
          </table:table-cell>
          <table:table-cell office:value-type="float" office:value="0.988333069891491">
            <text:p>0.9883330699</text:p>
          </table:table-cell>
          <table:table-cell office:value-type="float" office:value="1.00324918055707">
            <text:p>1.0032491806</text:p>
          </table:table-cell>
          <table:table-cell office:value-type="float" office:value="0.979509648120048">
            <text:p>0.979509648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office:value-type="float" office:value="602">
            <text:p>602</text:p>
          </table:table-cell>
          <table:table-cell table:number-columns-repeated="2" office:value-type="float" office:value="1267">
            <text:p>1267</text:p>
          </table:table-cell>
          <table:table-cell office:value-type="float" office:value="11236">
            <text:p>11236</text:p>
          </table:table-cell>
          <table:table-cell office:value-type="float" office:value="14945">
            <text:p>14945</text:p>
          </table:table-cell>
          <table:table-cell office:value-type="float" office:value="22636">
            <text:p>22636</text:p>
          </table:table-cell>
          <table:table-cell office:value-type="float" office:value="-543.75">
            <text:p>-543.75</text:p>
          </table:table-cell>
          <table:table-cell office:value-type="float" office:value="4.875">
            <text:p>4.875</text:p>
          </table:table-cell>
          <table:table-cell office:value-type="float" office:value="102">
            <text:p>102</text:p>
          </table:table-cell>
          <table:table-cell office:value-type="float" office:value="-0.0483935564257743">
            <text:p>-0.0483935564</text:p>
          </table:table-cell>
          <table:table-cell office:value-type="float" office:value="0.000326196052191368">
            <text:p>0.0003261961</text:p>
          </table:table-cell>
          <table:table-cell office:value-type="float" office:value="0.00450609648347765">
            <text:p>0.0045060965</text:p>
          </table:table-cell>
          <table:table-cell office:value-type="float" office:value="0.835212747664718">
            <text:p>0.8352127477</text:p>
          </table:table-cell>
          <table:table-cell office:value-type="float" office:value="1.00114189473424">
            <text:p>1.0011418947</text:p>
          </table:table-cell>
          <table:table-cell office:value-type="float" office:value="1.01581113530699">
            <text:p>1.0158111353</text:p>
          </table:table-cell>
          <table:table-cell office:value-type="float" office:value="-13.9736909048741">
            <text:p>-13.973690904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75">
            <text:p>1275</text:p>
          </table:table-cell>
          <table:table-cell office:value-type="float" office:value="608">
            <text:p>608</text:p>
          </table:table-cell>
          <table:table-cell office:value-type="float" office:value="11720">
            <text:p>11720</text:p>
          </table:table-cell>
          <table:table-cell office:value-type="float" office:value="14954">
            <text:p>14954</text:p>
          </table:table-cell>
          <table:table-cell office:value-type="float" office:value="22693">
            <text:p>22693</text:p>
          </table:table-cell>
          <table:table-cell office:value-type="float" office:value="-270.75">
            <text:p>-270.75</text:p>
          </table:table-cell>
          <table:table-cell office:value-type="float" office:value="-394.875">
            <text:p>-394.875</text:p>
          </table:table-cell>
          <table:table-cell office:value-type="float" office:value="-62">
            <text:p>-62</text:p>
          </table:table-cell>
          <table:table-cell office:value-type="float" office:value="-0.0231015358361775">
            <text:p>-0.0231015358</text:p>
          </table:table-cell>
          <table:table-cell office:value-type="float" office:value="-0.0264059783335562">
            <text:p>-0.0264059783</text:p>
          </table:table-cell>
          <table:table-cell office:value-type="float" office:value="-0.00273212003701582">
            <text:p>-0.00273212</text:p>
          </table:table-cell>
          <table:table-cell office:value-type="float" office:value="0.92019063925104">
            <text:p>0.9201906393</text:p>
          </table:table-cell>
          <table:table-cell office:value-type="float" office:value="0.908945736188388">
            <text:p>0.9089457362</text:p>
          </table:table-cell>
          <table:table-cell office:value-type="float" office:value="0.990452210251042">
            <text:p>0.9904522103</text:p>
          </table:table-cell>
          <table:table-cell office:value-type="float" office:value="-29.6564529394848">
            <text:p>-29.6564529395</text:p>
          </table:table-cell>
          <table:table-cell office:value-type="float" office:value="-25.901511398333">
            <text:p>-25.90151139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94">
            <text:p>1294</text:p>
          </table:table-cell>
          <table:table-cell office:value-type="float" office:value="623">
            <text:p>623</text:p>
          </table:table-cell>
          <table:table-cell office:value-type="float" office:value="11985">
            <text:p>11985</text:p>
          </table:table-cell>
          <table:table-cell office:value-type="float" office:value="15899">
            <text:p>15899</text:p>
          </table:table-cell>
          <table:table-cell office:value-type="float" office:value="22017">
            <text:p>22017</text:p>
          </table:table-cell>
          <table:table-cell office:value-type="float" office:value="-97">
            <text:p>-97</text:p>
          </table:table-cell>
          <table:table-cell office:value-type="float" office:value="-267">
            <text:p>-267</text:p>
          </table:table-cell>
          <table:table-cell office:value-type="float" office:value="-146.125">
            <text:p>-146.125</text:p>
          </table:table-cell>
          <table:table-cell office:value-type="float" office:value="-0.00809345014601585">
            <text:p>-0.0080934501</text:p>
          </table:table-cell>
          <table:table-cell office:value-type="float" office:value="-0.0167935090257249">
            <text:p>-0.016793509</text:p>
          </table:table-cell>
          <table:table-cell office:value-type="float" office:value="-0.0066369169278285">
            <text:p>-0.0066369169</text:p>
          </table:table-cell>
          <table:table-cell office:value-type="float" office:value="0.971801312202066">
            <text:p>0.9718013122</text:p>
          </table:table-cell>
          <table:table-cell office:value-type="float" office:value="0.941775481422941">
            <text:p>0.9417754814</text:p>
          </table:table-cell>
          <table:table-cell office:value-type="float" office:value="0.976857126138562">
            <text:p>0.976857126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office:value-type="float" office:value="832">
            <text:p>832</text:p>
          </table:table-cell>
          <table:table-cell office:value-type="float" office:value="1245">
            <text:p>1245</text:p>
          </table:table-cell>
          <table:table-cell office:value-type="float" office:value="11211">
            <text:p>11211</text:p>
          </table:table-cell>
          <table:table-cell office:value-type="float" office:value="15150">
            <text:p>15150</text:p>
          </table:table-cell>
          <table:table-cell office:value-type="float" office:value="21260">
            <text:p>21260</text:p>
          </table:table-cell>
          <table:table-cell office:value-type="float" office:value="-102.375">
            <text:p>-102.375</text:p>
          </table:table-cell>
          <table:table-cell office:value-type="float" office:value="-78.375">
            <text:p>-78.375</text:p>
          </table:table-cell>
          <table:table-cell office:value-type="float" office:value="-124.875">
            <text:p>-124.875</text:p>
          </table:table-cell>
          <table:table-cell office:value-type="float" office:value="-0.00913165640888413">
            <text:p>-0.0091316564</text:p>
          </table:table-cell>
          <table:table-cell office:value-type="float" office:value="-0.00517326732673267">
            <text:p>-0.0051732673</text:p>
          </table:table-cell>
          <table:table-cell office:value-type="float" office:value="-0.00587370649106303">
            <text:p>-0.0058737065</text:p>
          </table:table-cell>
          <table:table-cell office:value-type="float" office:value="0.968202641380495">
            <text:p>0.9682026414</text:p>
          </table:table-cell>
          <table:table-cell office:value-type="float" office:value="0.98194601923831">
            <text:p>0.9819460192</text:p>
          </table:table-cell>
          <table:table-cell office:value-type="float" office:value="0.979509648120048">
            <text:p>0.979509648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office:value-type="float" office:value="547">
            <text:p>547</text:p>
          </table:table-cell>
          <table:table-cell office:value-type="float" office:value="807">
            <text:p>807</text:p>
          </table:table-cell>
          <table:table-cell office:value-type="float" office:value="547">
            <text:p>547</text:p>
          </table:table-cell>
          <table:table-cell office:value-type="float" office:value="11208">
            <text:p>11208</text:p>
          </table:table-cell>
          <table:table-cell office:value-type="float" office:value="15970">
            <text:p>15970</text:p>
          </table:table-cell>
          <table:table-cell office:value-type="float" office:value="22693">
            <text:p>22693</text:p>
          </table:table-cell>
          <table:table-cell office:value-type="float" office:value="-124.75">
            <text:p>-124.75</text:p>
          </table:table-cell>
          <table:table-cell office:value-type="float" office:value="-6">
            <text:p>-6</text:p>
          </table:table-cell>
          <table:table-cell office:value-type="float" office:value="77.375">
            <text:p>77.375</text:p>
          </table:table-cell>
          <table:table-cell office:value-type="float" office:value="-0.0111304425410421">
            <text:p>-0.0111304425</text:p>
          </table:table-cell>
          <table:table-cell office:value-type="float" office:value="-0.000375704445835942">
            <text:p>-0.0003757044</text:p>
          </table:table-cell>
          <table:table-cell office:value-type="float" office:value="0.00340964173974353">
            <text:p>0.0034096417</text:p>
          </table:table-cell>
          <table:table-cell office:value-type="float" office:value="0.961286269138625">
            <text:p>0.9612862691</text:p>
          </table:table-cell>
          <table:table-cell office:value-type="float" office:value="0.998685311101082">
            <text:p>0.9986853111</text:p>
          </table:table-cell>
          <table:table-cell office:value-type="float" office:value="1.01195653237642">
            <text:p>1.01195653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office:value-type="float" office:value="623">
            <text:p>623</text:p>
          </table:table-cell>
          <table:table-cell office:value-type="float" office:value="885">
            <text:p>885</text:p>
          </table:table-cell>
          <table:table-cell office:value-type="float" office:value="623">
            <text:p>623</text:p>
          </table:table-cell>
          <table:table-cell office:value-type="float" office:value="11094">
            <text:p>11094</text:p>
          </table:table-cell>
          <table:table-cell office:value-type="float" office:value="16202">
            <text:p>16202</text:p>
          </table:table-cell>
          <table:table-cell office:value-type="float" office:value="22753">
            <text:p>22753</text:p>
          </table:table-cell>
          <table:table-cell office:value-type="float" office:value="-215.25">
            <text:p>-215.25</text:p>
          </table:table-cell>
          <table:table-cell office:value-type="float" office:value="-147.75">
            <text:p>-147.75</text:p>
          </table:table-cell>
          <table:table-cell office:value-type="float" office:value="-59.75">
            <text:p>-59.75</text:p>
          </table:table-cell>
          <table:table-cell office:value-type="float" office:value="-0.0194023796646836">
            <text:p>-0.0194023797</text:p>
          </table:table-cell>
          <table:table-cell office:value-type="float" office:value="-0.00911924453771139">
            <text:p>-0.0091192445</text:p>
          </table:table-cell>
          <table:table-cell office:value-type="float" office:value="-0.00262602733705445">
            <text:p>-0.0026260273</text:p>
          </table:table-cell>
          <table:table-cell office:value-type="float" office:value="0.932829517753446">
            <text:p>0.9328295178</text:p>
          </table:table-cell>
          <table:table-cell office:value-type="float" office:value="0.96824563893505">
            <text:p>0.9682456389</text:p>
          </table:table-cell>
          <table:table-cell office:value-type="float" office:value="0.990822420518676">
            <text:p>0.990822420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6">
            <text:p>656</text:p>
          </table:table-cell>
          <table:table-cell office:value-type="float" office:value="917">
            <text:p>917</text:p>
          </table:table-cell>
          <table:table-cell office:value-type="float" office:value="11270">
            <text:p>11270</text:p>
          </table:table-cell>
          <table:table-cell office:value-type="float" office:value="15172">
            <text:p>15172</text:p>
          </table:table-cell>
          <table:table-cell office:value-type="float" office:value="21807">
            <text:p>21807</text:p>
          </table:table-cell>
          <table:table-cell office:value-type="float" office:value="-237.5">
            <text:p>-237.5</text:p>
          </table:table-cell>
          <table:table-cell office:value-type="float" office:value="-67">
            <text:p>-67</text:p>
          </table:table-cell>
          <table:table-cell office:value-type="float" office:value="-241.25">
            <text:p>-241.25</text:p>
          </table:table-cell>
          <table:table-cell office:value-type="float" office:value="-0.0210736468500444">
            <text:p>-0.0210736469</text:p>
          </table:table-cell>
          <table:table-cell office:value-type="float" office:value="-0.00441602952807804">
            <text:p>-0.0044160295</text:p>
          </table:table-cell>
          <table:table-cell office:value-type="float" office:value="-0.0110629614344018">
            <text:p>-0.0110629614</text:p>
          </table:table-cell>
          <table:table-cell office:value-type="float" office:value="0.927112669264303">
            <text:p>0.9271126693</text:p>
          </table:table-cell>
          <table:table-cell office:value-type="float" office:value="0.984582119232641">
            <text:p>0.9845821192</text:p>
          </table:table-cell>
          <table:table-cell office:value-type="float" office:value="0.961519517646364">
            <text:p>0.9615195176</text:p>
          </table:table-cell>
          <table:table-cell office:value-type="float" office:value="-32.5438539373822">
            <text:p>-32.543853937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table:number-columns-repeated="2" office:value-type="float" office:value="1295">
            <text:p>1295</text:p>
          </table:table-cell>
          <table:table-cell office:value-type="float" office:value="11012">
            <text:p>11012</text:p>
          </table:table-cell>
          <table:table-cell office:value-type="float" office:value="14768">
            <text:p>14768</text:p>
          </table:table-cell>
          <table:table-cell office:value-type="float" office:value="20980">
            <text:p>20980</text:p>
          </table:table-cell>
          <table:table-cell office:value-type="float" office:value="-29.625">
            <text:p>-29.625</text:p>
          </table:table-cell>
          <table:table-cell office:value-type="float" office:value="-36.875">
            <text:p>-36.875</text:p>
          </table:table-cell>
          <table:table-cell office:value-type="float" office:value="-97.25">
            <text:p>-97.25</text:p>
          </table:table-cell>
          <table:table-cell office:value-type="float" office:value="-0.00269024700326916">
            <text:p>-0.002690247</text:p>
          </table:table-cell>
          <table:table-cell office:value-type="float" office:value="-0.00249695287107259">
            <text:p>-0.0024969529</text:p>
          </table:table-cell>
          <table:table-cell office:value-type="float" office:value="-0.00463536701620591">
            <text:p>-0.004635367</text:p>
          </table:table-cell>
          <table:table-cell office:value-type="float" office:value="0.990598320849278">
            <text:p>0.9905983208</text:p>
          </table:table-cell>
          <table:table-cell office:value-type="float" office:value="0.991272885107581">
            <text:p>0.9912728851</text:p>
          </table:table-cell>
          <table:table-cell office:value-type="float" office:value="0.983818329232934">
            <text:p>0.983818329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25">
            <text:p>625</text:p>
          </table:table-cell>
          <table:table-cell office:value-type="float" office:value="1308">
            <text:p>1308</text:p>
          </table:table-cell>
          <table:table-cell office:value-type="float" office:value="10808">
            <text:p>10808</text:p>
          </table:table-cell>
          <table:table-cell office:value-type="float" office:value="14720">
            <text:p>14720</text:p>
          </table:table-cell>
          <table:table-cell office:value-type="float" office:value="21797">
            <text:p>21797</text:p>
          </table:table-cell>
          <table:table-cell office:value-type="float" office:value="-204.375">
            <text:p>-204.375</text:p>
          </table:table-cell>
          <table:table-cell office:value-type="float" office:value="-366">
            <text:p>-366</text:p>
          </table:table-cell>
          <table:table-cell office:value-type="float" office:value="-82.125">
            <text:p>-82.125</text:p>
          </table:table-cell>
          <table:table-cell office:value-type="float" office:value="-0.0189096039970392">
            <text:p>-0.018909604</text:p>
          </table:table-cell>
          <table:table-cell office:value-type="float" office:value="-0.0248641304347826">
            <text:p>-0.0248641304</text:p>
          </table:table-cell>
          <table:table-cell office:value-type="float" office:value="-0.00376772032848557">
            <text:p>-0.0037677203</text:p>
          </table:table-cell>
          <table:table-cell office:value-type="float" office:value="0.934517229332079">
            <text:p>0.9345172293</text:p>
          </table:table-cell>
          <table:table-cell office:value-type="float" office:value="0.914187264443526">
            <text:p>0.9141872644</text:p>
          </table:table-cell>
          <table:table-cell office:value-type="float" office:value="0.986840802454589">
            <text:p>0.9868408025</text:p>
          </table:table-cell>
          <table:table-cell office:value-type="float" office:value="0">
            <text:p>0</text:p>
          </table:table-cell>
          <table:table-cell office:value-type="float" office:value="-27.5293668628066">
            <text:p>-27.52936686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office:value-type="float" office:value="624">
            <text:p>624</text:p>
          </table:table-cell>
          <table:table-cell table:number-columns-repeated="2" office:value-type="float" office:value="889">
            <text:p>889</text:p>
          </table:table-cell>
          <table:table-cell office:value-type="float" office:value="10660">
            <text:p>10660</text:p>
          </table:table-cell>
          <table:table-cell office:value-type="float" office:value="14485">
            <text:p>14485</text:p>
          </table:table-cell>
          <table:table-cell office:value-type="float" office:value="21805">
            <text:p>21805</text:p>
          </table:table-cell>
          <table:table-cell office:value-type="float" office:value="-128">
            <text:p>-128</text:p>
          </table:table-cell>
          <table:table-cell office:value-type="float" office:value="-415.5">
            <text:p>-415.5</text:p>
          </table:table-cell>
          <table:table-cell office:value-type="float" office:value="-122.375">
            <text:p>-122.375</text:p>
          </table:table-cell>
          <table:table-cell office:value-type="float" office:value="-0.0120075046904315">
            <text:p>-0.0120075047</text:p>
          </table:table-cell>
          <table:table-cell office:value-type="float" office:value="-0.0286848463928202">
            <text:p>-0.0286848464</text:p>
          </table:table-cell>
          <table:table-cell office:value-type="float" office:value="-0.00561224489795918">
            <text:p>-0.0056122449</text:p>
          </table:table-cell>
          <table:table-cell office:value-type="float" office:value="0.958256326714516">
            <text:p>0.9582563267</text:p>
          </table:table-cell>
          <table:table-cell office:value-type="float" office:value="0.901215765633786">
            <text:p>0.9012157656</text:p>
          </table:table-cell>
          <table:table-cell office:value-type="float" office:value="0.98041887755102">
            <text:p>0.9804188776</text:p>
          </table:table-cell>
          <table:table-cell office:value-type="float" office:value="0">
            <text:p>0</text:p>
          </table:table-cell>
          <table:table-cell office:value-type="float" office:value="-23.8159737278916">
            <text:p>-23.81597372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office:value-type="float" office:value="569">
            <text:p>569</text:p>
          </table:table-cell>
          <table:table-cell office:value-type="float" office:value="834">
            <text:p>834</text:p>
          </table:table-cell>
          <table:table-cell office:value-type="float" office:value="1255">
            <text:p>1255</text:p>
          </table:table-cell>
          <table:table-cell office:value-type="float" office:value="10960">
            <text:p>10960</text:p>
          </table:table-cell>
          <table:table-cell office:value-type="float" office:value="14362">
            <text:p>14362</text:p>
          </table:table-cell>
          <table:table-cell office:value-type="float" office:value="20277">
            <text:p>20277</text:p>
          </table:table-cell>
          <table:table-cell office:value-type="float" office:value="-105.5">
            <text:p>-105.5</text:p>
          </table:table-cell>
          <table:table-cell office:value-type="float" office:value="-150.75">
            <text:p>-150.75</text:p>
          </table:table-cell>
          <table:table-cell office:value-type="float" office:value="-363.5">
            <text:p>-363.5</text:p>
          </table:table-cell>
          <table:table-cell office:value-type="float" office:value="-0.00962591240875912">
            <text:p>-0.0096259124</text:p>
          </table:table-cell>
          <table:table-cell office:value-type="float" office:value="-0.01049644896254">
            <text:p>-0.010496449</text:p>
          </table:table-cell>
          <table:table-cell office:value-type="float" office:value="-0.0179267149972876">
            <text:p>-0.017926715</text:p>
          </table:table-cell>
          <table:table-cell office:value-type="float" office:value="0.966490916621157">
            <text:p>0.9664909166</text:p>
          </table:table-cell>
          <table:table-cell office:value-type="float" office:value="0.963478372495123">
            <text:p>0.9634783725</text:p>
          </table:table-cell>
          <table:table-cell office:value-type="float" office:value="0.937886377046258">
            <text:p>0.93788637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office:value-type="float" office:value="780">
            <text:p>780</text:p>
          </table:table-cell>
          <table:table-cell table:number-columns-repeated="2" office:value-type="float" office:value="1201">
            <text:p>1201</text:p>
          </table:table-cell>
          <table:table-cell office:value-type="float" office:value="11272">
            <text:p>11272</text:p>
          </table:table-cell>
          <table:table-cell office:value-type="float" office:value="14738">
            <text:p>14738</text:p>
          </table:table-cell>
          <table:table-cell office:value-type="float" office:value="20918">
            <text:p>20918</text:p>
          </table:table-cell>
          <table:table-cell office:value-type="float" office:value="-33">
            <text:p>-33</text:p>
          </table:table-cell>
          <table:table-cell office:value-type="float" office:value="-31.25">
            <text:p>-31.25</text:p>
          </table:table-cell>
          <table:table-cell office:value-type="float" office:value="-388">
            <text:p>-388</text:p>
          </table:table-cell>
          <table:table-cell office:value-type="float" office:value="-0.00292760823278921">
            <text:p>-0.0029276082</text:p>
          </table:table-cell>
          <table:table-cell office:value-type="float" office:value="-0.00212036911385534">
            <text:p>-0.0021203691</text:p>
          </table:table-cell>
          <table:table-cell office:value-type="float" office:value="-0.0185486184147624">
            <text:p>-0.0185486184</text:p>
          </table:table-cell>
          <table:table-cell office:value-type="float" office:value="0.989770170129569">
            <text:p>0.9897701701</text:p>
          </table:table-cell>
          <table:table-cell office:value-type="float" office:value="0.992587520193257">
            <text:p>0.9925875202</text:p>
          </table:table-cell>
          <table:table-cell office:value-type="float" office:value="0.935754175988721">
            <text:p>0.93575417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table:number-columns-repeated="2" office:value-type="float" office:value="1226">
            <text:p>1226</text:p>
          </table:table-cell>
          <table:table-cell office:value-type="float" office:value="10555">
            <text:p>10555</text:p>
          </table:table-cell>
          <table:table-cell office:value-type="float" office:value="14010">
            <text:p>14010</text:p>
          </table:table-cell>
          <table:table-cell office:value-type="float" office:value="20917">
            <text:p>20917</text:p>
          </table:table-cell>
          <table:table-cell office:value-type="float" office:value="-92.625">
            <text:p>-92.625</text:p>
          </table:table-cell>
          <table:table-cell office:value-type="float" office:value="-187">
            <text:p>-187</text:p>
          </table:table-cell>
          <table:table-cell office:value-type="float" office:value="-168.75">
            <text:p>-168.75</text:p>
          </table:table-cell>
          <table:table-cell office:value-type="float" office:value="-0.00877546186641402">
            <text:p>-0.0087754619</text:p>
          </table:table-cell>
          <table:table-cell office:value-type="float" office:value="-0.0133476088508208">
            <text:p>-0.0133476089</text:p>
          </table:table-cell>
          <table:table-cell office:value-type="float" office:value="-0.00806760051632643">
            <text:p>-0.0080676005</text:p>
          </table:table-cell>
          <table:table-cell office:value-type="float" office:value="0.96943682058025">
            <text:p>0.9694368206</text:p>
          </table:table-cell>
          <table:table-cell office:value-type="float" office:value="0.953632559999715">
            <text:p>0.95363256</text:p>
          </table:table-cell>
          <table:table-cell office:value-type="float" office:value="0.971890967101916">
            <text:p>0.971890967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92">
            <text:p>592</text:p>
          </table:table-cell>
          <table:table-cell office:value-type="float" office:value="1277">
            <text:p>1277</text:p>
          </table:table-cell>
          <table:table-cell office:value-type="float" office:value="10091">
            <text:p>10091</text:p>
          </table:table-cell>
          <table:table-cell office:value-type="float" office:value="14005">
            <text:p>14005</text:p>
          </table:table-cell>
          <table:table-cell office:value-type="float" office:value="20927">
            <text:p>20927</text:p>
          </table:table-cell>
          <table:table-cell office:value-type="float" office:value="-70">
            <text:p>-70</text:p>
          </table:table-cell>
          <table:table-cell office:value-type="float" office:value="-461">
            <text:p>-461</text:p>
          </table:table-cell>
          <table:table-cell office:value-type="float" office:value="-117.375">
            <text:p>-117.375</text:p>
          </table:table-cell>
          <table:table-cell office:value-type="float" office:value="-0.00693687444257259">
            <text:p>-0.0069368744</text:p>
          </table:table-cell>
          <table:table-cell office:value-type="float" office:value="-0.0329168154230632">
            <text:p>-0.0329168154</text:p>
          </table:table-cell>
          <table:table-cell office:value-type="float" office:value="-0.00560878291202752">
            <text:p>-0.0056087829</text:p>
          </table:table-cell>
          <table:table-cell office:value-type="float" office:value="0.975815255095979">
            <text:p>0.9758152551</text:p>
          </table:table-cell>
          <table:table-cell office:value-type="float" office:value="0.886914838824967">
            <text:p>0.8869148388</text:p>
          </table:table-cell>
          <table:table-cell office:value-type="float" office:value="0.980430918361582">
            <text:p>0.9804309184</text:p>
          </table:table-cell>
          <table:table-cell office:value-type="float" office:value="0">
            <text:p>0</text:p>
          </table:table-cell>
          <table:table-cell office:value-type="float" office:value="-20.7090338009433">
            <text:p>-20.7090338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office:value-type="float" office:value="551">
            <text:p>551</text:p>
          </table:table-cell>
          <table:table-cell office:value-type="float" office:value="814">
            <text:p>814</text:p>
          </table:table-cell>
          <table:table-cell office:value-type="float" office:value="1233">
            <text:p>1233</text:p>
          </table:table-cell>
          <table:table-cell office:value-type="float" office:value="9888">
            <text:p>9888</text:p>
          </table:table-cell>
          <table:table-cell office:value-type="float" office:value="13990">
            <text:p>13990</text:p>
          </table:table-cell>
          <table:table-cell office:value-type="float" office:value="19707">
            <text:p>19707</text:p>
          </table:table-cell>
          <table:table-cell office:value-type="float" office:value="-28.25">
            <text:p>-28.25</text:p>
          </table:table-cell>
          <table:table-cell office:value-type="float" office:value="-4">
            <text:p>-4</text:p>
          </table:table-cell>
          <table:table-cell office:value-type="float" office:value="-230.625">
            <text:p>-230.625</text:p>
          </table:table-cell>
          <table:table-cell office:value-type="float" office:value="-0.00285699838187702">
            <text:p>-0.0028569984</text:p>
          </table:table-cell>
          <table:table-cell office:value-type="float" office:value="-0.000285918513223731">
            <text:p>-0.0002859185</text:p>
          </table:table-cell>
          <table:table-cell office:value-type="float" office:value="-0.0117026944740448">
            <text:p>-0.0117026945</text:p>
          </table:table-cell>
          <table:table-cell office:value-type="float" office:value="0.990016504045348">
            <text:p>0.990016504</text:p>
          </table:table-cell>
          <table:table-cell office:value-type="float" office:value="0.998999445432533">
            <text:p>0.9989994454</text:p>
          </table:table-cell>
          <table:table-cell office:value-type="float" office:value="0.959308997334431">
            <text:p>0.95930899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table:number-columns-repeated="2" office:value-type="float" office:value="1218">
            <text:p>1218</text:p>
          </table:table-cell>
          <table:table-cell office:value-type="float" office:value="9814">
            <text:p>9814</text:p>
          </table:table-cell>
          <table:table-cell office:value-type="float" office:value="14152">
            <text:p>14152</text:p>
          </table:table-cell>
          <table:table-cell office:value-type="float" office:value="20610">
            <text:p>20610</text:p>
          </table:table-cell>
          <table:table-cell office:value-type="float" office:value="-231.375">
            <text:p>-231.375</text:p>
          </table:table-cell>
          <table:table-cell office:value-type="float" office:value="-62.625">
            <text:p>-62.625</text:p>
          </table:table-cell>
          <table:table-cell office:value-type="float" office:value="-349.125">
            <text:p>-349.125</text:p>
          </table:table-cell>
          <table:table-cell office:value-type="float" office:value="-0.0235760138577542">
            <text:p>-0.0235760139</text:p>
          </table:table-cell>
          <table:table-cell office:value-type="float" office:value="-0.00442516958733748">
            <text:p>-0.0044251696</text:p>
          </table:table-cell>
          <table:table-cell office:value-type="float" office:value="-0.0169395924308588">
            <text:p>-0.0169395924</text:p>
          </table:table-cell>
          <table:table-cell office:value-type="float" office:value="0.918573375219525">
            <text:p>0.9185733752</text:p>
          </table:table-cell>
          <table:table-cell office:value-type="float" office:value="0.984550287411037">
            <text:p>0.9845502874</text:p>
          </table:table-cell>
          <table:table-cell office:value-type="float" office:value="0.941273848083772">
            <text:p>0.9412738481</text:p>
          </table:table-cell>
          <table:table-cell office:value-type="float" office:value="-29.0525731281043">
            <text:p>-29.05257312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2">
            <text:p>2</text:p>
          </table:table-cell>
          <table:table-cell office:value-type="float" office:value="534">
            <text:p>534</text:p>
          </table:table-cell>
          <table:table-cell table:number-columns-repeated="2" office:value-type="float" office:value="1207">
            <text:p>1207</text:p>
          </table:table-cell>
          <table:table-cell office:value-type="float" office:value="10025">
            <text:p>10025</text:p>
          </table:table-cell>
          <table:table-cell office:value-type="float" office:value="13362">
            <text:p>13362</text:p>
          </table:table-cell>
          <table:table-cell office:value-type="float" office:value="18814">
            <text:p>18814</text:p>
          </table:table-cell>
          <table:table-cell office:value-type="float" office:value="-166.75">
            <text:p>-166.75</text:p>
          </table:table-cell>
          <table:table-cell office:value-type="float" office:value="-255.25">
            <text:p>-255.25</text:p>
          </table:table-cell>
          <table:table-cell office:value-type="float" office:value="-207.25">
            <text:p>-207.25</text:p>
          </table:table-cell>
          <table:table-cell office:value-type="float" office:value="-0.0166334164588529">
            <text:p>-0.0166334165</text:p>
          </table:table-cell>
          <table:table-cell office:value-type="float" office:value="-0.0191026792396348">
            <text:p>-0.0191026792</text:p>
          </table:table-cell>
          <table:table-cell office:value-type="float" office:value="-0.0110157329648134">
            <text:p>-0.011015733</text:p>
          </table:table-cell>
          <table:table-cell office:value-type="float" office:value="0.942325316658479">
            <text:p>0.9423253167</text:p>
          </table:table-cell>
          <table:table-cell office:value-type="float" office:value="0.933855850875378">
            <text:p>0.9338558509</text:p>
          </table:table-cell>
          <table:table-cell office:value-type="float" office:value="0.961682773513747">
            <text:p>0.961682773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21">
            <text:p>521</text:p>
          </table:table-cell>
          <table:table-cell office:value-type="float" office:value="1187">
            <text:p>1187</text:p>
          </table:table-cell>
          <table:table-cell office:value-type="float" office:value="9830">
            <text:p>9830</text:p>
          </table:table-cell>
          <table:table-cell office:value-type="float" office:value="13240">
            <text:p>13240</text:p>
          </table:table-cell>
          <table:table-cell office:value-type="float" office:value="18774">
            <text:p>18774</text:p>
          </table:table-cell>
          <table:table-cell office:value-type="float" office:value="-62.25">
            <text:p>-62.25</text:p>
          </table:table-cell>
          <table:table-cell office:value-type="float" office:value="-316.875">
            <text:p>-316.875</text:p>
          </table:table-cell>
          <table:table-cell office:value-type="float" office:value="-434.875">
            <text:p>-434.875</text:p>
          </table:table-cell>
          <table:table-cell office:value-type="float" office:value="-0.00633265513733469">
            <text:p>-0.0063326551</text:p>
          </table:table-cell>
          <table:table-cell office:value-type="float" office:value="-0.0239331570996979">
            <text:p>-0.0239331571</text:p>
          </table:table-cell>
          <table:table-cell office:value-type="float" office:value="-0.0231636838180462">
            <text:p>-0.0231636838</text:p>
          </table:table-cell>
          <table:table-cell office:value-type="float" office:value="0.977914307960662">
            <text:p>0.977914308</text:p>
          </table:table-cell>
          <table:table-cell office:value-type="float" office:value="0.917356630328225">
            <text:p>0.9173566303</text:p>
          </table:table-cell>
          <table:table-cell office:value-type="float" office:value="0.919978756882962">
            <text:p>0.9199787569</text:p>
          </table:table-cell>
          <table:table-cell office:value-type="float" office:value="0">
            <text:p>0</text:p>
          </table:table-cell>
          <table:table-cell office:value-type="float" office:value="-28.6138217995283">
            <text:p>-28.6138217995</text:p>
          </table:table-cell>
          <table:table-cell office:value-type="float" office:value="-29.5759477579421">
            <text:p>-29.5759477579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85">
            <text:p>685</text:p>
          </table:table-cell>
          <table:table-cell office:value-type="float" office:value="1085">
            <text:p>1085</text:p>
          </table:table-cell>
          <table:table-cell office:value-type="float" office:value="9756">
            <text:p>9756</text:p>
          </table:table-cell>
          <table:table-cell office:value-type="float" office:value="13874">
            <text:p>13874</text:p>
          </table:table-cell>
          <table:table-cell office:value-type="float" office:value="19785">
            <text:p>19785</text:p>
          </table:table-cell>
          <table:table-cell office:value-type="float" office:value="-71.25">
            <text:p>-71.25</text:p>
          </table:table-cell>
          <table:table-cell office:value-type="float" office:value="-238">
            <text:p>-238</text:p>
          </table:table-cell>
          <table:table-cell office:value-type="float" office:value="-249.5">
            <text:p>-249.5</text:p>
          </table:table-cell>
          <table:table-cell office:value-type="float" office:value="-0.00730319803198032">
            <text:p>-0.007303198</text:p>
          </table:table-cell>
          <table:table-cell office:value-type="float" office:value="-0.0171543895055499">
            <text:p>-0.0171543895</text:p>
          </table:table-cell>
          <table:table-cell office:value-type="float" office:value="-0.0126105635582512">
            <text:p>-0.0126105636</text:p>
          </table:table-cell>
          <table:table-cell office:value-type="float" office:value="0.974543346822998">
            <text:p>0.9745433468</text:p>
          </table:table-cell>
          <table:table-cell office:value-type="float" office:value="0.940536411966019">
            <text:p>0.940536412</text:p>
          </table:table-cell>
          <table:table-cell office:value-type="float" office:value="0.956174719120104">
            <text:p>0.95617471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2">
            <text:p>2</text:p>
          </table:table-cell>
          <table:table-cell office:value-type="float" office:value="482">
            <text:p>482</text:p>
          </table:table-cell>
          <table:table-cell office:value-type="float" office:value="735">
            <text:p>735</text:p>
          </table:table-cell>
          <table:table-cell office:value-type="float" office:value="1130">
            <text:p>1130</text:p>
          </table:table-cell>
          <table:table-cell office:value-type="float" office:value="9450">
            <text:p>9450</text:p>
          </table:table-cell>
          <table:table-cell office:value-type="float" office:value="12887">
            <text:p>12887</text:p>
          </table:table-cell>
          <table:table-cell office:value-type="float" office:value="20049">
            <text:p>20049</text:p>
          </table:table-cell>
          <table:table-cell office:value-type="float" office:value="-251.625">
            <text:p>-251.625</text:p>
          </table:table-cell>
          <table:table-cell office:value-type="float" office:value="-178.25">
            <text:p>-178.25</text:p>
          </table:table-cell>
          <table:table-cell office:value-type="float" office:value="-345.75">
            <text:p>-345.75</text:p>
          </table:table-cell>
          <table:table-cell office:value-type="float" office:value="-0.0266269841269841">
            <text:p>-0.0266269841</text:p>
          </table:table-cell>
          <table:table-cell office:value-type="float" office:value="-0.0138317684488244">
            <text:p>-0.0138317684</text:p>
          </table:table-cell>
          <table:table-cell office:value-type="float" office:value="-0.017245249139608">
            <text:p>-0.0172452491</text:p>
          </table:table-cell>
          <table:table-cell office:value-type="float" office:value="0.908195188271605">
            <text:p>0.9081951883</text:p>
          </table:table-cell>
          <table:table-cell office:value-type="float" office:value="0.951963793353221">
            <text:p>0.9519637934</text:p>
          </table:table-cell>
          <table:table-cell office:value-type="float" office:value="0.940224529302431">
            <text:p>0.9402245293</text:p>
          </table:table-cell>
          <table:table-cell office:value-type="float" office:value="-25.6836245508447">
            <text:p>-25.683624550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2">
            <text:p>2</text:p>
          </table:table-cell>
          <table:table-cell office:value-type="float" office:value="507">
            <text:p>507</text:p>
          </table:table-cell>
          <table:table-cell office:value-type="float" office:value="756">
            <text:p>756</text:p>
          </table:table-cell>
          <table:table-cell office:value-type="float" office:value="1146">
            <text:p>1146</text:p>
          </table:table-cell>
          <table:table-cell office:value-type="float" office:value="9161">
            <text:p>9161</text:p>
          </table:table-cell>
          <table:table-cell office:value-type="float" office:value="12498">
            <text:p>12498</text:p>
          </table:table-cell>
          <table:table-cell office:value-type="float" office:value="18194">
            <text:p>18194</text:p>
          </table:table-cell>
          <table:table-cell office:value-type="float" office:value="-127.375">
            <text:p>-127.375</text:p>
          </table:table-cell>
          <table:table-cell office:value-type="float" office:value="-239.75">
            <text:p>-239.75</text:p>
          </table:table-cell>
          <table:table-cell office:value-type="float" office:value="-271.25">
            <text:p>-271.25</text:p>
          </table:table-cell>
          <table:table-cell office:value-type="float" office:value="-0.0139040497762253">
            <text:p>-0.0139040498</text:p>
          </table:table-cell>
          <table:table-cell office:value-type="float" office:value="-0.0191830692910866">
            <text:p>-0.0191830693</text:p>
          </table:table-cell>
          <table:table-cell office:value-type="float" office:value="-0.0149087611300429">
            <text:p>-0.0149087611</text:p>
          </table:table-cell>
          <table:table-cell office:value-type="float" office:value="0.951714738079564">
            <text:p>0.9517147381</text:p>
          </table:table-cell>
          <table:table-cell office:value-type="float" office:value="0.933580518170153">
            <text:p>0.9335805182</text:p>
          </table:table-cell>
          <table:table-cell office:value-type="float" office:value="0.948254987515378">
            <text:p>0.94825498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2">
            <text:p>2</text:p>
          </table:table-cell>
          <table:table-cell office:value-type="float" office:value="705">
            <text:p>705</text:p>
          </table:table-cell>
          <table:table-cell office:value-type="float" office:value="1089">
            <text:p>1089</text:p>
          </table:table-cell>
          <table:table-cell office:value-type="float" office:value="705">
            <text:p>705</text:p>
          </table:table-cell>
          <table:table-cell office:value-type="float" office:value="8912">
            <text:p>8912</text:p>
          </table:table-cell>
          <table:table-cell office:value-type="float" office:value="12468">
            <text:p>12468</text:p>
          </table:table-cell>
          <table:table-cell office:value-type="float" office:value="18161">
            <text:p>18161</text:p>
          </table:table-cell>
          <table:table-cell office:value-type="float" office:value="-56.75">
            <text:p>-56.75</text:p>
          </table:table-cell>
          <table:table-cell office:value-type="float" office:value="-129">
            <text:p>-129</text:p>
          </table:table-cell>
          <table:table-cell office:value-type="float" office:value="-212.875">
            <text:p>-212.875</text:p>
          </table:table-cell>
          <table:table-cell office:value-type="float" office:value="-0.00636781867145422">
            <text:p>-0.0063678187</text:p>
          </table:table-cell>
          <table:table-cell office:value-type="float" office:value="-0.0103464870067372">
            <text:p>-0.010346487</text:p>
          </table:table-cell>
          <table:table-cell office:value-type="float" office:value="-0.0117215461703651">
            <text:p>-0.0117215462</text:p>
          </table:table-cell>
          <table:table-cell office:value-type="float" office:value="0.97779211091459">
            <text:p>0.9777921109</text:p>
          </table:table-cell>
          <table:table-cell office:value-type="float" office:value="0.963997113071446">
            <text:p>0.9639971131</text:p>
          </table:table-cell>
          <table:table-cell office:value-type="float" office:value="0.959243881907185">
            <text:p>0.95924388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35">
            <text:p>635</text:p>
          </table:table-cell>
          <table:table-cell office:value-type="float" office:value="1011">
            <text:p>1011</text:p>
          </table:table-cell>
          <table:table-cell office:value-type="float" office:value="8830">
            <text:p>8830</text:p>
          </table:table-cell>
          <table:table-cell office:value-type="float" office:value="12263">
            <text:p>12263</text:p>
          </table:table-cell>
          <table:table-cell office:value-type="float" office:value="19327">
            <text:p>19327</text:p>
          </table:table-cell>
          <table:table-cell office:value-type="float" office:value="-202.375">
            <text:p>-202.375</text:p>
          </table:table-cell>
          <table:table-cell office:value-type="float" office:value="-127.125">
            <text:p>-127.125</text:p>
          </table:table-cell>
          <table:table-cell office:value-type="float" office:value="-296.375">
            <text:p>-296.375</text:p>
          </table:table-cell>
          <table:table-cell office:value-type="float" office:value="-0.0229190260475651">
            <text:p>-0.022919026</text:p>
          </table:table-cell>
          <table:table-cell office:value-type="float" office:value="-0.0103665497839028">
            <text:p>-0.0103665498</text:p>
          </table:table-cell>
          <table:table-cell office:value-type="float" office:value="-0.0153347648367569">
            <text:p>-0.0153347648</text:p>
          </table:table-cell>
          <table:table-cell office:value-type="float" office:value="0.920812961073261">
            <text:p>0.9208129611</text:p>
          </table:table-cell>
          <table:table-cell office:value-type="float" office:value="0.963927707851008">
            <text:p>0.9639277079</text:p>
          </table:table-cell>
          <table:table-cell office:value-type="float" office:value="0.946789226896044">
            <text:p>0.9467892269</text:p>
          </table:table-cell>
          <table:table-cell office:value-type="float" office:value="-29.8953958908185">
            <text:p>-29.895395890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04">
            <text:p>604</text:p>
          </table:table-cell>
          <table:table-cell office:value-type="float" office:value="971">
            <text:p>971</text:p>
          </table:table-cell>
          <table:table-cell office:value-type="float" office:value="8783">
            <text:p>8783</text:p>
          </table:table-cell>
          <table:table-cell office:value-type="float" office:value="11800">
            <text:p>11800</text:p>
          </table:table-cell>
          <table:table-cell office:value-type="float" office:value="17284">
            <text:p>17284</text:p>
          </table:table-cell>
          <table:table-cell office:value-type="float" office:value="-169.25">
            <text:p>-169.25</text:p>
          </table:table-cell>
          <table:table-cell office:value-type="float" office:value="-308.875">
            <text:p>-308.875</text:p>
          </table:table-cell>
          <table:table-cell office:value-type="float" office:value="-233.25">
            <text:p>-233.25</text:p>
          </table:table-cell>
          <table:table-cell office:value-type="float" office:value="-0.0192701810315382">
            <text:p>-0.019270181</text:p>
          </table:table-cell>
          <table:table-cell office:value-type="float" office:value="-0.0261758474576271">
            <text:p>-0.0261758475</text:p>
          </table:table-cell>
          <table:table-cell office:value-type="float" office:value="-0.0134951400138857">
            <text:p>-0.01349514</text:p>
          </table:table-cell>
          <table:table-cell office:value-type="float" office:value="0.933282192548513">
            <text:p>0.9332821925</text:p>
          </table:table-cell>
          <table:table-cell office:value-type="float" office:value="0.90972747687895">
            <text:p>0.9097274769</text:p>
          </table:table-cell>
          <table:table-cell office:value-type="float" office:value="0.953123962807229">
            <text:p>0.9531239628</text:p>
          </table:table-cell>
          <table:table-cell office:value-type="float" office:value="0">
            <text:p>0</text:p>
          </table:table-cell>
          <table:table-cell office:value-type="float" office:value="-26.1323046079628">
            <text:p>-26.1323046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2">
            <text:p>2</text:p>
          </table:table-cell>
          <table:table-cell office:value-type="float" office:value="345">
            <text:p>345</text:p>
          </table:table-cell>
          <table:table-cell office:value-type="float" office:value="931">
            <text:p>931</text:p>
          </table:table-cell>
          <table:table-cell office:value-type="float" office:value="574">
            <text:p>574</text:p>
          </table:table-cell>
          <table:table-cell office:value-type="float" office:value="8734">
            <text:p>8734</text:p>
          </table:table-cell>
          <table:table-cell office:value-type="float" office:value="11756">
            <text:p>11756</text:p>
          </table:table-cell>
          <table:table-cell office:value-type="float" office:value="16591">
            <text:p>16591</text:p>
          </table:table-cell>
          <table:table-cell office:value-type="float" office:value="-85.625">
            <text:p>-85.625</text:p>
          </table:table-cell>
          <table:table-cell office:value-type="float" office:value="-128.75">
            <text:p>-128.75</text:p>
          </table:table-cell>
          <table:table-cell office:value-type="float" office:value="-335.375">
            <text:p>-335.375</text:p>
          </table:table-cell>
          <table:table-cell office:value-type="float" office:value="-0.00980364094343943">
            <text:p>-0.0098036409</text:p>
          </table:table-cell>
          <table:table-cell office:value-type="float" office:value="-0.0109518543722355">
            <text:p>-0.0109518544</text:p>
          </table:table-cell>
          <table:table-cell office:value-type="float" office:value="-0.0202142727985052">
            <text:p>-0.0202142728</text:p>
          </table:table-cell>
          <table:table-cell office:value-type="float" office:value="0.965875634994428">
            <text:p>0.965875635</text:p>
          </table:table-cell>
          <table:table-cell office:value-type="float" office:value="0.96190359820099">
            <text:p>0.9619035982</text:p>
          </table:table-cell>
          <table:table-cell office:value-type="float" office:value="0.930050934181786">
            <text:p>0.9300509342</text:p>
          </table:table-cell>
          <table:table-cell table:number-columns-repeated="2" office:value-type="float" office:value="0">
            <text:p>0</text:p>
          </table:table-cell>
          <table:table-cell office:value-type="float" office:value="-33.9422352717539">
            <text:p>-33.9422352718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2">
            <text:p>2</text:p>
          </table:table-cell>
          <table:table-cell office:value-type="float" office:value="346">
            <text:p>346</text:p>
          </table:table-cell>
          <table:table-cell table:number-columns-repeated="2" office:value-type="float" office:value="914">
            <text:p>914</text:p>
          </table:table-cell>
          <table:table-cell office:value-type="float" office:value="8640">
            <text:p>8640</text:p>
          </table:table-cell>
          <table:table-cell office:value-type="float" office:value="12650">
            <text:p>12650</text:p>
          </table:table-cell>
          <table:table-cell office:value-type="float" office:value="17654">
            <text:p>17654</text:p>
          </table:table-cell>
          <table:table-cell office:value-type="float" office:value="-116.75">
            <text:p>-116.75</text:p>
          </table:table-cell>
          <table:table-cell office:value-type="float" office:value="-61.125">
            <text:p>-61.125</text:p>
          </table:table-cell>
          <table:table-cell office:value-type="float" office:value="-256.375">
            <text:p>-256.375</text:p>
          </table:table-cell>
          <table:table-cell office:value-type="float" office:value="-0.0135127314814815">
            <text:p>-0.0135127315</text:p>
          </table:table-cell>
          <table:table-cell office:value-type="float" office:value="-0.00483201581027668">
            <text:p>-0.0048320158</text:p>
          </table:table-cell>
          <table:table-cell office:value-type="float" office:value="-0.0145222045995242">
            <text:p>-0.0145222046</text:p>
          </table:table-cell>
          <table:table-cell office:value-type="float" office:value="0.953063323882512">
            <text:p>0.9530633239</text:p>
          </table:table-cell>
          <table:table-cell office:value-type="float" office:value="0.983133707482541">
            <text:p>0.9831337075</text:p>
          </table:table-cell>
          <table:table-cell office:value-type="float" office:value="0.949585636977469">
            <text:p>0.94958563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2">
            <text:p>2</text:p>
          </table:table-cell>
          <table:table-cell office:value-type="float" office:value="670">
            <text:p>670</text:p>
          </table:table-cell>
          <table:table-cell office:value-type="float" office:value="454">
            <text:p>454</text:p>
          </table:table-cell>
          <table:table-cell office:value-type="float" office:value="1006">
            <text:p>1006</text:p>
          </table:table-cell>
          <table:table-cell office:value-type="float" office:value="8379">
            <text:p>8379</text:p>
          </table:table-cell>
          <table:table-cell office:value-type="float" office:value="12158">
            <text:p>12158</text:p>
          </table:table-cell>
          <table:table-cell office:value-type="float" office:value="18810">
            <text:p>18810</text:p>
          </table:table-cell>
          <table:table-cell office:value-type="float" office:value="-208.75">
            <text:p>-208.75</text:p>
          </table:table-cell>
          <table:table-cell office:value-type="float" office:value="-49">
            <text:p>-49</text:p>
          </table:table-cell>
          <table:table-cell office:value-type="float" office:value="-301.125">
            <text:p>-301.125</text:p>
          </table:table-cell>
          <table:table-cell office:value-type="float" office:value="-0.0249134741615945">
            <text:p>-0.0249134742</text:p>
          </table:table-cell>
          <table:table-cell office:value-type="float" office:value="-0.00403026813620661">
            <text:p>-0.0040302681</text:p>
          </table:table-cell>
          <table:table-cell office:value-type="float" office:value="-0.0160087719298246">
            <text:p>-0.0160087719</text:p>
          </table:table-cell>
          <table:table-cell office:value-type="float" office:value="0.914019375576228">
            <text:p>0.9140193756</text:p>
          </table:table-cell>
          <table:table-cell office:value-type="float" office:value="0.985925897923326">
            <text:p>0.9859258979</text:p>
          </table:table-cell>
          <table:table-cell office:value-type="float" office:value="0.944471608571868">
            <text:p>0.9444716086</text:p>
          </table:table-cell>
          <table:table-cell office:value-type="float" office:value="-27.4741498600278">
            <text:p>-27.4741498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2">
            <text:p>2</text:p>
          </table:table-cell>
          <table:table-cell office:value-type="float" office:value="732">
            <text:p>732</text:p>
          </table:table-cell>
          <table:table-cell office:value-type="float" office:value="522">
            <text:p>522</text:p>
          </table:table-cell>
          <table:table-cell office:value-type="float" office:value="1059">
            <text:p>1059</text:p>
          </table:table-cell>
          <table:table-cell office:value-type="float" office:value="8392">
            <text:p>8392</text:p>
          </table:table-cell>
          <table:table-cell office:value-type="float" office:value="11251">
            <text:p>11251</text:p>
          </table:table-cell>
          <table:table-cell office:value-type="float" office:value="16957">
            <text:p>16957</text:p>
          </table:table-cell>
          <table:table-cell office:value-type="float" office:value="-155.125">
            <text:p>-155.125</text:p>
          </table:table-cell>
          <table:table-cell office:value-type="float" office:value="-110">
            <text:p>-110</text:p>
          </table:table-cell>
          <table:table-cell office:value-type="float" office:value="-256.25">
            <text:p>-256.25</text:p>
          </table:table-cell>
          <table:table-cell office:value-type="float" office:value="-0.0184848665395615">
            <text:p>-0.0184848665</text:p>
          </table:table-cell>
          <table:table-cell office:value-type="float" office:value="-0.00977690871922496">
            <text:p>-0.0097769087</text:p>
          </table:table-cell>
          <table:table-cell office:value-type="float" office:value="-0.0151117532582414">
            <text:p>-0.0151117533</text:p>
          </table:table-cell>
          <table:table-cell office:value-type="float" office:value="0.935972680081866">
            <text:p>0.9359726801</text:p>
          </table:table-cell>
          <table:table-cell office:value-type="float" office:value="0.965968171853157">
            <text:p>0.9659681719</text:p>
          </table:table-cell>
          <table:table-cell office:value-type="float" office:value="0.947556459165769">
            <text:p>0.947556459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2">
            <text:p>2</text:p>
          </table:table-cell>
          <table:table-cell office:value-type="float" office:value="765">
            <text:p>765</text:p>
          </table:table-cell>
          <table:table-cell office:value-type="float" office:value="561">
            <text:p>561</text:p>
          </table:table-cell>
          <table:table-cell office:value-type="float" office:value="1085">
            <text:p>1085</text:p>
          </table:table-cell>
          <table:table-cell office:value-type="float" office:value="8276">
            <text:p>8276</text:p>
          </table:table-cell>
          <table:table-cell office:value-type="float" office:value="11170">
            <text:p>11170</text:p>
          </table:table-cell>
          <table:table-cell office:value-type="float" office:value="15868">
            <text:p>15868</text:p>
          </table:table-cell>
          <table:table-cell office:value-type="float" office:value="-175.375">
            <text:p>-175.375</text:p>
          </table:table-cell>
          <table:table-cell office:value-type="float" office:value="-243.5">
            <text:p>-243.5</text:p>
          </table:table-cell>
          <table:table-cell office:value-type="float" office:value="-181.125">
            <text:p>-181.125</text:p>
          </table:table-cell>
          <table:table-cell office:value-type="float" office:value="-0.0211907926534558">
            <text:p>-0.0211907927</text:p>
          </table:table-cell>
          <table:table-cell office:value-type="float" office:value="-0.0217994628469114">
            <text:p>-0.0217994628</text:p>
          </table:table-cell>
          <table:table-cell office:value-type="float" office:value="-0.0114144819763045">
            <text:p>-0.011414482</text:p>
          </table:table-cell>
          <table:table-cell office:value-type="float" office:value="0.926712363111737">
            <text:p>0.9267123631</text:p>
          </table:table-cell>
          <table:table-cell office:value-type="float" office:value="0.924633304533421">
            <text:p>0.9246333045</text:p>
          </table:table-cell>
          <table:table-cell office:value-type="float" office:value="0.960304682264557">
            <text:p>0.9603046823</text:p>
          </table:table-cell>
          <table:table-cell office:value-type="float" office:value="-32.3620171263559">
            <text:p>-32.3620171264</text:p>
          </table:table-cell>
          <table:table-cell office:value-type="float" office:value="-31.448679001604">
            <text:p>-31.44867900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office:value-type="float" office:value="694">
            <text:p>694</text:p>
          </table:table-cell>
          <table:table-cell office:value-type="float" office:value="1007">
            <text:p>1007</text:p>
          </table:table-cell>
          <table:table-cell office:value-type="float" office:value="8186">
            <text:p>8186</text:p>
          </table:table-cell>
          <table:table-cell office:value-type="float" office:value="11072">
            <text:p>11072</text:p>
          </table:table-cell>
          <table:table-cell office:value-type="float" office:value="17426">
            <text:p>17426</text:p>
          </table:table-cell>
          <table:table-cell office:value-type="float" office:value="-304.5">
            <text:p>-304.5</text:p>
          </table:table-cell>
          <table:table-cell office:value-type="float" office:value="-456.875">
            <text:p>-456.875</text:p>
          </table:table-cell>
          <table:table-cell office:value-type="float" office:value="-167.5">
            <text:p>-167.5</text:p>
          </table:table-cell>
          <table:table-cell office:value-type="float" office:value="-0.037197654532128">
            <text:p>-0.0371976545</text:p>
          </table:table-cell>
          <table:table-cell office:value-type="float" office:value="-0.0412639992774567">
            <text:p>-0.0412639993</text:p>
          </table:table-cell>
          <table:table-cell office:value-type="float" office:value="-0.00961207391254447">
            <text:p>-0.0096120739</text:p>
          </table:table-cell>
          <table:table-cell office:value-type="float" office:value="0.872520193522827">
            <text:p>0.8725201935</text:p>
          </table:table-cell>
          <table:table-cell office:value-type="float" office:value="0.858913329096187">
            <text:p>0.8589133291</text:p>
          </table:table-cell>
          <table:table-cell office:value-type="float" office:value="0.966538829557299">
            <text:p>0.9665388296</text:p>
          </table:table-cell>
          <table:table-cell office:value-type="float" office:value="-18.2854004727524">
            <text:p>-18.2854004728</text:p>
          </table:table-cell>
          <table:table-cell office:value-type="float" office:value="-16.448859620652">
            <text:p>-16.44885962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2">
            <text:p>2</text:p>
          </table:table-cell>
          <table:table-cell office:value-type="float" office:value="429">
            <text:p>429</text:p>
          </table:table-cell>
          <table:table-cell table:number-columns-repeated="2" office:value-type="float" office:value="626">
            <text:p>626</text:p>
          </table:table-cell>
          <table:table-cell office:value-type="float" office:value="8120">
            <text:p>8120</text:p>
          </table:table-cell>
          <table:table-cell office:value-type="float" office:value="10906">
            <text:p>10906</text:p>
          </table:table-cell>
          <table:table-cell office:value-type="float" office:value="16098">
            <text:p>16098</text:p>
          </table:table-cell>
          <table:table-cell office:value-type="float" office:value="-197.75">
            <text:p>-197.75</text:p>
          </table:table-cell>
          <table:table-cell office:value-type="float" office:value="-267.5">
            <text:p>-267.5</text:p>
          </table:table-cell>
          <table:table-cell office:value-type="float" office:value="-49">
            <text:p>-49</text:p>
          </table:table-cell>
          <table:table-cell office:value-type="float" office:value="-0.0243534482758621">
            <text:p>-0.0243534483</text:p>
          </table:table-cell>
          <table:table-cell office:value-type="float" office:value="-0.0245277828718137">
            <text:p>-0.0245277829</text:p>
          </table:table-cell>
          <table:table-cell office:value-type="float" office:value="-0.00304385637967449">
            <text:p>-0.0030438564</text:p>
          </table:table-cell>
          <table:table-cell office:value-type="float" office:value="0.915925388302616">
            <text:p>0.9159253883</text:p>
          </table:table-cell>
          <table:table-cell office:value-type="float" office:value="0.915331919728561">
            <text:p>0.9153319197</text:p>
          </table:table-cell>
          <table:table-cell office:value-type="float" office:value="0.989364662191993">
            <text:p>0.9893646622</text:p>
          </table:table-cell>
          <table:table-cell office:value-type="float" office:value="-28.1139750252846">
            <text:p>-28.1139750253</text:p>
          </table:table-cell>
          <table:table-cell office:value-type="float" office:value="-27.9116673110194">
            <text:p>-27.9116673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0">
            <text:p>360</text:p>
          </table:table-cell>
          <table:table-cell office:value-type="float" office:value="858">
            <text:p>858</text:p>
          </table:table-cell>
          <table:table-cell office:value-type="float" office:value="7756">
            <text:p>7756</text:p>
          </table:table-cell>
          <table:table-cell office:value-type="float" office:value="10582">
            <text:p>10582</text:p>
          </table:table-cell>
          <table:table-cell office:value-type="float" office:value="14891">
            <text:p>14891</text:p>
          </table:table-cell>
          <table:table-cell office:value-type="float" office:value="-156.75">
            <text:p>-156.75</text:p>
          </table:table-cell>
          <table:table-cell office:value-type="float" office:value="-246">
            <text:p>-246</text:p>
          </table:table-cell>
          <table:table-cell office:value-type="float" office:value="-184.125">
            <text:p>-184.125</text:p>
          </table:table-cell>
          <table:table-cell office:value-type="float" office:value="-0.0202101598762249">
            <text:p>-0.0202101599</text:p>
          </table:table-cell>
          <table:table-cell office:value-type="float" office:value="-0.0232470232470232">
            <text:p>-0.0232470232</text:p>
          </table:table-cell>
          <table:table-cell office:value-type="float" office:value="-0.0123648512524344">
            <text:p>-0.0123648513</text:p>
          </table:table-cell>
          <table:table-cell office:value-type="float" office:value="0.930065003535169">
            <text:p>0.9300650035</text:p>
          </table:table-cell>
          <table:table-cell office:value-type="float" office:value="0.91969464985152">
            <text:p>0.9196946499</text:p>
          </table:table-cell>
          <table:table-cell office:value-type="float" office:value="0.95702268412761">
            <text:p>0.9570226841</text:p>
          </table:table-cell>
          <table:table-cell office:value-type="float" office:value="-33.9492137894209">
            <text:p>-33.9492137894</text:p>
          </table:table-cell>
          <table:table-cell office:value-type="float" office:value="-29.468667217219">
            <text:p>-29.46866721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3" office:value-type="float" office:value="2">
            <text:p>2</text:p>
          </table:table-cell>
          <table:table-cell office:value-type="float" office:value="361">
            <text:p>361</text:p>
          </table:table-cell>
          <table:table-cell office:value-type="float" office:value="549">
            <text:p>549</text:p>
          </table:table-cell>
          <table:table-cell office:value-type="float" office:value="854">
            <text:p>854</text:p>
          </table:table-cell>
          <table:table-cell office:value-type="float" office:value="7485">
            <text:p>7485</text:p>
          </table:table-cell>
          <table:table-cell office:value-type="float" office:value="10474">
            <text:p>10474</text:p>
          </table:table-cell>
          <table:table-cell office:value-type="float" office:value="15438">
            <text:p>15438</text:p>
          </table:table-cell>
          <table:table-cell office:value-type="float" office:value="-121.75">
            <text:p>-121.75</text:p>
          </table:table-cell>
          <table:table-cell office:value-type="float" office:value="-254.25">
            <text:p>-254.25</text:p>
          </table:table-cell>
          <table:table-cell office:value-type="float" office:value="-204.5">
            <text:p>-204.5</text:p>
          </table:table-cell>
          <table:table-cell office:value-type="float" office:value="-0.0162658650634603">
            <text:p>-0.0162658651</text:p>
          </table:table-cell>
          <table:table-cell office:value-type="float" office:value="-0.0242743937368723">
            <text:p>-0.0242743937</text:p>
          </table:table-cell>
          <table:table-cell office:value-type="float" office:value="-0.0132465345251976">
            <text:p>-0.0132465345</text:p>
          </table:table-cell>
          <table:table-cell office:value-type="float" office:value="0.943588045875764">
            <text:p>0.9435880459</text:p>
          </table:table-cell>
          <table:table-cell office:value-type="float" office:value="0.916194544455881">
            <text:p>0.9161945445</text:p>
          </table:table-cell>
          <table:table-cell office:value-type="float" office:value="0.953981051688586">
            <text:p>0.9539810517</text:p>
          </table:table-cell>
          <table:table-cell office:value-type="float" office:value="0">
            <text:p>0</text:p>
          </table:table-cell>
          <table:table-cell office:value-type="float" office:value="-28.2066719536396">
            <text:p>-28.20667195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90">
            <text:p>390</text:p>
          </table:table-cell>
          <table:table-cell office:value-type="float" office:value="575">
            <text:p>575</text:p>
          </table:table-cell>
          <table:table-cell office:value-type="float" office:value="880">
            <text:p>880</text:p>
          </table:table-cell>
          <table:table-cell office:value-type="float" office:value="6720">
            <text:p>6720</text:p>
          </table:table-cell>
          <table:table-cell office:value-type="float" office:value="10347">
            <text:p>10347</text:p>
          </table:table-cell>
          <table:table-cell office:value-type="float" office:value="16701">
            <text:p>16701</text:p>
          </table:table-cell>
          <table:table-cell office:value-type="float" office:value="-295">
            <text:p>-295</text:p>
          </table:table-cell>
          <table:table-cell office:value-type="float" office:value="-462.25">
            <text:p>-462.25</text:p>
          </table:table-cell>
          <table:table-cell office:value-type="float" office:value="-157.5">
            <text:p>-157.5</text:p>
          </table:table-cell>
          <table:table-cell office:value-type="float" office:value="-0.0438988095238095">
            <text:p>-0.0438988095</text:p>
          </table:table-cell>
          <table:table-cell office:value-type="float" office:value="-0.0446747849618247">
            <text:p>-0.044674785</text:p>
          </table:table-cell>
          <table:table-cell office:value-type="float" office:value="-0.00943057301957967">
            <text:p>-0.009430573</text:p>
          </table:table-cell>
          <table:table-cell office:value-type="float" office:value="0.850131293402778">
            <text:p>0.8501312934</text:p>
          </table:table-cell>
          <table:table-cell office:value-type="float" office:value="0.847550091999929">
            <text:p>0.847550092</text:p>
          </table:table-cell>
          <table:table-cell office:value-type="float" office:value="0.967167308418127">
            <text:p>0.9671673084</text:p>
          </table:table-cell>
          <table:table-cell office:value-type="float" office:value="-15.4404912687256">
            <text:p>-15.4404912687</text:p>
          </table:table-cell>
          <table:table-cell office:value-type="float" office:value="-15.1661870580396">
            <text:p>-15.1661870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61">
            <text:p>461</text:p>
          </table:table-cell>
          <table:table-cell office:value-type="float" office:value="644">
            <text:p>644</text:p>
          </table:table-cell>
          <table:table-cell office:value-type="float" office:value="949">
            <text:p>949</text:p>
          </table:table-cell>
          <table:table-cell office:value-type="float" office:value="6800">
            <text:p>6800</text:p>
          </table:table-cell>
          <table:table-cell office:value-type="float" office:value="10684">
            <text:p>10684</text:p>
          </table:table-cell>
          <table:table-cell office:value-type="float" office:value="15771">
            <text:p>15771</text:p>
          </table:table-cell>
          <table:table-cell office:value-type="float" office:value="-216.25">
            <text:p>-216.25</text:p>
          </table:table-cell>
          <table:table-cell office:value-type="float" office:value="-290.125">
            <text:p>-290.125</text:p>
          </table:table-cell>
          <table:table-cell office:value-type="float" office:value="-72.75">
            <text:p>-72.75</text:p>
          </table:table-cell>
          <table:table-cell office:value-type="float" office:value="-0.0318014705882353">
            <text:p>-0.0318014706</text:p>
          </table:table-cell>
          <table:table-cell office:value-type="float" office:value="-0.0271550917259453">
            <text:p>-0.0271550917</text:p>
          </table:table-cell>
          <table:table-cell office:value-type="float" office:value="-0.00461289708959483">
            <text:p>-0.0046128971</text:p>
          </table:table-cell>
          <table:table-cell office:value-type="float" office:value="0.890677066663062">
            <text:p>0.8906770667</text:p>
          </table:table-cell>
          <table:table-cell office:value-type="float" office:value="0.906402481012214">
            <text:p>0.906402481</text:p>
          </table:table-cell>
          <table:table-cell office:value-type="float" office:value="0.983896566672754">
            <text:p>0.9838965667</text:p>
          </table:table-cell>
          <table:table-cell office:value-type="float" office:value="-21.4476328665549">
            <text:p>-21.4476328666</text:p>
          </table:table-cell>
          <table:table-cell office:value-type="float" office:value="-25.1773320277242">
            <text:p>-25.17733202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72">
            <text:p>472</text:p>
          </table:table-cell>
          <table:table-cell office:value-type="float" office:value="655">
            <text:p>655</text:p>
          </table:table-cell>
          <table:table-cell office:value-type="float" office:value="958">
            <text:p>958</text:p>
          </table:table-cell>
          <table:table-cell office:value-type="float" office:value="5580">
            <text:p>5580</text:p>
          </table:table-cell>
          <table:table-cell office:value-type="float" office:value="9766">
            <text:p>9766</text:p>
          </table:table-cell>
          <table:table-cell office:value-type="float" office:value="14618">
            <text:p>14618</text:p>
          </table:table-cell>
          <table:table-cell office:value-type="float" office:value="-249.75">
            <text:p>-249.75</text:p>
          </table:table-cell>
          <table:table-cell office:value-type="float" office:value="-273.25">
            <text:p>-273.25</text:p>
          </table:table-cell>
          <table:table-cell office:value-type="float" office:value="-176.625">
            <text:p>-176.625</text:p>
          </table:table-cell>
          <table:table-cell office:value-type="float" office:value="-0.044758064516129">
            <text:p>-0.0447580645</text:p>
          </table:table-cell>
          <table:table-cell office:value-type="float" office:value="-0.0279797255785378">
            <text:p>-0.0279797256</text:p>
          </table:table-cell>
          <table:table-cell office:value-type="float" office:value="-0.0120827062525653">
            <text:p>-0.0120827063</text:p>
          </table:table-cell>
          <table:table-cell office:value-type="float" office:value="0.847273211498439">
            <text:p>0.8472732115</text:p>
          </table:table-cell>
          <table:table-cell office:value-type="float" office:value="0.90360537596028">
            <text:p>0.903605376</text:p>
          </table:table-cell>
          <table:table-cell office:value-type="float" office:value="0.957996672025177">
            <text:p>0.957996672</text:p>
          </table:table-cell>
          <table:table-cell office:value-type="float" office:value="-15.1373131330517">
            <text:p>-15.1373131331</text:p>
          </table:table-cell>
          <table:table-cell office:value-type="float" office:value="-24.4249816022753">
            <text:p>-24.42498160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37">
            <text:p>437</text:p>
          </table:table-cell>
          <table:table-cell office:value-type="float" office:value="620">
            <text:p>620</text:p>
          </table:table-cell>
          <table:table-cell office:value-type="float" office:value="437">
            <text:p>437</text:p>
          </table:table-cell>
          <table:table-cell office:value-type="float" office:value="5420">
            <text:p>5420</text:p>
          </table:table-cell>
          <table:table-cell office:value-type="float" office:value="9377">
            <text:p>9377</text:p>
          </table:table-cell>
          <table:table-cell office:value-type="float" office:value="14112">
            <text:p>14112</text:p>
          </table:table-cell>
          <table:table-cell office:value-type="float" office:value="-196.625">
            <text:p>-196.625</text:p>
          </table:table-cell>
          <table:table-cell office:value-type="float" office:value="-245.25">
            <text:p>-245.25</text:p>
          </table:table-cell>
          <table:table-cell office:value-type="float" office:value="-10.5">
            <text:p>-10.5</text:p>
          </table:table-cell>
          <table:table-cell office:value-type="float" office:value="-0.0362776752767528">
            <text:p>-0.0362776753</text:p>
          </table:table-cell>
          <table:table-cell office:value-type="float" office:value="-0.0261544203903167">
            <text:p>-0.0261544204</text:p>
          </table:table-cell>
          <table:table-cell office:value-type="float" office:value="-0.000744047619047619">
            <text:p>-0.0007440476</text:p>
          </table:table-cell>
          <table:table-cell office:value-type="float" office:value="0.875607633189397">
            <text:p>0.8756076332</text:p>
          </table:table-cell>
          <table:table-cell office:value-type="float" office:value="0.90980027389756">
            <text:p>0.9098002739</text:p>
          </table:table-cell>
          <table:table-cell office:value-type="float" office:value="0.997396918402778">
            <text:p>0.9973969184</text:p>
          </table:table-cell>
          <table:table-cell office:value-type="float" office:value="-18.7580064216397">
            <text:p>-18.7580064216</text:p>
          </table:table-cell>
          <table:table-cell office:value-type="float" office:value="-26.1540000141179">
            <text:p>-26.15400001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table:number-columns-repeated="3" office:value-type="float" office:value="3">
            <text:p>3</text:p>
          </table:table-cell>
          <table:table-cell office:value-type="float" office:value="578">
            <text:p>578</text:p>
          </table:table-cell>
          <table:table-cell office:value-type="float" office:value="871">
            <text:p>871</text:p>
          </table:table-cell>
          <table:table-cell office:value-type="float" office:value="394">
            <text:p>394</text:p>
          </table:table-cell>
          <table:table-cell office:value-type="float" office:value="6062">
            <text:p>6062</text:p>
          </table:table-cell>
          <table:table-cell office:value-type="float" office:value="9204">
            <text:p>9204</text:p>
          </table:table-cell>
          <table:table-cell office:value-type="float" office:value="14280">
            <text:p>14280</text:p>
          </table:table-cell>
          <table:table-cell office:value-type="float" office:value="-269.375">
            <text:p>-269.375</text:p>
          </table:table-cell>
          <table:table-cell office:value-type="float" office:value="-79.5">
            <text:p>-79.5</text:p>
          </table:table-cell>
          <table:table-cell office:value-type="float" office:value="89.25">
            <text:p>89.25</text:p>
          </table:table-cell>
          <table:table-cell office:value-type="float" office:value="-0.044436654569449">
            <text:p>-0.0444366546</text:p>
          </table:table-cell>
          <table:table-cell office:value-type="float" office:value="-0.00863754889178618">
            <text:p>-0.0086375489</text:p>
          </table:table-cell>
          <table:table-cell office:value-type="float" office:value="0.00625">
            <text:p>0.00625</text:p>
          </table:table-cell>
          <table:table-cell office:value-type="float" office:value="0.848341956894804">
            <text:p>0.8483419569</text:p>
          </table:table-cell>
          <table:table-cell office:value-type="float" office:value="0.96991480909043">
            <text:p>0.9699148091</text:p>
          </table:table-cell>
          <table:table-cell office:value-type="float" office:value="1.0219515625">
            <text:p>1.0219515625</text:p>
          </table:table-cell>
          <table:table-cell office:value-type="float" office:value="-15.2493465151099">
            <text:p>-15.249346515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528">
            <text:p>528</text:p>
          </table:table-cell>
          <table:table-cell office:value-type="float" office:value="815">
            <text:p>815</text:p>
          </table:table-cell>
          <table:table-cell office:value-type="float" office:value="5124">
            <text:p>5124</text:p>
          </table:table-cell>
          <table:table-cell office:value-type="float" office:value="8552">
            <text:p>8552</text:p>
          </table:table-cell>
          <table:table-cell office:value-type="float" office:value="14142">
            <text:p>14142</text:p>
          </table:table-cell>
          <table:table-cell office:value-type="float" office:value="-217.375">
            <text:p>-217.375</text:p>
          </table:table-cell>
          <table:table-cell office:value-type="float" office:value="-352.75">
            <text:p>-352.75</text:p>
          </table:table-cell>
          <table:table-cell office:value-type="float" office:value="-597.375">
            <text:p>-597.375</text:p>
          </table:table-cell>
          <table:table-cell office:value-type="float" office:value="-0.0424229117876659">
            <text:p>-0.0424229118</text:p>
          </table:table-cell>
          <table:table-cell office:value-type="float" office:value="-0.0412476613657624">
            <text:p>-0.0412476614</text:p>
          </table:table-cell>
          <table:table-cell office:value-type="float" office:value="-0.0422411964361476">
            <text:p>-0.0422411964</text:p>
          </table:table-cell>
          <table:table-cell office:value-type="float" office:value="0.855047227494476">
            <text:p>0.8550472275</text:p>
          </table:table-cell>
          <table:table-cell office:value-type="float" office:value="0.858967869573395">
            <text:p>0.8589678696</text:p>
          </table:table-cell>
          <table:table-cell office:value-type="float" office:value="0.855653077079143">
            <text:p>0.8556530771</text:p>
          </table:table-cell>
          <table:table-cell office:value-type="float" office:value="-15.9899042770473">
            <text:p>-15.989904277</text:p>
          </table:table-cell>
          <table:table-cell office:value-type="float" office:value="-16.4555141232238">
            <text:p>-16.4555141232</text:p>
          </table:table-cell>
          <table:table-cell office:value-type="float" office:value="-16.0602031082822">
            <text:p>-16.0602031083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table:number-columns-repeated="2" office:value-type="float" office:value="754">
            <text:p>754</text:p>
          </table:table-cell>
          <table:table-cell office:value-type="float" office:value="4725">
            <text:p>4725</text:p>
          </table:table-cell>
          <table:table-cell office:value-type="float" office:value="8124">
            <text:p>8124</text:p>
          </table:table-cell>
          <table:table-cell office:value-type="float" office:value="13187">
            <text:p>13187</text:p>
          </table:table-cell>
          <table:table-cell office:value-type="float" office:value="-179.375">
            <text:p>-179.375</text:p>
          </table:table-cell>
          <table:table-cell office:value-type="float" office:value="-168">
            <text:p>-168</text:p>
          </table:table-cell>
          <table:table-cell office:value-type="float" office:value="-473.25">
            <text:p>-473.25</text:p>
          </table:table-cell>
          <table:table-cell office:value-type="float" office:value="-0.037962962962963">
            <text:p>-0.037962963</text:p>
          </table:table-cell>
          <table:table-cell office:value-type="float" office:value="-0.0206794682422452">
            <text:p>-0.0206794682</text:p>
          </table:table-cell>
          <table:table-cell office:value-type="float" office:value="-0.0358876165920983">
            <text:p>-0.0358876166</text:p>
          </table:table-cell>
          <table:table-cell office:value-type="float" office:value="0.869954355281207">
            <text:p>0.8699543553</text:p>
          </table:table-cell>
          <table:table-cell office:value-type="float" office:value="0.928460036349435">
            <text:p>0.9284600363</text:p>
          </table:table-cell>
          <table:table-cell office:value-type="float" office:value="0.876917667135993">
            <text:p>0.8769176671</text:p>
          </table:table-cell>
          <table:table-cell office:value-type="float" office:value="-17.9097020290169">
            <text:p>-17.909702029</text:p>
          </table:table-cell>
          <table:table-cell office:value-type="float" office:value="-33.1708366332458">
            <text:p>-33.1708366332</text:p>
          </table:table-cell>
          <table:table-cell office:value-type="float" office:value="-18.9656986391032">
            <text:p>-18.9656986391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01">
            <text:p>501</text:p>
          </table:table-cell>
          <table:table-cell office:value-type="float" office:value="324">
            <text:p>324</text:p>
          </table:table-cell>
          <table:table-cell office:value-type="float" office:value="5586">
            <text:p>5586</text:p>
          </table:table-cell>
          <table:table-cell office:value-type="float" office:value="8512">
            <text:p>8512</text:p>
          </table:table-cell>
          <table:table-cell office:value-type="float" office:value="13062">
            <text:p>13062</text:p>
          </table:table-cell>
          <table:table-cell office:value-type="float" office:value="-193.125">
            <text:p>-193.125</text:p>
          </table:table-cell>
          <table:table-cell office:value-type="float" office:value="-224.5">
            <text:p>-224.5</text:p>
          </table:table-cell>
          <table:table-cell office:value-type="float" office:value="-225.75">
            <text:p>-225.75</text:p>
          </table:table-cell>
          <table:table-cell office:value-type="float" office:value="-0.0345730397422127">
            <text:p>-0.0345730397</text:p>
          </table:table-cell>
          <table:table-cell office:value-type="float" office:value="-0.026374530075188">
            <text:p>-0.0263745301</text:p>
          </table:table-cell>
          <table:table-cell office:value-type="float" office:value="-0.0172829581993569">
            <text:p>-0.0172829582</text:p>
          </table:table-cell>
          <table:table-cell office:value-type="float" office:value="0.881337139253208">
            <text:p>0.8813371393</text:p>
          </table:table-cell>
          <table:table-cell office:value-type="float" office:value="0.909052551776749">
            <text:p>0.9090525518</text:p>
          </table:table-cell>
          <table:table-cell office:value-type="float" office:value="0.940095099564727">
            <text:p>0.9400950996</text:p>
          </table:table-cell>
          <table:table-cell office:value-type="float" office:value="-19.700171575073">
            <text:p>-19.7001715751</text:p>
          </table:table-cell>
          <table:table-cell office:value-type="float" office:value="-25.9328125958898">
            <text:p>-25.93281259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table:number-columns-repeated="3" office:value-type="float" office:value="3">
            <text:p>3</text:p>
          </table:table-cell>
          <table:table-cell office:value-type="float" office:value="359">
            <text:p>359</text:p>
          </table:table-cell>
          <table:table-cell office:value-type="float" office:value="532">
            <text:p>532</text:p>
          </table:table-cell>
          <table:table-cell office:value-type="float" office:value="359">
            <text:p>359</text:p>
          </table:table-cell>
          <table:table-cell office:value-type="float" office:value="5860">
            <text:p>5860</text:p>
          </table:table-cell>
          <table:table-cell office:value-type="float" office:value="8037">
            <text:p>8037</text:p>
          </table:table-cell>
          <table:table-cell office:value-type="float" office:value="14322">
            <text:p>14322</text:p>
          </table:table-cell>
          <table:table-cell office:value-type="float" office:value="-42.5">
            <text:p>-42.5</text:p>
          </table:table-cell>
          <table:table-cell office:value-type="float" office:value="-97.375">
            <text:p>-97.375</text:p>
          </table:table-cell>
          <table:table-cell office:value-type="float" office:value="-504">
            <text:p>-504</text:p>
          </table:table-cell>
          <table:table-cell office:value-type="float" office:value="-0.00725255972696246">
            <text:p>-0.0072525597</text:p>
          </table:table-cell>
          <table:table-cell office:value-type="float" office:value="-0.0121158392434988">
            <text:p>-0.0121158392</text:p>
          </table:table-cell>
          <table:table-cell office:value-type="float" office:value="-0.0351906158357771">
            <text:p>-0.0351906158</text:p>
          </table:table-cell>
          <table:table-cell office:value-type="float" office:value="0.974719136215914">
            <text:p>0.9747191362</text:p>
          </table:table-cell>
          <table:table-cell office:value-type="float" office:value="0.95788227802648">
            <text:p>0.957882278</text:p>
          </table:table-cell>
          <table:table-cell office:value-type="float" office:value="0.879260068282867">
            <text:p>0.8792600683</text:p>
          </table:table-cell>
          <table:table-cell table:number-columns-repeated="2" office:value-type="float" office:value="0">
            <text:p>0</text:p>
          </table:table-cell>
          <table:table-cell office:value-type="float" office:value="-19.3482895175452">
            <text:p>-19.3482895175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table:number-columns-repeated="3" office:value-type="float" office:value="3">
            <text:p>3</text:p>
          </table:table-cell>
          <table:table-cell office:value-type="float" office:value="344">
            <text:p>344</text:p>
          </table:table-cell>
          <table:table-cell office:value-type="float" office:value="514">
            <text:p>514</text:p>
          </table:table-cell>
          <table:table-cell office:value-type="float" office:value="344">
            <text:p>344</text:p>
          </table:table-cell>
          <table:table-cell office:value-type="float" office:value="4880">
            <text:p>4880</text:p>
          </table:table-cell>
          <table:table-cell office:value-type="float" office:value="7701">
            <text:p>7701</text:p>
          </table:table-cell>
          <table:table-cell office:value-type="float" office:value="12936">
            <text:p>12936</text:p>
          </table:table-cell>
          <table:table-cell office:value-type="float" office:value="-92.5">
            <text:p>-92.5</text:p>
          </table:table-cell>
          <table:table-cell office:value-type="float" office:value="-174.25">
            <text:p>-174.25</text:p>
          </table:table-cell>
          <table:table-cell office:value-type="float" office:value="-283.5">
            <text:p>-283.5</text:p>
          </table:table-cell>
          <table:table-cell office:value-type="float" office:value="-0.0189549180327869">
            <text:p>-0.018954918</text:p>
          </table:table-cell>
          <table:table-cell office:value-type="float" office:value="-0.0226269315673289">
            <text:p>-0.0226269316</text:p>
          </table:table-cell>
          <table:table-cell office:value-type="float" office:value="-0.0219155844155844">
            <text:p>-0.0219155844</text:p>
          </table:table-cell>
          <table:table-cell office:value-type="float" office:value="0.9343619931638">
            <text:p>0.9343619932</text:p>
          </table:table-cell>
          <table:table-cell office:value-type="float" office:value="0.921809216457368">
            <text:p>0.9218092165</text:p>
          </table:table-cell>
          <table:table-cell office:value-type="float" office:value="0.924236828512397">
            <text:p>0.9242368285</text:p>
          </table:table-cell>
          <table:table-cell office:value-type="float" office:value="0">
            <text:p>0</text:p>
          </table:table-cell>
          <table:table-cell office:value-type="float" office:value="-30.2858286000243">
            <text:p>-30.2858286</text:p>
          </table:table-cell>
          <table:table-cell office:value-type="float" office:value="-31.2801955767134">
            <text:p>-31.2801955767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table:number-columns-repeated="3" office:value-type="float" office:value="3">
            <text:p>3</text:p>
          </table:table-cell>
          <table:table-cell office:value-type="float" office:value="336">
            <text:p>336</text:p>
          </table:table-cell>
          <table:table-cell office:value-type="float" office:value="503">
            <text:p>503</text:p>
          </table:table-cell>
          <table:table-cell office:value-type="float" office:value="336">
            <text:p>336</text:p>
          </table:table-cell>
          <table:table-cell office:value-type="float" office:value="4500">
            <text:p>4500</text:p>
          </table:table-cell>
          <table:table-cell office:value-type="float" office:value="7488">
            <text:p>7488</text:p>
          </table:table-cell>
          <table:table-cell office:value-type="float" office:value="12810">
            <text:p>12810</text:p>
          </table:table-cell>
          <table:table-cell office:value-type="float" office:value="-42.5">
            <text:p>-42.5</text:p>
          </table:table-cell>
          <table:table-cell office:value-type="float" office:value="-266.25">
            <text:p>-266.25</text:p>
          </table:table-cell>
          <table:table-cell office:value-type="float" office:value="-21">
            <text:p>-21</text:p>
          </table:table-cell>
          <table:table-cell office:value-type="float" office:value="-0.00944444444444444">
            <text:p>-0.0094444444</text:p>
          </table:table-cell>
          <table:table-cell office:value-type="float" office:value="-0.035556891025641">
            <text:p>-0.035556891</text:p>
          </table:table-cell>
          <table:table-cell office:value-type="float" office:value="-0.00163934426229508">
            <text:p>-0.0016393443</text:p>
          </table:table-cell>
          <table:table-cell office:value-type="float" office:value="0.967119271604938">
            <text:p>0.9671192716</text:p>
          </table:table-cell>
          <table:table-cell office:value-type="float" office:value="0.878028894709099">
            <text:p>0.8780288947</text:p>
          </table:table-cell>
          <table:table-cell office:value-type="float" office:value="0.994267562483203">
            <text:p>0.9942675625</text:p>
          </table:table-cell>
          <table:table-cell office:value-type="float" office:value="0">
            <text:p>0</text:p>
          </table:table-cell>
          <table:table-cell office:value-type="float" office:value="-19.1453674608505">
            <text:p>-19.14536746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table:number-columns-repeated="3" office:value-type="float" office:value="3">
            <text:p>3</text:p>
          </table:table-cell>
          <table:table-cell office:value-type="float" office:value="340">
            <text:p>340</text:p>
          </table:table-cell>
          <table:table-cell office:value-type="float" office:value="506">
            <text:p>506</text:p>
          </table:table-cell>
          <table:table-cell office:value-type="float" office:value="340">
            <text:p>340</text:p>
          </table:table-cell>
          <table:table-cell office:value-type="float" office:value="5340">
            <text:p>5340</text:p>
          </table:table-cell>
          <table:table-cell office:value-type="float" office:value="7488">
            <text:p>7488</text:p>
          </table:table-cell>
          <table:table-cell office:value-type="float" office:value="12306">
            <text:p>12306</text:p>
          </table:table-cell>
          <table:table-cell office:value-type="float" office:value="-30">
            <text:p>-30</text:p>
          </table:table-cell>
          <table:table-cell office:value-type="float" office:value="69.75">
            <text:p>69.75</text:p>
          </table:table-cell>
          <table:table-cell office:value-type="float" office:value="-89.25">
            <text:p>-89.25</text:p>
          </table:table-cell>
          <table:table-cell office:value-type="float" office:value="-0.00561797752808989">
            <text:p>-0.0056179775</text:p>
          </table:table-cell>
          <table:table-cell office:value-type="float" office:value="0.00931490384615385">
            <text:p>0.0093149038</text:p>
          </table:table-cell>
          <table:table-cell office:value-type="float" office:value="-0.00725255972696246">
            <text:p>-0.0072525597</text:p>
          </table:table-cell>
          <table:table-cell office:value-type="float" office:value="0.980398939527837">
            <text:p>0.9803989395</text:p>
          </table:table-cell>
          <table:table-cell office:value-type="float" office:value="1.03277222763152">
            <text:p>1.0327722276</text:p>
          </table:table-cell>
          <table:table-cell office:value-type="float" office:value="0.974719136215914">
            <text:p>0.974719136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table:number-columns-repeated="3" office:value-type="float" office:value="3">
            <text:p>3</text:p>
          </table:table-cell>
          <table:table-cell office:value-type="float" office:value="279">
            <text:p>279</text:p>
          </table:table-cell>
          <table:table-cell office:value-type="float" office:value="695">
            <text:p>695</text:p>
          </table:table-cell>
          <table:table-cell office:value-type="float" office:value="279">
            <text:p>279</text:p>
          </table:table-cell>
          <table:table-cell office:value-type="float" office:value="4880">
            <text:p>4880</text:p>
          </table:table-cell>
          <table:table-cell office:value-type="float" office:value="7212">
            <text:p>7212</text:p>
          </table:table-cell>
          <table:table-cell office:value-type="float" office:value="11760">
            <text:p>11760</text:p>
          </table:table-cell>
          <table:table-cell office:value-type="float" office:value="-92.5">
            <text:p>-92.5</text:p>
          </table:table-cell>
          <table:table-cell office:value-type="float" office:value="-142.5">
            <text:p>-142.5</text:p>
          </table:table-cell>
          <table:table-cell office:value-type="float" office:value="-115">
            <text:p>-115</text:p>
          </table:table-cell>
          <table:table-cell office:value-type="float" office:value="-0.0189549180327869">
            <text:p>-0.018954918</text:p>
          </table:table-cell>
          <table:table-cell office:value-type="float" office:value="-0.0197587354409318">
            <text:p>-0.0197587354</text:p>
          </table:table-cell>
          <table:table-cell office:value-type="float" office:value="-0.00977891156462585">
            <text:p>-0.0097789116</text:p>
          </table:table-cell>
          <table:table-cell office:value-type="float" office:value="0.9343619931638">
            <text:p>0.9343619932</text:p>
          </table:table-cell>
          <table:table-cell office:value-type="float" office:value="0.931609624904139">
            <text:p>0.9316096249</text:p>
          </table:table-cell>
          <table:table-cell office:value-type="float" office:value="0.965961238662132">
            <text:p>0.96596123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table:number-columns-repeated="3" office:value-type="float" office:value="3">
            <text:p>3</text:p>
          </table:table-cell>
          <table:table-cell office:value-type="float" office:value="271">
            <text:p>271</text:p>
          </table:table-cell>
          <table:table-cell office:value-type="float" office:value="430">
            <text:p>430</text:p>
          </table:table-cell>
          <table:table-cell office:value-type="float" office:value="271">
            <text:p>271</text:p>
          </table:table-cell>
          <table:table-cell office:value-type="float" office:value="4500">
            <text:p>4500</text:p>
          </table:table-cell>
          <table:table-cell office:value-type="float" office:value="7220">
            <text:p>7220</text:p>
          </table:table-cell>
          <table:table-cell office:value-type="float" office:value="12160">
            <text:p>12160</text:p>
          </table:table-cell>
          <table:table-cell office:value-type="float" office:value="-42.5">
            <text:p>-42.5</text:p>
          </table:table-cell>
          <table:table-cell office:value-type="float" office:value="-19">
            <text:p>-19</text:p>
          </table:table-cell>
          <table:table-cell office:value-type="float" office:value="80">
            <text:p>80</text:p>
          </table:table-cell>
          <table:table-cell office:value-type="float" office:value="-0.00944444444444444">
            <text:p>-0.0094444444</text:p>
          </table:table-cell>
          <table:table-cell office:value-type="float" office:value="-0.00263157894736842">
            <text:p>-0.0026315789</text:p>
          </table:table-cell>
          <table:table-cell office:value-type="float" office:value="0.00657894736842105">
            <text:p>0.0065789474</text:p>
          </table:table-cell>
          <table:table-cell office:value-type="float" office:value="0.967119271604938">
            <text:p>0.9671192716</text:p>
          </table:table-cell>
          <table:table-cell office:value-type="float" office:value="0.990803047091413">
            <text:p>0.9908030471</text:p>
          </table:table-cell>
          <table:table-cell office:value-type="float" office:value="1.02311114958449">
            <text:p>1.023111149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2.2">
            <text:p>92.2</text:p>
          </table:table-cell>
          <table:table-cell office:value-type="float" office:value="4497.4">
            <text:p>4497.4</text:p>
          </table:table-cell>
          <table:table-cell office:value-type="float" office:value="16849.8">
            <text:p>16849.8</text:p>
          </table:table-cell>
          <table:table-cell office:value-type="float" office:value="8.318">
            <text:p>8.318</text:p>
          </table:table-cell>
          <table:table-cell table:number-columns-repeated="3" office:value-type="float" office:value="3">
            <text:p>3</text:p>
          </table:table-cell>
          <table:table-cell office:value-type="float" office:value="311">
            <text:p>311</text:p>
          </table:table-cell>
          <table:table-cell office:value-type="float" office:value="708">
            <text:p>708</text:p>
          </table:table-cell>
          <table:table-cell office:value-type="float" office:value="311">
            <text:p>311</text:p>
          </table:table-cell>
          <table:table-cell office:value-type="float" office:value="5340">
            <text:p>5340</text:p>
          </table:table-cell>
          <table:table-cell office:value-type="float" office:value="7308">
            <text:p>7308</text:p>
          </table:table-cell>
          <table:table-cell office:value-type="float" office:value="11640">
            <text:p>11640</text:p>
          </table:table-cell>
          <table:table-cell office:value-type="float" office:value="-30">
            <text:p>-30</text:p>
          </table:table-cell>
          <table:table-cell office:value-type="float" office:value="-97.5">
            <text:p>-97.5</text:p>
          </table:table-cell>
          <table:table-cell office:value-type="float" office:value="280">
            <text:p>280</text:p>
          </table:table-cell>
          <table:table-cell office:value-type="float" office:value="-0.00561797752808989">
            <text:p>-0.0056179775</text:p>
          </table:table-cell>
          <table:table-cell office:value-type="float" office:value="-0.0133415435139573">
            <text:p>-0.0133415435</text:p>
          </table:table-cell>
          <table:table-cell office:value-type="float" office:value="0.0240549828178694">
            <text:p>0.0240549828</text:p>
          </table:table-cell>
          <table:table-cell office:value-type="float" office:value="0.980398939527837">
            <text:p>0.9803989395</text:p>
          </table:table-cell>
          <table:table-cell office:value-type="float" office:value="0.953653471396486">
            <text:p>0.9536534714</text:p>
          </table:table-cell>
          <table:table-cell office:value-type="float" office:value="1.08532657857134">
            <text:p>1.0853265786</text:p>
          </table:table-cell>
          <table:table-cell table:number-columns-repeated="2" office:value-type="float" office:value="0">
            <text:p>0</text:p>
          </table:table-cell>
          <table:table-cell office:value-type="float" office:value="29.1603190876352">
            <text:p>29.1603190876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90.8">
            <text:p>90.8</text:p>
          </table:table-cell>
          <table:table-cell office:value-type="float" office:value="4448.6">
            <text:p>4448.6</text:p>
          </table:table-cell>
          <table:table-cell office:value-type="float" office:value="13949">
            <text:p>13949</text:p>
          </table:table-cell>
          <table:table-cell office:value-type="float" office:value="8.59">
            <text:p>8.59</text:p>
          </table:table-cell>
          <table:table-cell table:number-columns-repeated="3" office:value-type="float" office:value="3">
            <text:p>3</text:p>
          </table:table-cell>
          <table:table-cell office:value-type="float" office:value="729">
            <text:p>729</text:p>
          </table:table-cell>
          <table:table-cell table:number-columns-repeated="2" office:value-type="float" office:value="341">
            <text:p>341</text:p>
          </table:table-cell>
          <table:table-cell office:value-type="float" office:value="5508">
            <text:p>5508</text:p>
          </table:table-cell>
          <table:table-cell office:value-type="float" office:value="7618">
            <text:p>7618</text:p>
          </table:table-cell>
          <table:table-cell office:value-type="float" office:value="12560">
            <text:p>12560</text:p>
          </table:table-cell>
          <table:table-cell office:value-type="float" office:value="13.5">
            <text:p>13.5</text:p>
          </table:table-cell>
          <table:table-cell office:value-type="float" office:value="152.75">
            <text:p>152.75</text:p>
          </table:table-cell>
          <table:table-cell office:value-type="float" office:value="-15">
            <text:p>-15</text:p>
          </table:table-cell>
          <table:table-cell office:value-type="float" office:value="0.00245098039215686">
            <text:p>0.0024509804</text:p>
          </table:table-cell>
          <table:table-cell office:value-type="float" office:value="0.0200511945392491">
            <text:p>0.0200511945</text:p>
          </table:table-cell>
          <table:table-cell office:value-type="float" office:value="-0.00119426751592357">
            <text:p>-0.0011942675</text:p>
          </table:table-cell>
          <table:table-cell office:value-type="float" office:value="1.00859020569012">
            <text:p>1.0085902057</text:p>
          </table:table-cell>
          <table:table-cell office:value-type="float" office:value="1.07096719967618">
            <text:p>1.0709671997</text:p>
          </table:table-cell>
          <table:table-cell office:value-type="float" office:value="0.995822859193071">
            <text:p>0.9958228592</text:p>
          </table:table-cell>
          <table:table-cell office:value-type="float" office:value="0">
            <text:p>0</text:p>
          </table:table-cell>
          <table:table-cell office:value-type="float" office:value="34.9142990080322">
            <text:p>34.914299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21-01-18">
            <text:p>01/18/21</text:p>
          </table:table-cell>
          <table:table-cell office:value-type="float" office:value="68">
            <text:p>68</text:p>
          </table:table-cell>
          <table:table-cell office:value-type="float" office:value="4445">
            <text:p>4445</text:p>
          </table:table-cell>
          <table:table-cell office:value-type="float" office:value="9903">
            <text:p>9903</text:p>
          </table:table-cell>
          <table:table-cell office:value-type="float" office:value="8.84">
            <text:p>8.84</text:p>
          </table:table-cell>
          <table:table-cell office:value-type="float" office:value="87.6">
            <text:p>87.6</text:p>
          </table:table-cell>
          <table:table-cell office:value-type="float" office:value="4372.2">
            <text:p>4372.2</text:p>
          </table:table-cell>
          <table:table-cell office:value-type="float" office:value="13330.4">
            <text:p>13330.4</text:p>
          </table:table-cell>
          <table:table-cell office:value-type="float" office:value="8.226">
            <text:p>8.226</text:p>
          </table:table-cell>
          <table:table-cell table:number-columns-repeated="3" office:value-type="float" office:value="3">
            <text:p>3</text:p>
          </table:table-cell>
          <table:table-cell office:value-type="float" office:value="687">
            <text:p>687</text:p>
          </table:table-cell>
          <table:table-cell table:number-columns-repeated="2" office:value-type="float" office:value="308">
            <text:p>308</text:p>
          </table:table-cell>
          <table:table-cell office:value-type="float" office:value="5256">
            <text:p>5256</text:p>
          </table:table-cell>
          <table:table-cell office:value-type="float" office:value="7600">
            <text:p>7600</text:p>
          </table:table-cell>
          <table:table-cell office:value-type="float" office:value="12768">
            <text:p>12768</text:p>
          </table:table-cell>
          <table:table-cell office:value-type="float" office:value="-16.875">
            <text:p>-16.875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-0.00321061643835616">
            <text:p>-0.0032106164</text:p>
          </table:table-cell>
          <table:table-cell table:number-columns-repeated="2" office:value-type="float" office:value="0.00657894736842105">
            <text:p>0.0065789474</text:p>
          </table:table-cell>
          <table:table-cell office:value-type="float" office:value="0.988783046259265">
            <text:p>0.9887830463</text:p>
          </table:table-cell>
          <table:table-cell table:number-columns-repeated="2" office:value-type="float" office:value="1.02311114958449">
            <text:p>1.023111149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21-01-19">
            <text:p>01/19/21</text:p>
          </table:table-cell>
          <table:table-cell office:value-type="float" office:value="111">
            <text:p>111</text:p>
          </table:table-cell>
          <table:table-cell office:value-type="float" office:value="4445">
            <text:p>4445</text:p>
          </table:table-cell>
          <table:table-cell office:value-type="float" office:value="5130">
            <text:p>5130</text:p>
          </table:table-cell>
          <table:table-cell office:value-type="float" office:value="11.17">
            <text:p>11.17</text:p>
          </table:table-cell>
          <table:table-cell office:value-type="float" office:value="89.8">
            <text:p>89.8</text:p>
          </table:table-cell>
          <table:table-cell office:value-type="float" office:value="4300.4">
            <text:p>4300.4</text:p>
          </table:table-cell>
          <table:table-cell office:value-type="float" office:value="12778">
            <text:p>12778</text:p>
          </table:table-cell>
          <table:table-cell office:value-type="float" office:value="8.468">
            <text:p>8.468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677">
            <text:p>677</text:p>
          </table:table-cell>
          <table:table-cell office:value-type="float" office:value="305">
            <text:p>305</text:p>
          </table:table-cell>
          <table:table-cell office:value-type="float" office:value="5130">
            <text:p>5130</text:p>
          </table:table-cell>
          <table:table-cell office:value-type="float" office:value="7380">
            <text:p>7380</text:p>
          </table:table-cell>
          <table:table-cell office:value-type="float" office:value="12280">
            <text:p>12280</text:p>
          </table:table-cell>
          <table:table-cell office:value-type="float" office:value="-21.375">
            <text:p>-21.375</text:p>
          </table:table-cell>
          <table:table-cell office:value-type="float" office:value="244.25">
            <text:p>244.25</text:p>
          </table:table-cell>
          <table:table-cell office:value-type="float" office:value="518.125">
            <text:p>518.125</text:p>
          </table:table-cell>
          <table:table-cell office:value-type="float" office:value="-0.00416666666666667">
            <text:p>-0.0041666667</text:p>
          </table:table-cell>
          <table:table-cell office:value-type="float" office:value="0.0330962059620596">
            <text:p>0.033096206</text:p>
          </table:table-cell>
          <table:table-cell office:value-type="float" office:value="0.0421925895765472">
            <text:p>0.0421925896</text:p>
          </table:table-cell>
          <table:table-cell office:value-type="float" office:value="0.985450694444444">
            <text:p>0.9854506944</text:p>
          </table:table-cell>
          <table:table-cell office:value-type="float" office:value="1.11798362421141">
            <text:p>1.1179836242</text:p>
          </table:table-cell>
          <table:table-cell office:value-type="float" office:value="1.15116328416366">
            <text:p>1.1511632842</text:p>
          </table:table-cell>
          <table:table-cell office:value-type="float" office:value="0">
            <text:p>0</text:p>
          </table:table-cell>
          <table:table-cell office:value-type="float" office:value="21.2880959058213">
            <text:p>21.2880959058</text:p>
          </table:table-cell>
          <table:table-cell office:value-type="float" office:value="16.7723599977561">
            <text:p>16.7723599978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21-01-20">
            <text:p>01/20/21</text:p>
          </table:table-cell>
          <table:table-cell office:value-type="float" office:value="95">
            <text:p>95</text:p>
          </table:table-cell>
          <table:table-cell office:value-type="float" office:value="4218">
            <text:p>4218</text:p>
          </table:table-cell>
          <table:table-cell office:value-type="float" office:value="16005">
            <text:p>16005</text:p>
          </table:table-cell>
          <table:table-cell office:value-type="float" office:value="6.1">
            <text:p>6.1</text:p>
          </table:table-cell>
          <table:table-cell office:value-type="float" office:value="94">
            <text:p>94</text:p>
          </table:table-cell>
          <table:table-cell office:value-type="float" office:value="4223.2">
            <text:p>4223.2</text:p>
          </table:table-cell>
          <table:table-cell office:value-type="float" office:value="12935.8">
            <text:p>12935.8</text:p>
          </table:table-cell>
          <table:table-cell office:value-type="float" office:value="8.484">
            <text:p>8.484</text:p>
          </table:table-cell>
          <table:table-cell table:number-columns-repeated="3" office:value-type="float" office:value="3">
            <text:p>3</text:p>
          </table:table-cell>
          <table:table-cell office:value-type="float" office:value="657">
            <text:p>657</text:p>
          </table:table-cell>
          <table:table-cell office:value-type="float" office:value="433">
            <text:p>433</text:p>
          </table:table-cell>
          <table:table-cell office:value-type="float" office:value="293">
            <text:p>293</text:p>
          </table:table-cell>
          <table:table-cell office:value-type="float" office:value="5301">
            <text:p>5301</text:p>
          </table:table-cell>
          <table:table-cell office:value-type="float" office:value="7581">
            <text:p>7581</text:p>
          </table:table-cell>
          <table:table-cell office:value-type="float" office:value="12640">
            <text:p>12640</text:p>
          </table:table-cell>
          <table:table-cell office:value-type="float" office:value="11.25">
            <text:p>11.25</text:p>
          </table:table-cell>
          <table:table-cell office:value-type="float" office:value="40.375">
            <text:p>40.375</text:p>
          </table:table-cell>
          <table:table-cell office:value-type="float" office:value="329.125">
            <text:p>329.125</text:p>
          </table:table-cell>
          <table:table-cell office:value-type="float" office:value="0.00212224108658744">
            <text:p>0.0021222411</text:p>
          </table:table-cell>
          <table:table-cell office:value-type="float" office:value="0.00532581453634085">
            <text:p>0.0053258145</text:p>
          </table:table-cell>
          <table:table-cell office:value-type="float" office:value="0.0260383702531646">
            <text:p>0.0260383703</text:p>
          </table:table-cell>
          <table:table-cell office:value-type="float" office:value="1.00743667146123">
            <text:p>1.0074366715</text:p>
          </table:table-cell>
          <table:table-cell office:value-type="float" office:value="1.01869594490613">
            <text:p>1.0186959449</text:p>
          </table:table-cell>
          <table:table-cell office:value-type="float" office:value="1.09246316946794">
            <text:p>1.0924631695</text:p>
          </table:table-cell>
          <table:table-cell table:number-columns-repeated="2" office:value-type="float" office:value="0">
            <text:p>0</text:p>
          </table:table-cell>
          <table:table-cell office:value-type="float" office:value="26.9653102010708">
            <text:p>26.9653102011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date" office:date-value="2021-01-21">
            <text:p>01/21/21</text:p>
          </table:table-cell>
          <table:table-cell office:value-type="float" office:value="98">
            <text:p>98</text:p>
          </table:table-cell>
          <table:table-cell office:value-type="float" office:value="4049">
            <text:p>4049</text:p>
          </table:table-cell>
          <table:table-cell office:value-type="float" office:value="15577">
            <text:p>15577</text:p>
          </table:table-cell>
          <table:table-cell office:value-type="float" office:value="9.05">
            <text:p>9.05</text:p>
          </table:table-cell>
          <table:table-cell office:value-type="float" office:value="99">
            <text:p>99</text:p>
          </table:table-cell>
          <table:table-cell office:value-type="float" office:value="4105">
            <text:p>4105</text:p>
          </table:table-cell>
          <table:table-cell office:value-type="float" office:value="14402.8">
            <text:p>14402.8</text:p>
          </table:table-cell>
          <table:table-cell office:value-type="float" office:value="8.276">
            <text:p>8.276</text:p>
          </table:table-cell>
          <table:table-cell table:number-columns-repeated="3" office:value-type="float" office:value="3">
            <text:p>3</text:p>
          </table:table-cell>
          <table:table-cell office:value-type="float" office:value="601">
            <text:p>601</text:p>
          </table:table-cell>
          <table:table-cell table:number-columns-repeated="2" office:value-type="float" office:value="244">
            <text:p>244</text:p>
          </table:table-cell>
          <table:table-cell office:value-type="float" office:value="5256">
            <text:p>5256</text:p>
          </table:table-cell>
          <table:table-cell office:value-type="float" office:value="7536">
            <text:p>7536</text:p>
          </table:table-cell>
          <table:table-cell office:value-type="float" office:value="12560">
            <text:p>12560</text:p>
          </table:table-cell>
          <table:table-cell office:value-type="float" office:value="-16.875">
            <text:p>-16.875</text:p>
          </table:table-cell>
          <table:table-cell office:value-type="float" office:value="-9">
            <text:p>-9</text:p>
          </table:table-cell>
          <table:table-cell office:value-type="float" office:value="-15">
            <text:p>-15</text:p>
          </table:table-cell>
          <table:table-cell office:value-type="float" office:value="-0.00321061643835616">
            <text:p>-0.0032106164</text:p>
          </table:table-cell>
          <table:table-cell table:number-columns-repeated="2" office:value-type="float" office:value="-0.00119426751592357">
            <text:p>-0.0011942675</text:p>
          </table:table-cell>
          <table:table-cell office:value-type="float" office:value="0.988783046259265">
            <text:p>0.9887830463</text:p>
          </table:table-cell>
          <table:table-cell table:number-columns-repeated="2" office:value-type="float" office:value="0.995822859193071">
            <text:p>0.995822859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date" office:date-value="2021-01-22">
            <text:p>01/22/21</text:p>
          </table:table-cell>
          <table:table-cell office:value-type="float" office:value="98">
            <text:p>98</text:p>
          </table:table-cell>
          <table:table-cell office:value-type="float" office:value="3959">
            <text:p>3959</text:p>
          </table:table-cell>
          <table:table-cell office:value-type="float" office:value="18064">
            <text:p>18064</text:p>
          </table:table-cell>
          <table:table-cell office:value-type="float" office:value="7.26">
            <text:p>7.26</text:p>
          </table:table-cell>
          <table:table-cell office:value-type="float" office:value="89.6">
            <text:p>89.6</text:p>
          </table:table-cell>
          <table:table-cell office:value-type="float" office:value="3974.6">
            <text:p>3974.6</text:p>
          </table:table-cell>
          <table:table-cell office:value-type="float" office:value="16665">
            <text:p>16665</text:p>
          </table:table-cell>
          <table:table-cell office:value-type="float" office:value="7.572">
            <text:p>7.57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74">
            <text:p>574</text:p>
          </table:table-cell>
          <table:table-cell office:value-type="float" office:value="225">
            <text:p>225</text:p>
          </table:table-cell>
          <table:table-cell office:value-type="float" office:value="5130">
            <text:p>5130</text:p>
          </table:table-cell>
          <table:table-cell office:value-type="float" office:value="7866">
            <text:p>7866</text:p>
          </table:table-cell>
          <table:table-cell office:value-type="float" office:value="13010">
            <text:p>13010</text:p>
          </table:table-cell>
          <table:table-cell office:value-type="float" office:value="-21.375">
            <text:p>-21.375</text:p>
          </table:table-cell>
          <table:table-cell office:value-type="float" office:value="274.75">
            <text:p>274.75</text:p>
          </table:table-cell>
          <table:table-cell office:value-type="float" office:value="440.125">
            <text:p>440.125</text:p>
          </table:table-cell>
          <table:table-cell office:value-type="float" office:value="-0.00416666666666667">
            <text:p>-0.0041666667</text:p>
          </table:table-cell>
          <table:table-cell office:value-type="float" office:value="0.0349288075260615">
            <text:p>0.0349288075</text:p>
          </table:table-cell>
          <table:table-cell office:value-type="float" office:value="0.0338297463489623">
            <text:p>0.0338297463</text:p>
          </table:table-cell>
          <table:table-cell office:value-type="float" office:value="0.985450694444444">
            <text:p>0.9854506944</text:p>
          </table:table-cell>
          <table:table-cell office:value-type="float" office:value="1.12464206866779">
            <text:p>1.1246420687</text:p>
          </table:table-cell>
          <table:table-cell office:value-type="float" office:value="1.12064723762792">
            <text:p>1.1206472376</text:p>
          </table:table-cell>
          <table:table-cell office:value-type="float" office:value="0">
            <text:p>0</text:p>
          </table:table-cell>
          <table:table-cell office:value-type="float" office:value="20.1891609160026">
            <text:p>20.189160916</text:p>
          </table:table-cell>
          <table:table-cell office:value-type="float" office:value="20.8339329120628">
            <text:p>20.8339329121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date" office:date-value="2021-01-23">
            <text:p>01/23/21</text:p>
          </table:table-cell>
          <table:table-cell office:value-type="float" office:value="93">
            <text:p>93</text:p>
          </table:table-cell>
          <table:table-cell office:value-type="float" office:value="3854">
            <text:p>3854</text:p>
          </table:table-cell>
          <table:table-cell office:value-type="float" office:value="17238">
            <text:p>17238</text:p>
          </table:table-cell>
          <table:table-cell office:value-type="float" office:value="7.8">
            <text:p>7.8</text:p>
          </table:table-cell>
          <table:table-cell office:value-type="float" office:value="81.8">
            <text:p>81.8</text:p>
          </table:table-cell>
          <table:table-cell office:value-type="float" office:value="3893.8">
            <text:p>3893.8</text:p>
          </table:table-cell>
          <table:table-cell office:value-type="float" office:value="15476.8">
            <text:p>15476.8</text:p>
          </table:table-cell>
          <table:table-cell office:value-type="float" office:value="8.03">
            <text:p>8.03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609">
            <text:p>609</text:p>
          </table:table-cell>
          <table:table-cell office:value-type="float" office:value="399">
            <text:p>399</text:p>
          </table:table-cell>
          <table:table-cell office:value-type="float" office:value="267">
            <text:p>267</text:p>
          </table:table-cell>
          <table:table-cell office:value-type="float" office:value="5301">
            <text:p>5301</text:p>
          </table:table-cell>
          <table:table-cell office:value-type="float" office:value="8061">
            <text:p>8061</text:p>
          </table:table-cell>
          <table:table-cell office:value-type="float" office:value="14545">
            <text:p>14545</text:p>
          </table:table-cell>
          <table:table-cell office:value-type="float" office:value="11.25">
            <text:p>11.25</text:p>
          </table:table-cell>
          <table:table-cell office:value-type="float" office:value="251">
            <text:p>251</text:p>
          </table:table-cell>
          <table:table-cell office:value-type="float" office:value="444.375">
            <text:p>444.375</text:p>
          </table:table-cell>
          <table:table-cell office:value-type="float" office:value="0.00212224108658744">
            <text:p>0.0021222411</text:p>
          </table:table-cell>
          <table:table-cell office:value-type="float" office:value="0.0311375759831286">
            <text:p>0.031137576</text:p>
          </table:table-cell>
          <table:table-cell office:value-type="float" office:value="0.0305517359917497">
            <text:p>0.030551736</text:p>
          </table:table-cell>
          <table:table-cell office:value-type="float" office:value="1.00743667146123">
            <text:p>1.0074366715</text:p>
          </table:table-cell>
          <table:table-cell office:value-type="float" office:value="1.11088183127164">
            <text:p>1.1108818313</text:p>
          </table:table-cell>
          <table:table-cell office:value-type="float" office:value="1.10876055677246">
            <text:p>1.1087605568</text:p>
          </table:table-cell>
          <table:table-cell office:value-type="float" office:value="0">
            <text:p>0</text:p>
          </table:table-cell>
          <table:table-cell office:value-type="float" office:value="22.6055969866817">
            <text:p>22.6055969867</text:p>
          </table:table-cell>
          <table:table-cell office:value-type="float" office:value="23.0324881637107">
            <text:p>23.0324881637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date" office:date-value="2021-01-24">
            <text:p>01/24/21</text:p>
          </table:table-cell>
          <table:table-cell office:value-type="float" office:value="64">
            <text:p>64</text:p>
          </table:table-cell>
          <table:table-cell office:value-type="float" office:value="3793">
            <text:p>3793</text:p>
          </table:table-cell>
          <table:table-cell office:value-type="float" office:value="16441">
            <text:p>16441</text:p>
          </table:table-cell>
          <table:table-cell office:value-type="float" office:value="7.65">
            <text:p>7.65</text:p>
          </table:table-cell>
          <table:table-cell office:value-type="float" office:value="80">
            <text:p>80</text:p>
          </table:table-cell>
          <table:table-cell office:value-type="float" office:value="3847">
            <text:p>3847</text:p>
          </table:table-cell>
          <table:table-cell office:value-type="float" office:value="13467.6">
            <text:p>13467.6</text:p>
          </table:table-cell>
          <table:table-cell office:value-type="float" office:value="7.88">
            <text:p>7.88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30">
            <text:p>630</text:p>
          </table:table-cell>
          <table:table-cell office:value-type="float" office:value="423">
            <text:p>423</text:p>
          </table:table-cell>
          <table:table-cell office:value-type="float" office:value="294">
            <text:p>294</text:p>
          </table:table-cell>
          <table:table-cell office:value-type="float" office:value="5589">
            <text:p>5589</text:p>
          </table:table-cell>
          <table:table-cell office:value-type="float" office:value="8227">
            <text:p>8227</text:p>
          </table:table-cell>
          <table:table-cell office:value-type="float" office:value="13873">
            <text:p>13873</text:p>
          </table:table-cell>
          <table:table-cell office:value-type="float" office:value="-13.5">
            <text:p>-13.5</text:p>
          </table:table-cell>
          <table:table-cell office:value-type="float" office:value="-106">
            <text:p>-106</text:p>
          </table:table-cell>
          <table:table-cell office:value-type="float" office:value="184.625">
            <text:p>184.625</text:p>
          </table:table-cell>
          <table:table-cell office:value-type="float" office:value="-0.00241545893719807">
            <text:p>-0.0024154589</text:p>
          </table:table-cell>
          <table:table-cell office:value-type="float" office:value="-0.0128844050079008">
            <text:p>-0.012884405</text:p>
          </table:table-cell>
          <table:table-cell office:value-type="float" office:value="0.0133082246089526">
            <text:p>0.0133082246</text:p>
          </table:table-cell>
          <table:table-cell office:value-type="float" office:value="0.991557329225886">
            <text:p>0.9915573292</text:p>
          </table:table-cell>
          <table:table-cell office:value-type="float" office:value="0.955229957941466">
            <text:p>0.9552299579</text:p>
          </table:table-cell>
          <table:table-cell office:value-type="float" office:value="1.04692591946213">
            <text:p>1.046925919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date" office:date-value="2021-01-25">
            <text:p>01/25/21</text:p>
          </table:table-cell>
          <table:table-cell office:value-type="float" office:value="56">
            <text:p>56</text:p>
          </table:table-cell>
          <table:table-cell office:value-type="float" office:value="3814">
            <text:p>3814</text:p>
          </table:table-cell>
          <table:table-cell office:value-type="float" office:value="10064">
            <text:p>10064</text:p>
          </table:table-cell>
          <table:table-cell office:value-type="float" office:value="8.39">
            <text:p>8.39</text:p>
          </table:table-cell>
          <table:table-cell office:value-type="float" office:value="77.4">
            <text:p>77.4</text:p>
          </table:table-cell>
          <table:table-cell office:value-type="float" office:value="3817">
            <text:p>3817</text:p>
          </table:table-cell>
          <table:table-cell office:value-type="float" office:value="13265.4">
            <text:p>13265.4</text:p>
          </table:table-cell>
          <table:table-cell office:value-type="float" office:value="7.606">
            <text:p>7.60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634">
            <text:p>634</text:p>
          </table:table-cell>
          <table:table-cell office:value-type="float" office:value="304">
            <text:p>304</text:p>
          </table:table-cell>
          <table:table-cell office:value-type="float" office:value="5400">
            <text:p>5400</text:p>
          </table:table-cell>
          <table:table-cell office:value-type="float" office:value="7735">
            <text:p>7735</text:p>
          </table:table-cell>
          <table:table-cell office:value-type="float" office:value="12936">
            <text:p>12936</text:p>
          </table:table-cell>
          <table:table-cell office:value-type="float" office:value="-166.875">
            <text:p>-166.875</text:p>
          </table:table-cell>
          <table:table-cell office:value-type="float" office:value="78.25">
            <text:p>78.25</text:p>
          </table:table-cell>
          <table:table-cell office:value-type="float" office:value="242.125">
            <text:p>242.125</text:p>
          </table:table-cell>
          <table:table-cell office:value-type="float" office:value="-0.0309027777777778">
            <text:p>-0.0309027778</text:p>
          </table:table-cell>
          <table:table-cell office:value-type="float" office:value="0.0101163542340013">
            <text:p>0.0101163542</text:p>
          </table:table-cell>
          <table:table-cell office:value-type="float" office:value="0.0187171459492888">
            <text:p>0.0187171459</text:p>
          </table:table-cell>
          <table:table-cell office:value-type="float" office:value="0.893712041859568">
            <text:p>0.8937120419</text:p>
          </table:table-cell>
          <table:table-cell office:value-type="float" office:value="1.03560782744006">
            <text:p>1.0356078274</text:p>
          </table:table-cell>
          <table:table-cell office:value-type="float" office:value="1.06619666066539">
            <text:p>1.0661966607</text:p>
          </table:table-cell>
          <table:table-cell office:value-type="float" office:value="-22.081544498478">
            <text:p>-22.081544498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date" office:date-value="2021-01-26">
            <text:p>01/26/21</text:p>
          </table:table-cell>
          <table:table-cell office:value-type="float" office:value="89">
            <text:p>89</text:p>
          </table:table-cell>
          <table:table-cell office:value-type="float" office:value="3815">
            <text:p>3815</text:p>
          </table:table-cell>
          <table:table-cell office:value-type="float" office:value="5531">
            <text:p>5531</text:p>
          </table:table-cell>
          <table:table-cell office:value-type="float" office:value="8.3">
            <text:p>8.3</text:p>
          </table:table-cell>
          <table:table-cell office:value-type="float" office:value="77.4">
            <text:p>77.4</text:p>
          </table:table-cell>
          <table:table-cell office:value-type="float" office:value="3780">
            <text:p>3780</text:p>
          </table:table-cell>
          <table:table-cell office:value-type="float" office:value="12436.4">
            <text:p>12436.4</text:p>
          </table:table-cell>
          <table:table-cell office:value-type="float" office:value="8.442">
            <text:p>8.442</text:p>
          </table:table-cell>
          <table:table-cell table:number-columns-repeated="3" office:value-type="float" office:value="4">
            <text:p>4</text:p>
          </table:table-cell>
          <table:table-cell office:value-type="float" office:value="615">
            <text:p>615</text:p>
          </table:table-cell>
          <table:table-cell table:number-columns-repeated="2" office:value-type="float" office:value="291">
            <text:p>291</text:p>
          </table:table-cell>
          <table:table-cell office:value-type="float" office:value="5206">
            <text:p>5206</text:p>
          </table:table-cell>
          <table:table-cell office:value-type="float" office:value="8610">
            <text:p>8610</text:p>
          </table:table-cell>
          <table:table-cell office:value-type="float" office:value="15841">
            <text:p>15841</text:p>
          </table:table-cell>
          <table:table-cell office:value-type="float" office:value="-43.625">
            <text:p>-43.625</text:p>
          </table:table-cell>
          <table:table-cell office:value-type="float" office:value="-261.166666666667">
            <text:p>-261.1666666667</text:p>
          </table:table-cell>
          <table:table-cell office:value-type="float" office:value="346.5">
            <text:p>346.5</text:p>
          </table:table-cell>
          <table:table-cell office:value-type="float" office:value="-0.00837975412985017">
            <text:p>-0.0083797541</text:p>
          </table:table-cell>
          <table:table-cell office:value-type="float" office:value="-0.0303329461866047">
            <text:p>-0.0303329462</text:p>
          </table:table-cell>
          <table:table-cell office:value-type="float" office:value="0.0218736190897039">
            <text:p>0.0218736191</text:p>
          </table:table-cell>
          <table:table-cell office:value-type="float" office:value="0.970808492292907">
            <text:p>0.9708084923</text:p>
          </table:table-cell>
          <table:table-cell office:value-type="float" office:value="0.895638060090628">
            <text:p>0.8956380601</text:p>
          </table:table-cell>
          <table:table-cell office:value-type="float" office:value="1.07749543902964">
            <text:p>1.077495439</text:p>
          </table:table-cell>
          <table:table-cell office:value-type="float" office:value="0">
            <text:p>0</text:p>
          </table:table-cell>
          <table:table-cell office:value-type="float" office:value="-22.5029448205553">
            <text:p>-22.5029448206</text:p>
          </table:table-cell>
          <table:table-cell office:value-type="float" office:value="32.0340524292545">
            <text:p>32.0340524293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date" office:date-value="2021-01-27">
            <text:p>01/27/21</text:p>
          </table:table-cell>
          <table:table-cell office:value-type="float" office:value="85">
            <text:p>85</text:p>
          </table:table-cell>
          <table:table-cell office:value-type="float" office:value="3809">
            <text:p>3809</text:p>
          </table:table-cell>
          <table:table-cell office:value-type="float" office:value="17053">
            <text:p>17053</text:p>
          </table:table-cell>
          <table:table-cell office:value-type="float" office:value="5.89">
            <text:p>5.89</text:p>
          </table:table-cell>
          <table:table-cell office:value-type="float" office:value="81.2">
            <text:p>81.2</text:p>
          </table:table-cell>
          <table:table-cell office:value-type="float" office:value="3751.2">
            <text:p>3751.2</text:p>
          </table:table-cell>
          <table:table-cell office:value-type="float" office:value="12943.2">
            <text:p>12943.2</text:p>
          </table:table-cell>
          <table:table-cell office:value-type="float" office:value="8.45">
            <text:p>8.45</text:p>
          </table:table-cell>
          <table:table-cell table:number-columns-repeated="3" office:value-type="float" office:value="4">
            <text:p>4</text:p>
          </table:table-cell>
          <table:table-cell office:value-type="float" office:value="612">
            <text:p>612</text:p>
          </table:table-cell>
          <table:table-cell table:number-columns-repeated="2" office:value-type="float" office:value="293">
            <text:p>293</text:p>
          </table:table-cell>
          <table:table-cell office:value-type="float" office:value="5204">
            <text:p>5204</text:p>
          </table:table-cell>
          <table:table-cell office:value-type="float" office:value="8607">
            <text:p>8607</text:p>
          </table:table-cell>
          <table:table-cell office:value-type="float" office:value="15835">
            <text:p>15835</text:p>
          </table:table-cell>
          <table:table-cell office:value-type="float" office:value="-163.375">
            <text:p>-163.375</text:p>
          </table:table-cell>
          <table:table-cell office:value-type="float" office:value="-307.4">
            <text:p>-307.4</text:p>
          </table:table-cell>
          <table:table-cell office:value-type="float" office:value="-209.875">
            <text:p>-209.875</text:p>
          </table:table-cell>
          <table:table-cell office:value-type="float" office:value="-0.0313941199077633">
            <text:p>-0.0313941199</text:p>
          </table:table-cell>
          <table:table-cell office:value-type="float" office:value="-0.0357151156035785">
            <text:p>-0.0357151156</text:p>
          </table:table-cell>
          <table:table-cell office:value-type="float" office:value="-0.0132538680138933">
            <text:p>-0.013253868</text:p>
          </table:table-cell>
          <table:table-cell office:value-type="float" office:value="0.892052338221803">
            <text:p>0.8920523382</text:p>
          </table:table-cell>
          <table:table-cell office:value-type="float" office:value="0.877497211573326">
            <text:p>0.8774972116</text:p>
          </table:table-cell>
          <table:table-cell office:value-type="float" office:value="0.95395576538534">
            <text:p>0.9539557654</text:p>
          </table:table-cell>
          <table:table-cell office:value-type="float" office:value="-21.7304695258913">
            <text:p>-21.7304695259</text:p>
          </table:table-cell>
          <table:table-cell office:value-type="float" office:value="-19.0589958104003">
            <text:p>-19.05899581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date" office:date-value="2021-01-28">
            <text:p>01/28/21</text:p>
          </table:table-cell>
          <table:table-cell office:value-type="float" office:value="93">
            <text:p>93</text:p>
          </table:table-cell>
          <table:table-cell office:value-type="float" office:value="3669">
            <text:p>3669</text:p>
          </table:table-cell>
          <table:table-cell office:value-type="float" office:value="13093">
            <text:p>13093</text:p>
          </table:table-cell>
          <table:table-cell office:value-type="float" office:value="11.98">
            <text:p>11.98</text:p>
          </table:table-cell>
          <table:table-cell office:value-type="float" office:value="87.8">
            <text:p>87.8</text:p>
          </table:table-cell>
          <table:table-cell office:value-type="float" office:value="3704.8">
            <text:p>3704.8</text:p>
          </table:table-cell>
          <table:table-cell office:value-type="float" office:value="15202.8">
            <text:p>1520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584">
            <text:p>584</text:p>
          </table:table-cell>
          <table:table-cell office:value-type="float" office:value="270">
            <text:p>270</text:p>
          </table:table-cell>
          <table:table-cell office:value-type="float" office:value="4639">
            <text:p>4639</text:p>
          </table:table-cell>
          <table:table-cell office:value-type="float" office:value="7731">
            <text:p>7731</text:p>
          </table:table-cell>
          <table:table-cell office:value-type="float" office:value="14117">
            <text:p>14117</text:p>
          </table:table-cell>
          <table:table-cell office:value-type="float" office:value="-199.571428571429">
            <text:p>-199.5714285714</text:p>
          </table:table-cell>
          <table:table-cell office:value-type="float" office:value="-121.833333333333">
            <text:p>-121.8333333333</text:p>
          </table:table-cell>
          <table:table-cell office:value-type="float" office:value="-143.857142857143">
            <text:p>-143.8571428571</text:p>
          </table:table-cell>
          <table:table-cell office:value-type="float" office:value="-0.0430203553721553">
            <text:p>-0.0430203554</text:p>
          </table:table-cell>
          <table:table-cell office:value-type="float" office:value="-0.0157590652352003">
            <text:p>-0.0157590652</text:p>
          </table:table-cell>
          <table:table-cell office:value-type="float" office:value="-0.0101903480099981">
            <text:p>-0.010190348</text:p>
          </table:table-cell>
          <table:table-cell office:value-type="float" office:value="0.853056228111095">
            <text:p>0.8530562281</text:p>
          </table:table-cell>
          <table:table-cell office:value-type="float" office:value="0.94533003402549">
            <text:p>0.945330034</text:p>
          </table:table-cell>
          <table:table-cell office:value-type="float" office:value="0.964537314622434">
            <text:p>0.9645373146</text:p>
          </table:table-cell>
          <table:table-cell office:value-type="float" office:value="-15.7629612298852">
            <text:p>-15.762961229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date" office:date-value="2021-01-29">
            <text:p>01/29/21</text:p>
          </table:table-cell>
          <table:table-cell office:value-type="float" office:value="83">
            <text:p>83</text:p>
          </table:table-cell>
          <table:table-cell office:value-type="float" office:value="3649">
            <text:p>3649</text:p>
          </table:table-cell>
          <table:table-cell office:value-type="float" office:value="18975">
            <text:p>18975</text:p>
          </table:table-cell>
          <table:table-cell office:value-type="float" office:value="7.69">
            <text:p>7.69</text:p>
          </table:table-cell>
          <table:table-cell office:value-type="float" office:value="82.2">
            <text:p>82.2</text:p>
          </table:table-cell>
          <table:table-cell office:value-type="float" office:value="3654.2">
            <text:p>3654.2</text:p>
          </table:table-cell>
          <table:table-cell office:value-type="float" office:value="18125">
            <text:p>18125</text:p>
          </table:table-cell>
          <table:table-cell office:value-type="float" office:value="7.692">
            <text:p>7.692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570">
            <text:p>570</text:p>
          </table:table-cell>
          <table:table-cell office:value-type="float" office:value="260">
            <text:p>260</text:p>
          </table:table-cell>
          <table:table-cell office:value-type="float" office:value="4254">
            <text:p>4254</text:p>
          </table:table-cell>
          <table:table-cell office:value-type="float" office:value="7645">
            <text:p>7645</text:p>
          </table:table-cell>
          <table:table-cell office:value-type="float" office:value="14167">
            <text:p>14167</text:p>
          </table:table-cell>
          <table:table-cell office:value-type="float" office:value="-195.333333333333">
            <text:p>-195.3333333333</text:p>
          </table:table-cell>
          <table:table-cell office:value-type="float" office:value="36.5">
            <text:p>36.5</text:p>
          </table:table-cell>
          <table:table-cell office:value-type="float" office:value="0">
            <text:p>0</text:p>
          </table:table-cell>
          <table:table-cell office:value-type="float" office:value="-0.0459175677793449">
            <text:p>-0.0459175678</text:p>
          </table:table-cell>
          <table:table-cell office:value-type="float" office:value="0.00477436232831916">
            <text:p>0.0047743623</text:p>
          </table:table-cell>
          <table:table-cell office:value-type="float" office:value="0">
            <text:p>0</text:p>
          </table:table-cell>
          <table:table-cell office:value-type="float" office:value="0.843421021912603">
            <text:p>0.8434210219</text:p>
          </table:table-cell>
          <table:table-cell office:value-type="float" office:value="1.01675494543898">
            <text:p>1.0167549454</text:p>
          </table:table-cell>
          <table:table-cell office:value-type="float" office:value="1.01">
            <text:p>1.01</text:p>
          </table:table-cell>
          <table:table-cell office:value-type="float" office:value="-14.7461795026041">
            <text:p>-14.74617950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date" office:date-value="2021-01-30">
            <text:p>01/30/21</text:p>
          </table:table-cell>
          <table:table-cell office:value-type="float" office:value="89">
            <text:p>89</text:p>
          </table:table-cell>
          <table:table-cell office:value-type="float" office:value="3582">
            <text:p>3582</text:p>
          </table:table-cell>
          <table:table-cell office:value-type="float" office:value="21362">
            <text:p>21362</text:p>
          </table:table-cell>
          <table:table-cell office:value-type="float" office:value="6.41">
            <text:p>6.41</text:p>
          </table:table-cell>
          <table:table-cell office:value-type="float" office:value="76">
            <text:p>76</text:p>
          </table:table-cell>
          <table:table-cell office:value-type="float" office:value="3628.8">
            <text:p>3628.8</text:p>
          </table:table-cell>
          <table:table-cell office:value-type="float" office:value="16886.8">
            <text:p>16886.8</text:p>
          </table:table-cell>
          <table:table-cell office:value-type="float" office:value="8.584">
            <text:p>8.58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89">
            <text:p>589</text:p>
          </table:table-cell>
          <table:table-cell office:value-type="float" office:value="399">
            <text:p>399</text:p>
          </table:table-cell>
          <table:table-cell office:value-type="float" office:value="281">
            <text:p>281</text:p>
          </table:table-cell>
          <table:table-cell office:value-type="float" office:value="4293">
            <text:p>4293</text:p>
          </table:table-cell>
          <table:table-cell office:value-type="float" office:value="8864">
            <text:p>8864</text:p>
          </table:table-cell>
          <table:table-cell office:value-type="float" office:value="16188">
            <text:p>16188</text:p>
          </table:table-cell>
          <table:table-cell table:number-columns-repeated="2" office:value-type="float" office:value="0">
            <text:p>0</text:p>
          </table:table-cell>
          <table:table-cell office:value-type="float" office:value="60.6">
            <text:p>60.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74351371386212">
            <text:p>0.0037435137</text:p>
          </table:table-cell>
          <table:table-cell office:value-type="float" office:value="0.87">
            <text:p>0.87</text:p>
          </table:table-cell>
          <table:table-cell office:value-type="float" office:value="1.01">
            <text:p>1.01</text:p>
          </table:table-cell>
          <table:table-cell office:value-type="float" office:value="1.01312976523257">
            <text:p>1.013129765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date" office:date-value="2021-01-31">
            <text:p>01/31/21</text:p>
          </table:table-cell>
          <table:table-cell office:value-type="float" office:value="61">
            <text:p>61</text:p>
          </table:table-cell>
          <table:table-cell office:value-type="float" office:value="3562">
            <text:p>3562</text:p>
          </table:table-cell>
          <table:table-cell office:value-type="float" office:value="20142">
            <text:p>20142</text:p>
          </table:table-cell>
          <table:table-cell office:value-type="float" office:value="6.49">
            <text:p>6.49</text:p>
          </table:table-cell>
          <table:table-cell office:value-type="float" office:value="73">
            <text:p>73</text:p>
          </table:table-cell>
          <table:table-cell office:value-type="float" office:value="3640.8">
            <text:p>3640.8</text:p>
          </table:table-cell>
          <table:table-cell office:value-type="float" office:value="15827">
            <text:p>15827</text:p>
          </table:table-cell>
          <table:table-cell office:value-type="float" office:value="7.672">
            <text:p>7.672</text:p>
          </table:table-cell>
          <table:table-cell table:number-columns-repeated="3" office:value-type="float" office:value="5">
            <text:p>5</text:p>
          </table:table-cell>
          <table:table-cell office:value-type="float" office:value="621">
            <text:p>621</text:p>
          </table:table-cell>
          <table:table-cell table:number-columns-repeated="2" office:value-type="float" office:value="314">
            <text:p>314</text:p>
          </table:table-cell>
          <table:table-cell office:value-type="float" office:value="4130">
            <text:p>4130</text:p>
          </table:table-cell>
          <table:table-cell office:value-type="float" office:value="8080">
            <text:p>8080</text:p>
          </table:table-cell>
          <table:table-cell office:value-type="float" office:value="16966">
            <text:p>16966</text:p>
          </table:table-cell>
          <table:table-cell table:number-columns-repeated="6" office:value-type="float" office:value="0">
            <text:p>0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1.17">
            <text:p>1.1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date" office:date-value="2021-02-01">
            <text:p>02/01/21</text:p>
          </table:table-cell>
          <table:table-cell office:value-type="float" office:value="54">
            <text:p>54</text:p>
          </table:table-cell>
          <table:table-cell office:value-type="float" office:value="3682">
            <text:p>3682</text:p>
          </table:table-cell>
          <table:table-cell office:value-type="float" office:value="10862">
            <text:p>10862</text:p>
          </table:table-cell>
          <table:table-cell office:value-type="float" office:value="10.35">
            <text:p>10.35</text:p>
          </table:table-cell>
          <table:table-cell office:value-type="float" office:value="73">
            <text:p>73</text:p>
          </table:table-cell>
          <table:table-cell office:value-type="float" office:value="3650.4">
            <text:p>3650.4</text:p>
          </table:table-cell>
          <table:table-cell office:value-type="float" office:value="15118.8">
            <text:p>15118.8</text:p>
          </table:table-cell>
          <table:table-cell office:value-type="float" office:value="7.492">
            <text:p>7.492</text:p>
          </table:table-cell>
          <table:table-cell table:number-columns-repeated="3" office:value-type="float" office:value="5">
            <text:p>5</text:p>
          </table:table-cell>
          <table:table-cell office:value-type="float" office:value="615">
            <text:p>615</text:p>
          </table:table-cell>
          <table:table-cell office:value-type="float" office:value="423">
            <text:p>423</text:p>
          </table:table-cell>
          <table:table-cell office:value-type="float" office:value="308">
            <text:p>308</text:p>
          </table:table-cell>
          <table:table-cell office:value-type="float" office:value="3973">
            <text:p>3973</text:p>
          </table:table-cell>
          <table:table-cell office:value-type="float" office:value="8015">
            <text:p>8015</text:p>
          </table:table-cell>
          <table:table-cell office:value-type="float" office:value="17782">
            <text:p>17782</text:p>
          </table:table-cell>
          <table:table-cell table:number-columns-repeated="6" office:value-type="float" office:value="0">
            <text:p>0</text:p>
          </table:table-cell>
          <table:table-cell office:value-type="float" office:value="0.87">
            <text:p>0.87</text:p>
          </table:table-cell>
          <table:table-cell office:value-type="float" office:value="0.84">
            <text:p>0.84</text:p>
          </table:table-cell>
          <table:table-cell office:value-type="float" office:value="1.17">
            <text:p>1.1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date" office:date-value="2021-02-02">
            <text:p>02/02/21</text:p>
          </table:table-cell>
          <table:table-cell office:value-type="float" office:value="78">
            <text:p>78</text:p>
          </table:table-cell>
          <table:table-cell office:value-type="float" office:value="3729">
            <text:p>3729</text:p>
          </table:table-cell>
          <table:table-cell office:value-type="float" office:value="7794">
            <text:p>7794</text:p>
          </table:table-cell>
          <table:table-cell office:value-type="float" office:value="7.42">
            <text:p>7.42</text:p>
          </table:table-cell>
          <table:table-cell office:value-type="float" office:value="73.8">
            <text:p>73.8</text:p>
          </table:table-cell>
          <table:table-cell office:value-type="float" office:value="3663.6">
            <text:p>3663.6</text:p>
          </table:table-cell>
          <table:table-cell office:value-type="float" office:value="14480.6">
            <text:p>14480.6</text:p>
          </table:table-cell>
          <table:table-cell office:value-type="float" office:value="8.028">
            <text:p>8.028</text:p>
          </table:table-cell>
          <table:table-cell table:number-columns-repeated="3" office:value-type="float" office:value="5">
            <text:p>5</text:p>
          </table:table-cell>
          <table:table-cell office:value-type="float" office:value="615">
            <text:p>615</text:p>
          </table:table-cell>
          <table:table-cell office:value-type="float" office:value="423">
            <text:p>423</text:p>
          </table:table-cell>
          <table:table-cell office:value-type="float" office:value="307">
            <text:p>307</text:p>
          </table:table-cell>
          <table:table-cell office:value-type="float" office:value="3822">
            <text:p>3822</text:p>
          </table:table-cell>
          <table:table-cell office:value-type="float" office:value="7951">
            <text:p>7951</text:p>
          </table:table-cell>
          <table:table-cell office:value-type="float" office:value="18638">
            <text:p>18638</text:p>
          </table:table-cell>
          <table:table-cell table:number-columns-repeated="6" office:value-type="float" office:value="0">
            <text:p>0</text:p>
          </table:table-cell>
          <table:table-cell office:value-type="float" office:value="0.87">
            <text:p>0.87</text:p>
          </table:table-cell>
          <table:table-cell office:value-type="float" office:value="0.89">
            <text:p>0.89</text:p>
          </table:table-cell>
          <table:table-cell office:value-type="float" office:value="1.17">
            <text:p>1.1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date" office:date-value="2021-02-03">
            <text:p>02/03/21</text:p>
          </table:table-cell>
          <table:table-cell office:value-type="float" office:value="83">
            <text:p>83</text:p>
          </table:table-cell>
          <table:table-cell office:value-type="float" office:value="3697">
            <text:p>3697</text:p>
          </table:table-cell>
          <table:table-cell office:value-type="float" office:value="15434">
            <text:p>15434</text:p>
          </table:table-cell>
          <table:table-cell office:value-type="float" office:value="6.79">
            <text:p>6.79</text:p>
          </table:table-cell>
          <table:table-cell office:value-type="float" office:value="77">
            <text:p>77</text:p>
          </table:table-cell>
          <table:table-cell office:value-type="float" office:value="3689">
            <text:p>3689</text:p>
          </table:table-cell>
          <table:table-cell office:value-type="float" office:value="13065.25">
            <text:p>13065.25</text:p>
          </table:table-cell>
          <table:table-cell office:value-type="float" office:value="8.4125">
            <text:p>8.4125</text:p>
          </table:table-cell>
          <table:table-cell table:number-columns-repeated="3" office:value-type="float" office:value="5">
            <text:p>5</text:p>
          </table:table-cell>
          <table:table-cell office:value-type="float" office:value="625">
            <text:p>625</text:p>
          </table:table-cell>
          <table:table-cell table:number-columns-repeated="2" office:value-type="float" office:value="316">
            <text:p>316</text:p>
          </table:table-cell>
          <table:table-cell office:value-type="float" office:value="3671">
            <text:p>3671</text:p>
          </table:table-cell>
          <table:table-cell office:value-type="float" office:value="7899">
            <text:p>7899</text:p>
          </table:table-cell>
          <table:table-cell office:value-type="float" office:value="19534">
            <text:p>19534</text:p>
          </table:table-cell>
          <table:table-cell table:number-columns-repeated="6" office:value-type="float" office:value="0">
            <text:p>0</text:p>
          </table:table-cell>
          <table:table-cell office:value-type="float" office:value="0.84">
            <text:p>0.84</text:p>
          </table:table-cell>
          <table:table-cell office:value-type="float" office:value="1.01">
            <text:p>1.01</text:p>
          </table:table-cell>
          <table:table-cell office:value-type="float" office:value="1.17">
            <text:p>1.1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date" office:date-value="2021-02-04">
            <text:p>02/04/21</text:p>
          </table:table-cell>
          <table:table-cell office:value-type="float" office:value="93">
            <text:p>93</text:p>
          </table:table-cell>
          <table:table-cell office:value-type="float" office:value="3648">
            <text:p>3648</text:p>
          </table:table-cell>
          <table:table-cell office:value-type="float" office:value="18171">
            <text:p>18171</text:p>
          </table:table-cell>
          <table:table-cell office:value-type="float" office:value="9.09">
            <text:p>9.09</text:p>
          </table:table-cell>
          <table:table-cell office:value-type="float" office:value="84.6666666666667">
            <text:p>84.6666666667</text:p>
          </table:table-cell>
          <table:table-cell office:value-type="float" office:value="3691.33333333333">
            <text:p>3691.3333333333</text:p>
          </table:table-cell>
          <table:table-cell office:value-type="float" office:value="13799.6666666667">
            <text:p>13799.6666666667</text:p>
          </table:table-cell>
          <table:table-cell office:value-type="float" office:value="7.76666666666667">
            <text:p>7.7666666667</text:p>
          </table:table-cell>
          <table:table-cell table:number-columns-repeated="3" office:value-type="float" office:value="5">
            <text:p>5</text:p>
          </table:table-cell>
          <table:table-cell office:value-type="float" office:value="600">
            <text:p>600</text:p>
          </table:table-cell>
          <table:table-cell table:number-columns-repeated="2" office:value-type="float" office:value="290">
            <text:p>290</text:p>
          </table:table-cell>
          <table:table-cell office:value-type="float" office:value="3502">
            <text:p>3502</text:p>
          </table:table-cell>
          <table:table-cell office:value-type="float" office:value="7914">
            <text:p>7914</text:p>
          </table:table-cell>
          <table:table-cell office:value-type="float" office:value="20473">
            <text:p>20473</text:p>
          </table:table-cell>
          <table:table-cell table:number-columns-repeated="6" office:value-type="float" office:value="0">
            <text:p>0</text:p>
          </table:table-cell>
          <table:table-cell office:value-type="float" office:value="0.84">
            <text:p>0.84</text:p>
          </table:table-cell>
          <table:table-cell office:value-type="float" office:value="1.01">
            <text:p>1.01</text:p>
          </table:table-cell>
          <table:table-cell office:value-type="float" office:value="1.17">
            <text:p>1.17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8" table:number-columns-repeated="3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18" table:number-columns-repeated="3" table:default-cell-style-name="Default"/>
        <table:table-column table:style-name="co14" table:number-columns-repeated="3" table:default-cell-style-name="Default"/>
        <table:table-row table:style-name="ro1">
          <table:table-cell office:value-type="float" office:value="0.84">
            <text:p>0.84</text:p>
          </table:table-cell>
          <table:table-cell office:value-type="float" office:value="1.01">
            <text:p>1.01</text:p>
          </table:table-cell>
          <table:table-cell office:value-type="float" office:value="1.17">
            <text:p>1.17</text:p>
          </table:table-cell>
          <table:table-cell office:value-type="float" office:value="-14">
            <text:p>-1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5.1">
            <text:p>15.1</text:p>
          </table:table-cell>
          <table:table-cell office:value-type="float" office:value="18.2">
            <text:p>18.2</text:p>
          </table:table-cell>
          <table:table-cell office:value-type="float" office:value="26.6">
            <text:p>26.6</text:p>
          </table:table-cell>
          <table:table-cell office:value-type="float" office:value="14267">
            <text:p>14267</text:p>
          </table:table-cell>
          <table:table-cell office:value-type="float" office:value="14538">
            <text:p>14538</text:p>
          </table:table-cell>
          <table:table-cell office:value-type="float" office:value="15481">
            <text:p>1548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0:42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0:42:17.57</dc:date>
    <dc:creator>Liam Widdess</dc:creator>
    <meta:editing-duration>P2DT3H30M48S</meta:editing-duration>
    <meta:editing-cycles>185</meta:editing-cycles>
    <meta:generator>OpenOffice/4.1.7$Win32 OpenOffice.org_project/417m1$Build-9800</meta:generator>
    <meta:document-statistic meta:table-count="8" meta:cell-count="10256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066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4994">
                <text:p>14994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668">
                <text:p>15668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0">
                <text:p>16580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185">
                <text:p>2818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29692">
                <text:p>2969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427">
                <text:p>19427</text:p>
              </table:table-cell>
              <table:table-cell office:value-type="float" office:value="29844">
                <text:p>2984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188">
                <text:p>20188</text:p>
              </table:table-cell>
              <table:table-cell office:value-type="float" office:value="28225">
                <text:p>282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19878">
                <text:p>19878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2">
                <text:p>14732</text:p>
              </table:table-cell>
              <table:table-cell office:value-type="float" office:value="19141">
                <text:p>19141</text:p>
              </table:table-cell>
              <table:table-cell office:value-type="float" office:value="29537">
                <text:p>2953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4632">
                <text:p>14632</text:p>
              </table:table-cell>
              <table:table-cell office:value-type="float" office:value="19339">
                <text:p>19339</text:p>
              </table:table-cell>
              <table:table-cell office:value-type="float" office:value="29898">
                <text:p>2989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004">
                <text:p>15004</text:p>
              </table:table-cell>
              <table:table-cell office:value-type="float" office:value="20160">
                <text:p>20160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5700">
                <text:p>15700</text:p>
              </table:table-cell>
              <table:table-cell office:value-type="float" office:value="20164">
                <text:p>20164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4994">
                <text:p>14994</text:p>
              </table:table-cell>
              <table:table-cell office:value-type="float" office:value="21062">
                <text:p>21062</text:p>
              </table:table-cell>
              <table:table-cell office:value-type="float" office:value="29711">
                <text:p>2971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4677">
                <text:p>14677</text:p>
              </table:table-cell>
              <table:table-cell office:value-type="float" office:value="21155">
                <text:p>21155</text:p>
              </table:table-cell>
              <table:table-cell office:value-type="float" office:value="29982">
                <text:p>2998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4850">
                <text:p>14850</text:p>
              </table:table-cell>
              <table:table-cell office:value-type="float" office:value="19715">
                <text:p>19715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4952">
                <text:p>14952</text:p>
              </table:table-cell>
              <table:table-cell office:value-type="float" office:value="19810">
                <text:p>19810</text:p>
              </table:table-cell>
              <table:table-cell office:value-type="float" office:value="26965">
                <text:p>2696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4864">
                <text:p>14864</text:p>
              </table:table-cell>
              <table:table-cell office:value-type="float" office:value="19207">
                <text:p>19207</text:p>
              </table:table-cell>
              <table:table-cell office:value-type="float" office:value="28295">
                <text:p>2829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4600">
                <text:p>14600</text:p>
              </table:table-cell>
              <table:table-cell office:value-type="float" office:value="18860">
                <text:p>18860</text:p>
              </table:table-cell>
              <table:table-cell office:value-type="float" office:value="28523">
                <text:p>28523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4884">
                <text:p>14884</text:p>
              </table:table-cell>
              <table:table-cell office:value-type="float" office:value="19609">
                <text:p>19609</text:p>
              </table:table-cell>
              <table:table-cell office:value-type="float" office:value="26405">
                <text:p>2640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4914">
                <text:p>14914</text:p>
              </table:table-cell>
              <table:table-cell office:value-type="float" office:value="19948">
                <text:p>19948</text:p>
              </table:table-cell>
              <table:table-cell office:value-type="float" office:value="29187">
                <text:p>29187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4836">
                <text:p>14836</text:p>
              </table:table-cell>
              <table:table-cell office:value-type="float" office:value="21308">
                <text:p>21308</text:p>
              </table:table-cell>
              <table:table-cell office:value-type="float" office:value="30821">
                <text:p>30821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5034">
                <text:p>15034</text:p>
              </table:table-cell>
              <table:table-cell office:value-type="float" office:value="21156">
                <text:p>21156</text:p>
              </table:table-cell>
              <table:table-cell office:value-type="float" office:value="31955">
                <text:p>31955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5440">
                <text:p>15440</text:p>
              </table:table-cell>
              <table:table-cell office:value-type="float" office:value="19689">
                <text:p>19689</text:p>
              </table:table-cell>
              <table:table-cell office:value-type="float" office:value="30500">
                <text:p>30500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4982">
                <text:p>14982</text:p>
              </table:table-cell>
              <table:table-cell office:value-type="float" office:value="21162">
                <text:p>21162</text:p>
              </table:table-cell>
              <table:table-cell office:value-type="float" office:value="29344">
                <text:p>29344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4974">
                <text:p>14974</text:p>
              </table:table-cell>
              <table:table-cell office:value-type="float" office:value="19042">
                <text:p>19042</text:p>
              </table:table-cell>
              <table:table-cell office:value-type="float" office:value="30714">
                <text:p>3071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3953">
                <text:p>13953</text:p>
              </table:table-cell>
              <table:table-cell office:value-type="float" office:value="19132">
                <text:p>19132</text:p>
              </table:table-cell>
              <table:table-cell office:value-type="float" office:value="31955">
                <text:p>31955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2010">
                <text:p>12010</text:p>
              </table:table-cell>
              <table:table-cell office:value-type="float" office:value="19656">
                <text:p>19656</text:p>
              </table:table-cell>
              <table:table-cell office:value-type="float" office:value="30601">
                <text:p>30601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1273">
                <text:p>11273</text:p>
              </table:table-cell>
              <table:table-cell office:value-type="float" office:value="19251">
                <text:p>19251</text:p>
              </table:table-cell>
              <table:table-cell office:value-type="float" office:value="29407">
                <text:p>2940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1855">
                <text:p>11855</text:p>
              </table:table-cell>
              <table:table-cell office:value-type="float" office:value="19135">
                <text:p>19135</text:p>
              </table:table-cell>
              <table:table-cell office:value-type="float" office:value="30970">
                <text:p>3097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2335">
                <text:p>12335</text:p>
              </table:table-cell>
              <table:table-cell office:value-type="float" office:value="18928">
                <text:p>18928</text:p>
              </table:table-cell>
              <table:table-cell office:value-type="float" office:value="31540">
                <text:p>3154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2045">
                <text:p>12045</text:p>
              </table:table-cell>
              <table:table-cell office:value-type="float" office:value="18255">
                <text:p>18255</text:p>
              </table:table-cell>
              <table:table-cell office:value-type="float" office:value="30708">
                <text:p>3070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1274">
                <text:p>11274</text:p>
              </table:table-cell>
              <table:table-cell office:value-type="float" office:value="16934">
                <text:p>16934</text:p>
              </table:table-cell>
              <table:table-cell office:value-type="float" office:value="28343">
                <text:p>28343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735">
                <text:p>11735</text:p>
              </table:table-cell>
              <table:table-cell office:value-type="float" office:value="16908">
                <text:p>16908</text:p>
              </table:table-cell>
              <table:table-cell office:value-type="float" office:value="25664">
                <text:p>2566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2460">
                <text:p>12460</text:p>
              </table:table-cell>
              <table:table-cell office:value-type="float" office:value="16255">
                <text:p>16255</text:p>
              </table:table-cell>
              <table:table-cell office:value-type="float" office:value="23570">
                <text:p>2357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1865">
                <text:p>11865</text:p>
              </table:table-cell>
              <table:table-cell office:value-type="float" office:value="15358">
                <text:p>15358</text:p>
              </table:table-cell>
              <table:table-cell office:value-type="float" office:value="21260">
                <text:p>21260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1236">
                <text:p>11236</text:p>
              </table:table-cell>
              <table:table-cell office:value-type="float" office:value="14945">
                <text:p>14945</text:p>
              </table:table-cell>
              <table:table-cell office:value-type="float" office:value="22636">
                <text:p>2263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1720">
                <text:p>11720</text:p>
              </table:table-cell>
              <table:table-cell office:value-type="float" office:value="14954">
                <text:p>14954</text:p>
              </table:table-cell>
              <table:table-cell office:value-type="float" office:value="22693">
                <text:p>22693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1985">
                <text:p>11985</text:p>
              </table:table-cell>
              <table:table-cell office:value-type="float" office:value="15899">
                <text:p>15899</text:p>
              </table:table-cell>
              <table:table-cell office:value-type="float" office:value="22017">
                <text:p>22017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1211">
                <text:p>11211</text:p>
              </table:table-cell>
              <table:table-cell office:value-type="float" office:value="15150">
                <text:p>15150</text:p>
              </table:table-cell>
              <table:table-cell office:value-type="float" office:value="21260">
                <text:p>21260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1208">
                <text:p>11208</text:p>
              </table:table-cell>
              <table:table-cell office:value-type="float" office:value="15970">
                <text:p>15970</text:p>
              </table:table-cell>
              <table:table-cell office:value-type="float" office:value="22693">
                <text:p>22693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1094">
                <text:p>11094</text:p>
              </table:table-cell>
              <table:table-cell office:value-type="float" office:value="16202">
                <text:p>16202</text:p>
              </table:table-cell>
              <table:table-cell office:value-type="float" office:value="22753">
                <text:p>2275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1270">
                <text:p>11270</text:p>
              </table:table-cell>
              <table:table-cell office:value-type="float" office:value="15172">
                <text:p>15172</text:p>
              </table:table-cell>
              <table:table-cell office:value-type="float" office:value="21807">
                <text:p>21807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1012">
                <text:p>11012</text:p>
              </table:table-cell>
              <table:table-cell office:value-type="float" office:value="14768">
                <text:p>14768</text:p>
              </table:table-cell>
              <table:table-cell office:value-type="float" office:value="20980">
                <text:p>20980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0808">
                <text:p>10808</text:p>
              </table:table-cell>
              <table:table-cell office:value-type="float" office:value="14720">
                <text:p>14720</text:p>
              </table:table-cell>
              <table:table-cell office:value-type="float" office:value="21797">
                <text:p>21797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0660">
                <text:p>10660</text:p>
              </table:table-cell>
              <table:table-cell office:value-type="float" office:value="14485">
                <text:p>14485</text:p>
              </table:table-cell>
              <table:table-cell office:value-type="float" office:value="21805">
                <text:p>21805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0960">
                <text:p>10960</text:p>
              </table:table-cell>
              <table:table-cell office:value-type="float" office:value="14362">
                <text:p>14362</text:p>
              </table:table-cell>
              <table:table-cell office:value-type="float" office:value="20277">
                <text:p>20277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1272">
                <text:p>11272</text:p>
              </table:table-cell>
              <table:table-cell office:value-type="float" office:value="14738">
                <text:p>14738</text:p>
              </table:table-cell>
              <table:table-cell office:value-type="float" office:value="20918">
                <text:p>20918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0555">
                <text:p>10555</text:p>
              </table:table-cell>
              <table:table-cell office:value-type="float" office:value="14010">
                <text:p>14010</text:p>
              </table:table-cell>
              <table:table-cell office:value-type="float" office:value="20917">
                <text:p>20917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0091">
                <text:p>10091</text:p>
              </table:table-cell>
              <table:table-cell office:value-type="float" office:value="14005">
                <text:p>14005</text:p>
              </table:table-cell>
              <table:table-cell office:value-type="float" office:value="20927">
                <text:p>2092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9888">
                <text:p>9888</text:p>
              </table:table-cell>
              <table:table-cell office:value-type="float" office:value="13990">
                <text:p>13990</text:p>
              </table:table-cell>
              <table:table-cell office:value-type="float" office:value="19707">
                <text:p>19707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9814">
                <text:p>9814</text:p>
              </table:table-cell>
              <table:table-cell office:value-type="float" office:value="14152">
                <text:p>14152</text:p>
              </table:table-cell>
              <table:table-cell office:value-type="float" office:value="20610">
                <text:p>20610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0025">
                <text:p>10025</text:p>
              </table:table-cell>
              <table:table-cell office:value-type="float" office:value="13362">
                <text:p>13362</text:p>
              </table:table-cell>
              <table:table-cell office:value-type="float" office:value="18814">
                <text:p>18814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9830">
                <text:p>9830</text:p>
              </table:table-cell>
              <table:table-cell office:value-type="float" office:value="13240">
                <text:p>13240</text:p>
              </table:table-cell>
              <table:table-cell office:value-type="float" office:value="18774">
                <text:p>1877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9756">
                <text:p>9756</text:p>
              </table:table-cell>
              <table:table-cell office:value-type="float" office:value="13874">
                <text:p>13874</text:p>
              </table:table-cell>
              <table:table-cell office:value-type="float" office:value="19785">
                <text:p>19785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9450">
                <text:p>9450</text:p>
              </table:table-cell>
              <table:table-cell office:value-type="float" office:value="12887">
                <text:p>12887</text:p>
              </table:table-cell>
              <table:table-cell office:value-type="float" office:value="20049">
                <text:p>20049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9161">
                <text:p>9161</text:p>
              </table:table-cell>
              <table:table-cell office:value-type="float" office:value="12498">
                <text:p>12498</text:p>
              </table:table-cell>
              <table:table-cell office:value-type="float" office:value="18194">
                <text:p>1819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8912">
                <text:p>8912</text:p>
              </table:table-cell>
              <table:table-cell office:value-type="float" office:value="12468">
                <text:p>12468</text:p>
              </table:table-cell>
              <table:table-cell office:value-type="float" office:value="18161">
                <text:p>18161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8830">
                <text:p>8830</text:p>
              </table:table-cell>
              <table:table-cell office:value-type="float" office:value="12263">
                <text:p>12263</text:p>
              </table:table-cell>
              <table:table-cell office:value-type="float" office:value="19327">
                <text:p>19327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8783">
                <text:p>8783</text:p>
              </table:table-cell>
              <table:table-cell office:value-type="float" office:value="11800">
                <text:p>11800</text:p>
              </table:table-cell>
              <table:table-cell office:value-type="float" office:value="17284">
                <text:p>1728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8734">
                <text:p>8734</text:p>
              </table:table-cell>
              <table:table-cell office:value-type="float" office:value="11756">
                <text:p>11756</text:p>
              </table:table-cell>
              <table:table-cell office:value-type="float" office:value="16591">
                <text:p>16591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8640">
                <text:p>8640</text:p>
              </table:table-cell>
              <table:table-cell office:value-type="float" office:value="12650">
                <text:p>12650</text:p>
              </table:table-cell>
              <table:table-cell office:value-type="float" office:value="17654">
                <text:p>17654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8379">
                <text:p>8379</text:p>
              </table:table-cell>
              <table:table-cell office:value-type="float" office:value="12158">
                <text:p>12158</text:p>
              </table:table-cell>
              <table:table-cell office:value-type="float" office:value="18810">
                <text:p>18810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8392">
                <text:p>8392</text:p>
              </table:table-cell>
              <table:table-cell office:value-type="float" office:value="11251">
                <text:p>11251</text:p>
              </table:table-cell>
              <table:table-cell office:value-type="float" office:value="16957">
                <text:p>16957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276">
                <text:p>8276</text:p>
              </table:table-cell>
              <table:table-cell office:value-type="float" office:value="11170">
                <text:p>11170</text:p>
              </table:table-cell>
              <table:table-cell office:value-type="float" office:value="15868">
                <text:p>1586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8186">
                <text:p>8186</text:p>
              </table:table-cell>
              <table:table-cell office:value-type="float" office:value="11072">
                <text:p>11072</text:p>
              </table:table-cell>
              <table:table-cell office:value-type="float" office:value="17426">
                <text:p>1742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8120">
                <text:p>8120</text:p>
              </table:table-cell>
              <table:table-cell office:value-type="float" office:value="10906">
                <text:p>10906</text:p>
              </table:table-cell>
              <table:table-cell office:value-type="float" office:value="16098">
                <text:p>16098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7756">
                <text:p>7756</text:p>
              </table:table-cell>
              <table:table-cell office:value-type="float" office:value="10582">
                <text:p>10582</text:p>
              </table:table-cell>
              <table:table-cell office:value-type="float" office:value="14891">
                <text:p>14891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7485">
                <text:p>7485</text:p>
              </table:table-cell>
              <table:table-cell office:value-type="float" office:value="10474">
                <text:p>10474</text:p>
              </table:table-cell>
              <table:table-cell office:value-type="float" office:value="15438">
                <text:p>15438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6720">
                <text:p>6720</text:p>
              </table:table-cell>
              <table:table-cell office:value-type="float" office:value="10347">
                <text:p>10347</text:p>
              </table:table-cell>
              <table:table-cell office:value-type="float" office:value="16701">
                <text:p>16701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6800">
                <text:p>6800</text:p>
              </table:table-cell>
              <table:table-cell office:value-type="float" office:value="10684">
                <text:p>10684</text:p>
              </table:table-cell>
              <table:table-cell office:value-type="float" office:value="15771">
                <text:p>15771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580">
                <text:p>5580</text:p>
              </table:table-cell>
              <table:table-cell office:value-type="float" office:value="9766">
                <text:p>9766</text:p>
              </table:table-cell>
              <table:table-cell office:value-type="float" office:value="14618">
                <text:p>14618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420">
                <text:p>5420</text:p>
              </table:table-cell>
              <table:table-cell office:value-type="float" office:value="9377">
                <text:p>9377</text:p>
              </table:table-cell>
              <table:table-cell office:value-type="float" office:value="14112">
                <text:p>1411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6062">
                <text:p>6062</text:p>
              </table:table-cell>
              <table:table-cell office:value-type="float" office:value="9204">
                <text:p>9204</text:p>
              </table:table-cell>
              <table:table-cell office:value-type="float" office:value="14280">
                <text:p>14280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124">
                <text:p>5124</text:p>
              </table:table-cell>
              <table:table-cell office:value-type="float" office:value="8552">
                <text:p>8552</text:p>
              </table:table-cell>
              <table:table-cell office:value-type="float" office:value="14142">
                <text:p>1414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4725">
                <text:p>4725</text:p>
              </table:table-cell>
              <table:table-cell office:value-type="float" office:value="8124">
                <text:p>8124</text:p>
              </table:table-cell>
              <table:table-cell office:value-type="float" office:value="13187">
                <text:p>13187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586">
                <text:p>5586</text:p>
              </table:table-cell>
              <table:table-cell office:value-type="float" office:value="8512">
                <text:p>8512</text:p>
              </table:table-cell>
              <table:table-cell office:value-type="float" office:value="13062">
                <text:p>1306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860">
                <text:p>5860</text:p>
              </table:table-cell>
              <table:table-cell office:value-type="float" office:value="8037">
                <text:p>8037</text:p>
              </table:table-cell>
              <table:table-cell office:value-type="float" office:value="14322">
                <text:p>14322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4880">
                <text:p>4880</text:p>
              </table:table-cell>
              <table:table-cell office:value-type="float" office:value="7701">
                <text:p>7701</text:p>
              </table:table-cell>
              <table:table-cell office:value-type="float" office:value="12936">
                <text:p>12936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500">
                <text:p>4500</text:p>
              </table:table-cell>
              <table:table-cell office:value-type="float" office:value="7488">
                <text:p>7488</text:p>
              </table:table-cell>
              <table:table-cell office:value-type="float" office:value="12810">
                <text:p>12810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5340">
                <text:p>5340</text:p>
              </table:table-cell>
              <table:table-cell office:value-type="float" office:value="7488">
                <text:p>7488</text:p>
              </table:table-cell>
              <table:table-cell office:value-type="float" office:value="12306">
                <text:p>1230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880">
                <text:p>4880</text:p>
              </table:table-cell>
              <table:table-cell office:value-type="float" office:value="7212">
                <text:p>7212</text:p>
              </table:table-cell>
              <table:table-cell office:value-type="float" office:value="11760">
                <text:p>11760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00">
                <text:p>4500</text:p>
              </table:table-cell>
              <table:table-cell office:value-type="float" office:value="7220">
                <text:p>7220</text:p>
              </table:table-cell>
              <table:table-cell office:value-type="float" office:value="12160">
                <text:p>12160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5340">
                <text:p>5340</text:p>
              </table:table-cell>
              <table:table-cell office:value-type="float" office:value="7308">
                <text:p>7308</text:p>
              </table:table-cell>
              <table:table-cell office:value-type="float" office:value="11640">
                <text:p>11640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5508">
                <text:p>5508</text:p>
              </table:table-cell>
              <table:table-cell office:value-type="float" office:value="7618">
                <text:p>7618</text:p>
              </table:table-cell>
              <table:table-cell office:value-type="float" office:value="12560">
                <text:p>12560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5256">
                <text:p>5256</text:p>
              </table:table-cell>
              <table:table-cell office:value-type="float" office:value="7600">
                <text:p>7600</text:p>
              </table:table-cell>
              <table:table-cell office:value-type="float" office:value="12768">
                <text:p>12768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5130">
                <text:p>5130</text:p>
              </table:table-cell>
              <table:table-cell office:value-type="float" office:value="7380">
                <text:p>7380</text:p>
              </table:table-cell>
              <table:table-cell office:value-type="float" office:value="12280">
                <text:p>12280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5301">
                <text:p>5301</text:p>
              </table:table-cell>
              <table:table-cell office:value-type="float" office:value="7581">
                <text:p>7581</text:p>
              </table:table-cell>
              <table:table-cell office:value-type="float" office:value="12640">
                <text:p>12640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5256">
                <text:p>5256</text:p>
              </table:table-cell>
              <table:table-cell office:value-type="float" office:value="7536">
                <text:p>7536</text:p>
              </table:table-cell>
              <table:table-cell office:value-type="float" office:value="12560">
                <text:p>12560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5130">
                <text:p>5130</text:p>
              </table:table-cell>
              <table:table-cell office:value-type="float" office:value="7866">
                <text:p>7866</text:p>
              </table:table-cell>
              <table:table-cell office:value-type="float" office:value="13010">
                <text:p>13010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5301">
                <text:p>5301</text:p>
              </table:table-cell>
              <table:table-cell office:value-type="float" office:value="8061">
                <text:p>8061</text:p>
              </table:table-cell>
              <table:table-cell office:value-type="float" office:value="14545">
                <text:p>14545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5589">
                <text:p>5589</text:p>
              </table:table-cell>
              <table:table-cell office:value-type="float" office:value="8227">
                <text:p>8227</text:p>
              </table:table-cell>
              <table:table-cell office:value-type="float" office:value="13873">
                <text:p>13873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5400">
                <text:p>5400</text:p>
              </table:table-cell>
              <table:table-cell office:value-type="float" office:value="7735">
                <text:p>7735</text:p>
              </table:table-cell>
              <table:table-cell office:value-type="float" office:value="12936">
                <text:p>1293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5206">
                <text:p>5206</text:p>
              </table:table-cell>
              <table:table-cell office:value-type="float" office:value="8610">
                <text:p>8610</text:p>
              </table:table-cell>
              <table:table-cell office:value-type="float" office:value="15841">
                <text:p>15841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5204">
                <text:p>5204</text:p>
              </table:table-cell>
              <table:table-cell office:value-type="float" office:value="8607">
                <text:p>8607</text:p>
              </table:table-cell>
              <table:table-cell office:value-type="float" office:value="15835">
                <text:p>1583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4639">
                <text:p>4639</text:p>
              </table:table-cell>
              <table:table-cell office:value-type="float" office:value="7731">
                <text:p>7731</text:p>
              </table:table-cell>
              <table:table-cell office:value-type="float" office:value="14117">
                <text:p>14117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4254">
                <text:p>4254</text:p>
              </table:table-cell>
              <table:table-cell office:value-type="float" office:value="7645">
                <text:p>7645</text:p>
              </table:table-cell>
              <table:table-cell office:value-type="float" office:value="14167">
                <text:p>14167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4293">
                <text:p>4293</text:p>
              </table:table-cell>
              <table:table-cell office:value-type="float" office:value="8864">
                <text:p>8864</text:p>
              </table:table-cell>
              <table:table-cell office:value-type="float" office:value="16188">
                <text:p>1618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4130">
                <text:p>4130</text:p>
              </table:table-cell>
              <table:table-cell office:value-type="float" office:value="8080">
                <text:p>8080</text:p>
              </table:table-cell>
              <table:table-cell office:value-type="float" office:value="16966">
                <text:p>16966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3973">
                <text:p>3973</text:p>
              </table:table-cell>
              <table:table-cell office:value-type="float" office:value="8015">
                <text:p>8015</text:p>
              </table:table-cell>
              <table:table-cell office:value-type="float" office:value="17782">
                <text:p>1778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3822">
                <text:p>3822</text:p>
              </table:table-cell>
              <table:table-cell office:value-type="float" office:value="7951">
                <text:p>7951</text:p>
              </table:table-cell>
              <table:table-cell office:value-type="float" office:value="18638">
                <text:p>1863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671">
                <text:p>3671</text:p>
              </table:table-cell>
              <table:table-cell office:value-type="float" office:value="7899">
                <text:p>7899</text:p>
              </table:table-cell>
              <table:table-cell office:value-type="float" office:value="19534">
                <text:p>19534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3502">
                <text:p>3502</text:p>
              </table:table-cell>
              <table:table-cell office:value-type="float" office:value="7914">
                <text:p>7914</text:p>
              </table:table-cell>
              <table:table-cell office:value-type="float" office:value="20473">
                <text:p>20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002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97.4">
                <text:p>4497.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372.2">
                <text:p>4372.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300.4">
                <text:p>4300.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223.2">
                <text:p>4223.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974.6">
                <text:p>3974.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3893.8">
                <text:p>3893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3751.2">
                <text:p>3751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3704.8">
                <text:p>3704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3654.2">
                <text:p>3654.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3628.8">
                <text:p>3628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3640.8">
                <text:p>3640.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3650.4">
                <text:p>3650.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3663.6">
                <text:p>3663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689">
                <text:p>3689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3691.33333333333">
                <text:p>3691.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95cm" svg:y="1.404cm" svg:width="30.904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.226">
                <text:p>8.2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.484">
                <text:p>8.48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.276">
                <text:p>8.27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7.572">
                <text:p>7.57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7.606">
                <text:p>7.60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.442">
                <text:p>8.44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7.692">
                <text:p>7.69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8.584">
                <text:p>8.58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7.672">
                <text:p>7.672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7.492">
                <text:p>7.49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8.028">
                <text:p>8.02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8.4125">
                <text:p>8.4125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7.76666666666667">
                <text:p>7.7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73cm" svg:y="1.352cm" svg:width="31.363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331731976677">
                <text:p>1.1933173197667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7929613076167">
                <text:p>1.1792961307616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5942755315">
                <text:p>1.170059427553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18567068357">
                <text:p>1.182185670683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001685432212">
                <text:p>1.2000168543221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471685432782">
                <text:p>1.1547168543278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071894466589">
                <text:p>1.100718944665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6647022944195">
                <text:p>0.98664702294419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5405953041144">
                <text:p>0.98540595304114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415685782477">
                <text:p>1.1541568578247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672128936391">
                <text:p>1.0967212893639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27768465268">
                <text:p>0.9827768465268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91350077943223">
                <text:p>0.991350077943223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0024817813573">
                <text:p>1.0002481781357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075066234547">
                <text:p>1.02075066234547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76524357979872">
                <text:p>0.976524357979872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83053696490485">
                <text:p>0.98305369649048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4777487601898">
                <text:p>1.04777487601898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720516224738">
                <text:p>1.0720516224738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9534077508933">
                <text:p>0.98953407750893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000615971905">
                <text:p>1.000061597190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180966717262">
                <text:p>1.0118096671726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2364252572832">
                <text:p>1.0236425257283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56032553062674">
                <text:p>0.856032553062674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0.81784116835453">
                <text:p>0.81784116835453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6148934379999">
                <text:p>1.06148934379999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6619134846524">
                <text:p>1.0661913484652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7467140755915">
                <text:p>0.87467140755915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18527237288942">
                <text:p>0.81852723728894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76788037008508">
                <text:p>0.976788037008508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928039360370046">
                <text:p>0.928039360370046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.01943677079443">
                <text:p>1.01943677079443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79702469020846">
                <text:p>0.979702469020846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91130739556179">
                <text:p>0.991130739556179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.00324918055707">
                <text:p>1.0032491805570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.00114189473424">
                <text:p>1.0011418947342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08945736188388">
                <text:p>0.90894573618838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41775481422941">
                <text:p>0.94177548142294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8194601923831">
                <text:p>0.9819460192383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98685311101082">
                <text:p>0.99868531110108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6824563893505">
                <text:p>0.96824563893505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84582119232641">
                <text:p>0.984582119232641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91272885107581">
                <text:p>0.991272885107581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14187264443526">
                <text:p>0.914187264443526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01215765633786">
                <text:p>0.901215765633786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63478372495123">
                <text:p>0.963478372495123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92587520193257">
                <text:p>0.992587520193257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53632559999715">
                <text:p>0.953632559999715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886914838824967">
                <text:p>0.88691483882496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998999445432533">
                <text:p>0.998999445432533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984550287411037">
                <text:p>0.98455028741103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33855850875378">
                <text:p>0.933855850875378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17356630328225">
                <text:p>0.917356630328225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40536411966019">
                <text:p>0.940536411966019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51963793353221">
                <text:p>0.951963793353221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33580518170153">
                <text:p>0.933580518170153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63997113071446">
                <text:p>0.963997113071446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63927707851008">
                <text:p>0.963927707851008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90972747687895">
                <text:p>0.90972747687895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6190359820099">
                <text:p>0.96190359820099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983133707482541">
                <text:p>0.983133707482541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985925897923326">
                <text:p>0.98592589792332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0.965968171853157">
                <text:p>0.965968171853157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924633304533421">
                <text:p>0.924633304533421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858913329096187">
                <text:p>0.858913329096187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0.915331919728561">
                <text:p>0.915331919728561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0.91969464985152">
                <text:p>0.9196946498515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916194544455881">
                <text:p>0.916194544455881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847550091999929">
                <text:p>0.84755009199992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906402481012214">
                <text:p>0.9064024810122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0.90360537596028">
                <text:p>0.90360537596028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0.90980027389756">
                <text:p>0.90980027389756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0.96991480909043">
                <text:p>0.96991480909043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0.858967869573395">
                <text:p>0.858967869573395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0.928460036349435">
                <text:p>0.928460036349435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0.909052551776749">
                <text:p>0.909052551776749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0.95788227802648">
                <text:p>0.9578822780264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0.921809216457368">
                <text:p>0.921809216457368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0.878028894709099">
                <text:p>0.878028894709099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.03277222763152">
                <text:p>1.03277222763152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0.931609624904139">
                <text:p>0.931609624904139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0.990803047091413">
                <text:p>0.990803047091413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0.953653471396486">
                <text:p>0.953653471396486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.07096719967618">
                <text:p>1.07096719967618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.02311114958449">
                <text:p>1.02311114958449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.11798362421141">
                <text:p>1.11798362421141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.01869594490613">
                <text:p>1.01869594490613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0.995822859193071">
                <text:p>0.995822859193071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.12464206866779">
                <text:p>1.12464206866779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.11088183127164">
                <text:p>1.11088183127164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0.955229957941466">
                <text:p>0.95522995794146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.03560782744006">
                <text:p>1.0356078274400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0.895638060090628">
                <text:p>0.895638060090628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0.877497211573326">
                <text:p>0.877497211573326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0.94533003402549">
                <text:p>0.94533003402549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.01675494543898">
                <text:p>1.01675494543898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6849.8">
                <text:p>16849.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3330.4">
                <text:p>13330.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2778">
                <text:p>127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2935.8">
                <text:p>12935.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4402.8">
                <text:p>14402.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5476.8">
                <text:p>15476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3467.6">
                <text:p>13467.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3265.4">
                <text:p>13265.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2436.4">
                <text:p>12436.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2943.2">
                <text:p>12943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5202.8">
                <text:p>15202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8125">
                <text:p>1812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6886.8">
                <text:p>16886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5827">
                <text:p>1582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5118.8">
                <text:p>15118.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4480.6">
                <text:p>14480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3065.25">
                <text:p>13065.25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3799.6666666667">
                <text:p>13799.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